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AP Sans 2007 Light" svg:font-family="SAP Sans 2007 Light" style:font-family-generic="roman" style:font-pitch="variable"/>
    <style:font-face style:name="SAPFolioLight" svg:font-family="SAPFolioLight" style:font-family-generic="roman" style:font-pitch="variable"/>
    <style:font-face style:name="BentonSans Book" svg:font-family="BentonSans Book" style:font-family-generic="system" style:font-pitch="variable" svg:panose-1="2 0 5 3 0 0 0 2 0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BodyCopy" style:master-page-name="MPF0" style:family="paragraph">
      <style:paragraph-properties fo:break-before="page"/>
    </style:style>
    <style:style style:name="P9" style:parent-style-name="Standard" style:family="paragraph">
      <style:text-properties style:font-name-complex="Arial" fo:font-weight="bold" style:font-weight-asian="bold"/>
    </style:style>
    <style:style style:name="P10" style:parent-style-name="TOC" style:master-page-name="MP1" style:family="paragraph">
      <style:paragraph-properties fo:break-before="page"/>
    </style:style>
    <style:style style:name="P14" style:parent-style-name="TOC1" style:family="paragraph">
      <style:paragraph-properties>
        <style:tab-stops>
          <style:tab-stop style:type="right" style:leader-style="dotted" style:leader-text="." style:position="6.6861in"/>
        </style:tab-stops>
      </style:paragraph-properties>
    </style:style>
    <style:style style:name="P15" style:parent-style-name="TOC1" style:family="paragraph">
      <style:paragraph-properties>
        <style:tab-stops>
          <style:tab-stop style:type="right" style:leader-style="dotted" style:leader-text="." style:position="6.6861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2" style:family="paragraph">
      <style:paragraph-properties>
        <style:tab-stops>
          <style:tab-stop style:type="right" style:leader-style="dotted" style:leader-text="." style:position="6.5472in"/>
        </style:tab-stops>
      </style:paragraph-properties>
    </style:style>
    <style:style style:name="P18" style:parent-style-name="TOC2" style:family="paragraph">
      <style:paragraph-properties>
        <style:tab-stops>
          <style:tab-stop style:type="right" style:leader-style="dotted" style:leader-text="." style:position="6.5472in"/>
        </style:tab-stops>
      </style:paragraph-properties>
    </style:style>
    <style:style style:name="P19" style:parent-style-name="TOC2" style:family="paragraph">
      <style:paragraph-properties>
        <style:tab-stops>
          <style:tab-stop style:type="right" style:leader-style="dotted" style:leader-text="." style:position="6.5472in"/>
        </style:tab-stops>
      </style:paragraph-properties>
    </style:style>
    <style:style style:name="P20" style:parent-style-name="TOC1" style:family="paragraph">
      <style:paragraph-properties>
        <style:tab-stops>
          <style:tab-stop style:type="right" style:leader-style="dotted" style:leader-text="." style:position="6.6861in"/>
        </style:tab-stops>
      </style:paragraph-properties>
    </style:style>
    <style:style style:name="P21" style:parent-style-name="TOC1" style:family="paragraph">
      <style:paragraph-properties>
        <style:tab-stops>
          <style:tab-stop style:type="right" style:leader-style="dotted" style:leader-text="." style:position="6.6861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P24" style:parent-style-name="TOC2" style:family="paragraph">
      <style:paragraph-properties>
        <style:tab-stops>
          <style:tab-stop style:type="right" style:leader-style="dotted" style:leader-text="." style:position="6.5472in"/>
        </style:tab-stops>
      </style:paragraph-properties>
    </style:style>
    <style:style style:name="P25" style:parent-style-name="TOC2" style:family="paragraph">
      <style:paragraph-properties>
        <style:tab-stops>
          <style:tab-stop style:type="right" style:leader-style="dotted" style:leader-text="." style:position="6.5472in"/>
        </style:tab-stops>
      </style:paragraph-properties>
    </style:style>
    <style:style style:name="P26" style:parent-style-name="TOC1" style:family="paragraph">
      <style:paragraph-properties>
        <style:tab-stops>
          <style:tab-stop style:type="right" style:leader-style="dotted" style:leader-text="." style:position="6.6861in"/>
        </style:tab-stops>
      </style:paragraph-properties>
    </style:style>
    <style:style style:name="P27" style:parent-style-name="TOC2" style:family="paragraph">
      <style:paragraph-properties>
        <style:tab-stops>
          <style:tab-stop style:type="right" style:leader-style="dotted" style:leader-text="." style:position="6.5472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BodyCopy" style:family="paragraph">
      <style:paragraph-properties fo:break-before="page"/>
    </style:style>
    <style:style style:name="T30" style:parent-style-name="DefaultParagraphFont" style:family="text">
      <style:text-properties fo:language="de" fo:country="DE" style:language-asian="de" style:country-asian="DE"/>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NormalWeb" style:family="paragraph">
      <style:paragraph-properties fo:margin-bottom="0in"/>
    </style:style>
    <style:style style:name="T36" style:parent-style-name="DefaultParagraphFont" style:family="text">
      <style:text-properties fo:font-size="10pt" style:font-size-asian="10pt" style:font-size-complex="10pt"/>
    </style:style>
    <style:style style:name="P37" style:parent-style-name="NormalWeb" style:family="paragraph">
      <style:paragraph-properties fo:margin-bottom="0in"/>
    </style:style>
    <style:style style:name="T38" style:parent-style-name="DefaultParagraphFont" style:family="text">
      <style:text-properties fo:font-size="10pt" style:font-size-asian="10pt" style:font-size-complex="10pt"/>
    </style:style>
    <style:style style:name="P39" style:parent-style-name="NormalWeb" style:family="paragraph">
      <style:paragraph-properties fo:margin-bottom="0in"/>
    </style:style>
    <style:style style:name="T40" style:parent-style-name="DefaultParagraphFont" style:family="text">
      <style:text-properties fo:font-size="10pt" style:font-size-asian="10pt" style:font-size-complex="10pt"/>
    </style:style>
    <style:style style:name="P41" style:parent-style-name="NormalWeb" style:family="paragraph">
      <style:paragraph-properties fo:margin-bottom="0in"/>
    </style:style>
    <style:style style:name="T42" style:parent-style-name="DefaultParagraphFont" style:family="text">
      <style:text-properties fo:font-size="10pt" style:font-size-asian="10pt" style:font-size-complex="10pt"/>
    </style:style>
    <style:style style:name="P43" style:parent-style-name="NormalWeb" style:family="paragraph">
      <style:paragraph-properties fo:margin-bottom="0in"/>
      <style:text-properties fo:font-size="10pt" style:font-size-asian="10pt" style:font-size-complex="10pt"/>
    </style:style>
    <style:style style:name="P44" style:parent-style-name="NormalWeb" style:family="paragraph">
      <style:paragraph-properties fo:margin-bottom="0in"/>
      <style:text-properties fo:font-size="10pt" style:font-size-asian="10pt" style:font-size-complex="10pt"/>
    </style:style>
    <style:style style:name="P45" style:parent-style-name="NormalWeb" style:family="paragraph">
      <style:paragraph-properties fo:margin-bottom="0in"/>
      <style:text-properties fo:font-size="10pt" style:font-size-asian="10pt" style:font-size-complex="10pt"/>
    </style:style>
    <style:style style:name="P46" style:parent-style-name="NormalWeb" style:family="paragraph">
      <style:paragraph-properties fo:margin-bottom="0in"/>
      <style:text-properties fo:font-size="10pt" style:font-size-asian="10pt" style:font-size-complex="10pt"/>
    </style:style>
    <style:style style:name="P47" style:parent-style-name="NormalWeb" style:family="paragraph">
      <style:paragraph-properties fo:margin-bottom="0in"/>
      <style:text-properties fo:font-size="10pt" style:font-size-asian="10pt" style:font-size-complex="10pt"/>
    </style:style>
    <style:style style:name="P48" style:parent-style-name="NormalWeb" style:family="paragraph">
      <style:paragraph-properties fo:margin-bottom="0in"/>
    </style:style>
    <style:style style:name="T49" style:parent-style-name="DefaultParagraphFont" style:family="text">
      <style:text-properties fo:font-size="10pt" style:font-size-asian="10pt" style:font-size-complex="10pt"/>
    </style:style>
    <style:style style:name="T50" style:parent-style-name="DefaultParagraphFont" style:family="text">
      <style:text-properties fo:language="de" fo:country="DE" style:language-asian="de" style:country-asian="DE"/>
    </style:style>
    <style:style style:name="S2" style:family="section">
      <style:section-properties fo:margin-left="0in" fo:margin-right="0in" style:writing-mode="lr-tb"/>
    </style:style>
    <style:style style:name="T51" style:parent-style-name="DefaultParagraphFont" style:family="text">
      <style:text-properties fo:language="de" fo:country="DE" style:language-asian="de" style:country-asian="DE"/>
    </style:style>
    <style:style style:name="P52" style:parent-style-name="Normal" style:family="paragraph">
      <style:paragraph-properties fo:text-align="center"/>
    </style:style>
    <style:style style:name="T53" style:parent-style-name="DefaultParagraphFont" style:family="text">
      <style:text-properties fo:language="de" fo:country="DE" style:language-asian="de" style:country-asian="DE"/>
    </style:style>
    <style:style style:name="P54" style:parent-style-name="Normal" style:family="paragraph">
      <style:paragraph-properties fo:text-align="center"/>
    </style:style>
    <style:style style:name="P55" style:parent-style-name="Normal" style:family="paragraph">
      <style:paragraph-properties fo:text-align="center"/>
    </style:style>
    <style:style style:name="T56" style:parent-style-name="DefaultParagraphFont" style:family="text">
      <style:text-properties fo:language="de" fo:country="DE" style:language-asian="de" style:country-asian="DE"/>
    </style:style>
    <style:style style:name="P57" style:parent-style-name="Normal" style:family="paragraph">
      <style:paragraph-properties fo:text-align="center"/>
      <style:text-properties fo:font-weight="bold" style:font-weight-asian="bold"/>
    </style:style>
    <style:style style:name="T58" style:parent-style-name="DefaultParagraphFont" style:family="text">
      <style:text-properties fo:language="de" fo:country="DE" style:language-asian="de" style:country-asian="DE"/>
    </style:style>
    <style:style style:name="P59" style:parent-style-name="Normal" style:family="paragraph">
      <style:paragraph-properties fo:text-align="center"/>
      <style:text-properties fo:font-weight="bold" style:font-weight-asian="bold"/>
    </style:style>
    <style:style style:name="T60" style:parent-style-name="DefaultParagraphFont" style:family="text">
      <style:text-properties fo:language="de" fo:country="DE" style:language-asian="de" style:country-asian="DE"/>
    </style:style>
    <style:style style:name="P61" style:parent-style-name="Normal" style:family="paragraph">
      <style:paragraph-properties fo:text-align="center"/>
    </style:style>
    <style:style style:name="T62" style:parent-style-name="DefaultParagraphFont" style:family="text">
      <style:text-properties fo:language="de" fo:country="DE" style:language-asian="de" style:country-asian="DE"/>
    </style:style>
    <style:style style:name="P63" style:parent-style-name="Normal" style:family="paragraph">
      <style:paragraph-properties fo:text-align="center"/>
    </style:style>
    <style:style style:name="T64" style:parent-style-name="DefaultParagraphFont" style:family="text">
      <style:text-properties fo:language="de" fo:country="DE" style:language-asian="de" style:country-asian="DE"/>
    </style:style>
    <style:style style:name="P65" style:parent-style-name="Normal" style:family="paragraph">
      <style:paragraph-properties fo:text-align="center"/>
    </style:style>
    <style:style style:name="T66" style:parent-style-name="DefaultParagraphFont" style:family="text">
      <style:text-properties fo:language="de" fo:country="DE" style:language-asian="de" style:country-asian="DE"/>
    </style:style>
    <style:style style:name="P67" style:parent-style-name="Normal" style:family="paragraph">
      <style:paragraph-properties fo:text-align="center"/>
    </style:style>
    <style:style style:name="P68" style:parent-style-name="Normal" style:family="paragraph">
      <style:paragraph-properties fo:text-align="center"/>
    </style:style>
    <style:style style:name="T69" style:parent-style-name="DefaultParagraphFont" style:family="text">
      <style:text-properties fo:language="de" fo:country="DE" style:language-asian="de" style:country-asian="DE"/>
    </style:style>
    <style:style style:name="P70" style:parent-style-name="Normal" style:family="paragraph">
      <style:paragraph-properties fo:text-align="center"/>
    </style:style>
    <style:style style:name="S3" style:family="section">
      <style:section-properties fo:margin-left="0in" fo:margin-right="0in" style:writing-mode="lr-tb"/>
    </style:style>
    <style:style style:name="T71" style:parent-style-name="DefaultParagraphFont" style:family="text">
      <style:text-properties style:use-window-font-color="true"/>
    </style:style>
    <style:style style:name="TableColumn73" style:family="table-column">
      <style:table-column-properties style:column-width="5.9062in" style:use-optimal-column-width="false"/>
    </style:style>
    <style:style style:name="Table72" style:family="table">
      <style:table-properties style:width="5.9062in" fo:margin-left="0.0145in" table:align="left"/>
    </style:style>
    <style:style style:name="TableRow74" style:family="table-row">
      <style:table-row-properties style:min-row-height="0.5416in" style:use-optimal-row-height="false"/>
    </style:style>
    <style:style style:name="TableCell75" style:family="table-cell">
      <style:table-cell-properties fo:border="0.0069in solid #00000A" style:writing-mode="lr-tb" fo:padding-top="0in" fo:padding-left="0.075in" fo:padding-bottom="0in" fo:padding-right="0.075in"/>
    </style:style>
    <style:style style:name="P76" style:parent-style-name="ListParagraph" style:family="paragraph">
      <style:paragraph-properties fo:margin-top="0.0833in" fo:margin-bottom="0.0833in" fo:line-height="0.118in" fo:margin-left="0.4958in" fo:text-indent="-0.2479in">
        <style:tab-stops/>
      </style:paragraph-properties>
      <style:text-properties style:font-name="Courier New" style:font-name-complex="Courier New" fo:font-size="9pt" style:font-size-asian="9pt" style:font-size-complex="9pt"/>
    </style:style>
    <style:style style:name="P77" style:parent-style-name="ListParagraph" style:family="paragraph">
      <style:paragraph-properties fo:margin-top="0.0833in" fo:margin-bottom="0.0833in" fo:line-height="0.118in" fo:margin-left="0.4958in" fo:text-indent="-0.2479in">
        <style:tab-stops/>
      </style:paragraph-properties>
      <style:text-properties style:font-name="Courier New" style:font-name-complex="Courier New" fo:font-size="9pt" style:font-size-asian="9pt" style:font-size-complex="9pt"/>
    </style:style>
    <style:style style:name="P78" style:parent-style-name="ListParagraph" style:family="paragraph">
      <style:paragraph-properties fo:margin-top="0.0833in" fo:margin-bottom="0.0833in" fo:line-height="0.118in" fo:margin-left="0.4958in" fo:text-indent="-0.2479in">
        <style:tab-stops/>
      </style:paragraph-properties>
      <style:text-properties style:font-name="Courier New" style:font-name-complex="Courier New" fo:font-size="9pt" style:font-size-asian="9pt" style:font-size-complex="9pt"/>
    </style:style>
    <style:style style:name="T79" style:parent-style-name="DefaultParagraphFont" style:family="text">
      <style:text-properties fo:color="#00000A"/>
    </style:style>
    <style:style style:name="T80" style:parent-style-name="DefaultParagraphFont" style:family="text">
      <style:text-properties style:use-window-font-color="true"/>
    </style:style>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TableColumn86" style:family="table-column">
      <style:table-column-properties style:column-width="2.5208in" style:use-optimal-column-width="false"/>
    </style:style>
    <style:style style:name="TableColumn87" style:family="table-column">
      <style:table-column-properties style:column-width="4.1458in" style:use-optimal-column-width="false"/>
    </style:style>
    <style:style style:name="Table85" style:family="table">
      <style:table-properties style:width="6.6666in" fo:margin-left="0.025in" table:align="left"/>
    </style:style>
    <style:style style:name="TableRow88" style:family="table-row">
      <style:table-row-properties style:min-row-height="0.4048in" style:use-optimal-row-height="false"/>
    </style:style>
    <style:style style:name="TableCell89"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90" style:parent-style-name="Table_Headline" style:family="paragraph">
      <style:paragraph-properties fo:keep-with-next="always"/>
    </style:style>
    <style:style style:name="TableCell91"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92" style:parent-style-name="Table_Headline" style:family="paragraph">
      <style:paragraph-properties fo:keep-with-next="always"/>
    </style:style>
    <style:style style:name="TableRow93" style:family="table-row">
      <style:table-row-properties style:min-row-height="0.2527in" style:use-optimal-row-height="false"/>
    </style:style>
    <style:style style:name="TableCell94" style:family="table-cell">
      <style:table-cell-properties fo:border-top="0.0312in solid #00000A" fo:border-left="none" fo:border-bottom="0.0069in solid #00000A" fo:border-right="0.0069in solid #00000A" fo:background-color="#FFFFFF" style:writing-mode="lr-tb" fo:padding-top="0in" fo:padding-left="0.075in" fo:padding-bottom="0in" fo:padding-right="0.075in"/>
    </style:style>
    <style:style style:name="P95" style:parent-style-name="TableContents" style:family="paragraph">
      <style:text-properties style:font-size-complex="9pt"/>
    </style:style>
    <style:style style:name="TableCell96" style:family="table-cell">
      <style:table-cell-properties fo:border-top="0.0312in solid #00000A" fo:border-left="0.0069in solid #00000A" fo:border-bottom="0.0069in solid #00000A" fo:border-right="0.0069in solid #00000A" fo:background-color="#FFFFFF" style:writing-mode="lr-tb" fo:padding-top="0in" fo:padding-left="0.075in" fo:padding-bottom="0in" fo:padding-right="0.075in"/>
    </style:style>
    <style:style style:name="TableRow97" style:family="table-row">
      <style:table-row-properties style:min-row-height="0.2243in" style:use-optimal-row-height="false"/>
    </style:style>
    <style:style style:name="TableCell98"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TableCell99"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TableRow100" style:family="table-row">
      <style:table-row-properties style:min-row-height="0.2104in" style:use-optimal-row-height="false"/>
    </style:style>
    <style:style style:name="TableCell10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102" style:family="table-cell">
      <style:table-cell-properties fo:border="0.0069in solid #00000A" fo:background-color="#FFFFFF" style:writing-mode="lr-tb" fo:padding-top="0in" fo:padding-left="0.075in" fo:padding-bottom="0in" fo:padding-right="0.075in"/>
    </style:style>
    <style:style style:name="TableRow103" style:family="table-row">
      <style:table-row-properties style:min-row-height="0.1006in" style:use-optimal-row-height="false"/>
    </style:style>
    <style:style style:name="TableCell104"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105" style:parent-style-name="Table_BodCcopy" style:family="paragraph">
      <style:paragraph-properties fo:keep-with-next="always"/>
    </style:style>
    <style:style style:name="TableCell106"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107" style:parent-style-name="Table_Bullet" style:family="paragraph">
      <style:paragraph-properties fo:keep-with-next="always">
        <style:tab-stops/>
      </style:paragraph-properties>
    </style:style>
    <style:style style:name="P108" style:parent-style-name="Caption" style:family="paragraph">
      <style:paragraph-properties fo:keep-with-next="always"/>
    </style:style>
    <style:style style:name="T109" style:parent-style-name="DefaultParagraphFont" style:family="text">
      <style:text-properties style:use-window-font-color="true"/>
    </style:style>
    <style:style style:name="T110" style:parent-style-name="DefaultParagraphFont" style:family="text">
      <style:text-properties fo:color="#00000A"/>
    </style:style>
    <style:style style:name="TableColumn112" style:family="table-column">
      <style:table-column-properties style:column-width="1.7916in" style:use-optimal-column-width="false"/>
    </style:style>
    <style:style style:name="TableColumn113" style:family="table-column">
      <style:table-column-properties style:column-width="4.8854in" style:use-optimal-column-width="false"/>
    </style:style>
    <style:style style:name="Table111" style:family="table">
      <style:table-properties style:width="6.677in" fo:margin-left="0.0041in" table:align="left"/>
    </style:style>
    <style:style style:name="TableRow114" style:family="table-row">
      <style:table-row-properties style:min-row-height="0.4048in" style:use-optimal-row-height="false"/>
    </style:style>
    <style:style style:name="TableCell115"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TableCell116"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TableRow117" style:family="table-row">
      <style:table-row-properties style:min-row-height="0.2527in" style:use-optimal-row-height="false"/>
    </style:style>
    <style:style style:name="TableCell118" style:family="table-cell">
      <style:table-cell-properties fo:border-top="0.0312in solid #00000A" fo:border-left="none" fo:border-bottom="0.0069in solid #00000A" fo:border-right="0.0069in solid #00000A" fo:background-color="#FFFFFF" style:writing-mode="lr-tb" fo:padding-top="0in" fo:padding-left="0.075in" fo:padding-bottom="0in" fo:padding-right="0.075in"/>
    </style:style>
    <style:style style:name="P119" style:parent-style-name="TableContents" style:family="paragraph">
      <style:text-properties style:font-size-complex="9pt"/>
    </style:style>
    <style:style style:name="TableCell120" style:family="table-cell">
      <style:table-cell-properties fo:border-top="0.0312in solid #00000A" fo:border-left="0.0069in solid #00000A" fo:border-bottom="0.0069in solid #00000A" fo:border-right="0.0069in solid #00000A" fo:background-color="#FFFFFF" style:writing-mode="lr-tb" fo:padding-top="0in" fo:padding-left="0.075in" fo:padding-bottom="0in" fo:padding-right="0.075in"/>
    </style:style>
    <style:style style:name="TableRow121" style:family="table-row">
      <style:table-row-properties style:min-row-height="0.2243in" style:use-optimal-row-height="false"/>
    </style:style>
    <style:style style:name="TableCell122"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TableCell123"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TableRow124" style:family="table-row">
      <style:table-row-properties style:min-row-height="0.2104in" style:use-optimal-row-height="false"/>
    </style:style>
    <style:style style:name="TableCell125"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126" style:family="table-cell">
      <style:table-cell-properties fo:border="0.0069in solid #00000A" fo:background-color="#FFFFFF" style:writing-mode="lr-tb" fo:padding-top="0in" fo:padding-left="0.075in" fo:padding-bottom="0in" fo:padding-right="0.075in"/>
    </style:style>
    <style:style style:name="TableRow127" style:family="table-row">
      <style:table-row-properties style:min-row-height="0.1006in" style:use-optimal-row-height="false"/>
    </style:style>
    <style:style style:name="TableCell128"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TableCell129"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130" style:parent-style-name="Caption" style:family="paragraph">
      <style:text-properties style:use-window-font-color="true"/>
    </style:style>
    <style:style style:name="P131" style:parent-style-name="Heading1" style:family="paragraph">
      <style:paragraph-properties fo:break-before="page"/>
    </style:style>
    <style:style style:name="P132" style:parent-style-name="BodyCopy" style:family="paragraph">
      <style:paragraph-properties fo:text-indent="0.4923in"/>
      <style:text-properties style:font-name="Courier New" style:font-name-complex="Courier New" fo:font-weight="bold" style:font-weight-asian="bold" style:font-size-complex="10pt"/>
    </style:style>
    <style:style style:name="TableColumn134" style:family="table-column">
      <style:table-column-properties style:column-width="6.6458in" style:use-optimal-column-width="false"/>
    </style:style>
    <style:style style:name="Table133" style:family="table">
      <style:table-properties style:width="6.6458in" fo:margin-left="0.0041in" table:align="left"/>
    </style:style>
    <style:style style:name="TableRow135" style:family="table-row">
      <style:table-row-properties style:use-optimal-row-height="false"/>
    </style:style>
    <style:style style:name="TableCell136" style:family="table-cell">
      <style:table-cell-properties fo:border="0.0069in solid #00000A" style:writing-mode="lr-tb" fo:padding-top="0in" fo:padding-left="0.075in" fo:padding-bottom="0in" fo:padding-right="0.075in"/>
    </style:style>
    <style:style style:name="T137" style:parent-style-name="DefaultParagraphFont" style:family="text">
      <style:text-properties style:font-name="Courier New" style:font-name-complex="Courier New" fo:font-size="8pt" style:font-size-asian="8pt" style:font-size-complex="8pt"/>
    </style:style>
    <style:style style:name="T138" style:parent-style-name="DefaultParagraphFont" style:family="text">
      <style:text-properties style:font-name="Courier New" style:font-name-complex="Courier New" fo:font-size="8pt" style:font-size-asian="8pt" style:font-size-complex="8pt"/>
    </style:style>
    <style:style style:name="T139" style:parent-style-name="DefaultParagraphFont" style:family="text">
      <style:text-properties style:font-name="Courier New" style:font-name-complex="Courier New" fo:font-weight="bold" style:font-weight-asian="bold" fo:color="#7030A0" fo:font-size="8pt" style:font-size-asian="8pt" style:font-size-complex="8pt"/>
    </style:style>
    <style:style style:name="T140" style:parent-style-name="DefaultParagraphFont" style:family="text">
      <style:text-properties style:font-name="Courier New" style:font-name-complex="Courier New" fo:font-size="8pt" style:font-size-asian="8pt" style:font-size-complex="8pt"/>
    </style:style>
    <style:style style:name="T141" style:parent-style-name="DefaultParagraphFont" style:family="text">
      <style:text-properties style:font-name="Courier New" style:font-name-complex="Courier New" fo:font-size="8pt" style:font-size-asian="8pt" style:font-size-complex="8pt"/>
    </style:style>
    <style:style style:name="T142" style:parent-style-name="DefaultParagraphFont" style:family="text">
      <style:text-properties style:font-name="Courier New" style:font-name-complex="Courier New" fo:font-weight="bold" style:font-weight-asian="bold" fo:color="#7030A0" fo:font-size="8pt" style:font-size-asian="8pt" style:font-size-complex="8pt"/>
    </style:style>
    <style:style style:name="T143" style:parent-style-name="DefaultParagraphFont" style:family="text">
      <style:text-properties style:font-name="Courier New" style:font-name-complex="Courier New" fo:font-weight="bold" style:font-weight-asian="bold" fo:color="#7030A0" fo:font-size="8pt" style:font-size-asian="8pt" style:font-size-complex="8pt"/>
    </style:style>
    <style:style style:name="T144" style:parent-style-name="DefaultParagraphFont" style:family="text">
      <style:text-properties style:font-name="Courier New" style:font-name-complex="Courier New" fo:font-size="8pt" style:font-size-asian="8pt" style:font-size-complex="8pt"/>
    </style:style>
    <style:style style:name="T145" style:parent-style-name="DefaultParagraphFont" style:family="text">
      <style:text-properties style:font-name="Courier New" style:font-name-complex="Courier New" fo:font-size="8pt" style:font-size-asian="8pt" style:font-size-complex="8pt"/>
    </style:style>
    <style:style style:name="T146" style:parent-style-name="DefaultParagraphFont" style:family="text">
      <style:text-properties style:font-name="Courier New" style:font-name-complex="Courier New" fo:font-size="8pt" style:font-size-asian="8pt" style:font-size-complex="8pt"/>
    </style:style>
    <style:style style:name="T147" style:parent-style-name="DefaultParagraphFont" style:family="text">
      <style:text-properties style:font-name="Courier New" style:font-name-complex="Courier New" fo:font-size="8pt" style:font-size-asian="8pt" style:font-size-complex="8pt"/>
    </style:style>
    <style:style style:name="T148" style:parent-style-name="DefaultParagraphFont" style:family="text">
      <style:text-properties style:font-name="Courier New" style:font-name-complex="Courier New" fo:font-size="8pt" style:font-size-asian="8pt" style:font-size-complex="8pt"/>
    </style:style>
    <style:style style:name="P149" style:parent-style-name="Caption" style:family="paragraph">
      <style:text-properties style:use-window-font-color="true"/>
    </style:style>
    <style:style style:name="P150" style:parent-style-name="Heading2" style:family="paragraph">
      <style:paragraph-properties fo:break-before="page"/>
    </style:style>
    <style:style style:name="TableColumn152" style:family="table-column">
      <style:table-column-properties style:column-width="1.7187in" style:use-optimal-column-width="false"/>
    </style:style>
    <style:style style:name="TableColumn153" style:family="table-column">
      <style:table-column-properties style:column-width="4.9583in" style:use-optimal-column-width="false"/>
    </style:style>
    <style:style style:name="Table151" style:family="table">
      <style:table-properties style:width="6.677in" fo:margin-left="-0.0062in" table:align="left"/>
    </style:style>
    <style:style style:name="TableRow154" style:family="table-row">
      <style:table-row-properties style:min-row-height="0.4048in" style:use-optimal-row-height="false"/>
    </style:style>
    <style:style style:name="TableCell155"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156" style:parent-style-name="Table_Headline" style:family="paragraph">
      <style:paragraph-properties fo:keep-with-next="always"/>
    </style:style>
    <style:style style:name="TableCell157"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158" style:parent-style-name="Table_Headline" style:family="paragraph">
      <style:paragraph-properties fo:keep-with-next="always"/>
    </style:style>
    <style:style style:name="TableRow159" style:family="table-row">
      <style:table-row-properties style:min-row-height="0.2527in" style:use-optimal-row-height="false"/>
    </style:style>
    <style:style style:name="TableCell160" style:family="table-cell">
      <style:table-cell-properties fo:border-top="0.0312in solid #00000A" fo:border-left="none" fo:border-bottom="0.0069in solid #00000A" fo:border-right="0.0069in solid #00000A" fo:background-color="#FFFFFF" style:writing-mode="lr-tb" fo:padding-top="0in" fo:padding-left="0.075in" fo:padding-bottom="0in" fo:padding-right="0.075in"/>
    </style:style>
    <style:style style:name="P161" style:parent-style-name="TableContents" style:family="paragraph">
      <style:text-properties fo:font-weight="bold" style:font-weight-asian="bold" style:font-weight-complex="bold" style:font-size-complex="9pt"/>
    </style:style>
    <style:style style:name="TableCell162" style:family="table-cell">
      <style:table-cell-properties fo:border-top="0.0312in solid #00000A" fo:border-left="0.0069in solid #00000A" fo:border-bottom="0.0069in solid #00000A" fo:border-right="0.0069in solid #00000A" fo:background-color="#FFFFFF" style:writing-mode="lr-tb" fo:padding-top="0in" fo:padding-left="0.075in" fo:padding-bottom="0in" fo:padding-right="0.075in"/>
    </style:style>
    <style:style style:name="P163" style:parent-style-name="Table_Bullet" style:family="paragraph">
      <style:paragraph-properties fo:margin-left="0in">
        <style:tab-stops/>
      </style:paragraph-properties>
      <style:text-properties style:font-name="Courier New" style:font-name-complex="Courier New" fo:font-weight="bold" style:font-weight-asian="bold" fo:font-style="italic" style:font-style-asian="italic" fo:font-size="8pt" style:font-size-asian="8pt" style:font-size-complex="8pt"/>
    </style:style>
    <style:style style:name="P164" style:parent-style-name="Table_BodCcopy" style:family="paragraph">
      <style:text-properties style:font-name="Courier New" style:font-name-complex="Courier New" fo:font-weight="bold" style:font-weight-asian="bold" fo:font-style="italic" style:font-style-asian="italic" style:font-size-complex="8pt"/>
    </style:style>
    <style:style style:name="P165" style:parent-style-name="Table_BodCcopy" style:family="paragraph">
      <style:text-properties style:font-name="Courier New" style:font-name-complex="Courier New" fo:font-weight="bold" style:font-weight-asian="bold" fo:font-style="italic" style:font-style-asian="italic" style:font-size-complex="8pt"/>
    </style:style>
    <style:style style:name="P166" style:parent-style-name="Table_BodCcopy" style:family="paragraph">
      <style:text-properties style:font-name="Courier New" style:font-name-complex="Courier New" fo:font-weight="bold" style:font-weight-asian="bold" fo:font-style="italic" style:font-style-asian="italic" style:font-size-complex="8pt"/>
    </style:style>
    <style:style style:name="T167" style:parent-style-name="DefaultParagraphFont" style:family="text">
      <style:text-properties style:font-name-complex="Courier New" fo:font-weight="bold" style:font-weight-asian="bold" fo:font-style="italic" style:font-style-asian="italic" fo:font-size="8pt" style:font-size-asian="8pt" style:font-size-complex="8pt"/>
    </style:style>
    <style:style style:name="P168" style:parent-style-name="Table_Bullet" style:family="paragraph">
      <style:paragraph-properties fo:margin-left="0in">
        <style:tab-stops/>
      </style:paragraph-properties>
      <style:text-properties style:font-name="Courier New" style:font-name-complex="Courier New" fo:font-weight="bold" style:font-weight-asian="bold" fo:font-style="italic" style:font-style-asian="italic" fo:font-size="8pt" style:font-size-asian="8pt" style:font-size-complex="8pt"/>
    </style:style>
    <style:style style:name="TableRow169" style:family="table-row">
      <style:table-row-properties style:min-row-height="0.6354in" style:use-optimal-row-height="false"/>
    </style:style>
    <style:style style:name="TableCell170"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171" style:parent-style-name="TableContents" style:family="paragraph">
      <style:text-properties fo:font-weight="bold" style:font-weight-asian="bold" style:font-weight-complex="bold"/>
    </style:style>
    <style:style style:name="TableCell172"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173" style:parent-style-name="Table_BodCcopy" style:family="paragraph">
      <style:text-properties style:font-name="Courier New" style:font-name-complex="Courier New" fo:font-weight="bold" style:font-weight-asian="bold" fo:font-style="italic" style:font-style-asian="italic" style:font-size-complex="8pt"/>
    </style:style>
    <style:style style:name="P174" style:parent-style-name="Table_BodCcopy" style:family="paragraph">
      <style:text-properties style:font-name="Courier New" style:font-name-complex="Courier New" fo:font-weight="bold" style:font-weight-asian="bold" fo:font-style="italic" style:font-style-asian="italic" style:font-size-complex="8pt"/>
    </style:style>
    <style:style style:name="P175" style:parent-style-name="Table_Bullet" style:family="paragraph">
      <style:paragraph-properties fo:keep-with-next="always" fo:margin-left="0in">
        <style:tab-stops/>
      </style:paragraph-properties>
    </style:style>
    <style:style style:name="P176" style:parent-style-name="Table_BodCcopy" style:family="paragraph">
      <style:text-properties style:font-name="Courier New" style:font-name-complex="Courier New" fo:font-weight="bold" style:font-weight-asian="bold" fo:font-style="italic" style:font-style-asian="italic" style:font-size-complex="8pt"/>
    </style:style>
    <style:style style:name="P177" style:parent-style-name="Table_Bullet" style:family="paragraph">
      <style:paragraph-properties fo:keep-with-next="always" fo:margin-left="0in">
        <style:tab-stops/>
      </style:paragraph-properties>
    </style:style>
    <style:style style:name="P178" style:parent-style-name="Table_BodCcopy" style:family="paragraph">
      <style:text-properties style:font-name="Courier New" style:font-name-complex="Courier New" fo:font-weight="bold" style:font-weight-asian="bold" fo:font-style="italic" style:font-style-asian="italic" style:font-size-complex="8pt"/>
    </style:style>
    <style:style style:name="P179" style:parent-style-name="Table_BodCcopy" style:family="paragraph">
      <style:text-properties style:font-name="Courier New" style:font-name-complex="Courier New" fo:font-weight="bold" style:font-weight-asian="bold" fo:font-style="italic" style:font-style-asian="italic" style:font-size-complex="8pt"/>
    </style:style>
    <style:style style:name="P180" style:parent-style-name="Table_BodCcopy" style:family="paragraph">
      <style:text-properties style:font-name="Courier New" style:font-name-complex="Courier New" fo:font-weight="bold" style:font-weight-asian="bold" fo:font-style="italic" style:font-style-asian="italic" style:font-size-complex="8pt"/>
    </style:style>
    <style:style style:name="TableRow181" style:family="table-row">
      <style:table-row-properties style:min-row-height="0.7083in" style:use-optimal-row-height="false"/>
    </style:style>
    <style:style style:name="TableCell182"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183" style:parent-style-name="TableContents" style:family="paragraph">
      <style:text-properties fo:font-weight="bold" style:font-weight-asian="bold" style:font-weight-complex="bold"/>
    </style:style>
    <style:style style:name="TableCell184" style:family="table-cell">
      <style:table-cell-properties fo:border="0.0069in solid #00000A" fo:background-color="#FFFFFF" style:writing-mode="lr-tb" fo:padding-top="0in" fo:padding-left="0.075in" fo:padding-bottom="0in" fo:padding-right="0.075in"/>
    </style:style>
    <style:style style:name="TableRow185" style:family="table-row">
      <style:table-row-properties style:min-row-height="0.1006in" style:use-optimal-row-height="false"/>
    </style:style>
    <style:style style:name="TableCell186"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187" style:parent-style-name="DefaultParagraphFont" style:family="text">
      <style:text-properties fo:font-weight="bold" style:font-weight-asian="bold" style:font-weight-complex="bold" style:font-size-complex="9pt"/>
    </style:style>
    <style:style style:name="TableCell188" style:family="table-cell">
      <style:table-cell-properties fo:border="0.0069in solid #00000A" fo:background-color="#FFFFFF" style:writing-mode="lr-tb" fo:padding-top="0in" fo:padding-left="0.075in" fo:padding-bottom="0in" fo:padding-right="0.075in"/>
    </style:style>
    <style:style style:name="P189" style:parent-style-name="BodyCopy" style:family="paragraph">
      <style:paragraph-properties fo:keep-with-next="always"/>
    </style:style>
    <style:style style:name="P190" style:parent-style-name="Heading2" style:family="paragraph">
      <style:paragraph-properties fo:break-before="page"/>
    </style:style>
    <style:style style:name="P191" style:parent-style-name="BodyCopy" style:family="paragraph">
      <style:paragraph-properties fo:keep-with-next="always"/>
    </style:style>
    <style:style style:name="TableColumn193" style:family="table-column">
      <style:table-column-properties style:column-width="1.427in" style:use-optimal-column-width="false"/>
    </style:style>
    <style:style style:name="TableColumn194" style:family="table-column">
      <style:table-column-properties style:column-width="5.25in" style:use-optimal-column-width="false"/>
    </style:style>
    <style:style style:name="Table192" style:family="table">
      <style:table-properties style:width="6.677in" fo:margin-left="-0.0062in" table:align="left"/>
    </style:style>
    <style:style style:name="TableRow195" style:family="table-row">
      <style:table-row-properties style:min-row-height="0.4048in" style:use-optimal-row-height="false"/>
    </style:style>
    <style:style style:name="TableCell196"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197" style:parent-style-name="Table_Headline" style:family="paragraph">
      <style:paragraph-properties fo:keep-with-next="always"/>
    </style:style>
    <style:style style:name="TableCell198"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199" style:parent-style-name="Table_Headline" style:family="paragraph">
      <style:paragraph-properties fo:keep-with-next="always"/>
    </style:style>
    <style:style style:name="TableRow200" style:family="table-row">
      <style:table-row-properties style:min-row-height="0.1006in" style:use-optimal-row-height="false"/>
    </style:style>
    <style:style style:name="TableCell20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02" style:parent-style-name="TableContents" style:family="paragraph">
      <style:text-properties fo:font-weight="bold" style:font-weight-asian="bold" style:font-weight-complex="bold"/>
    </style:style>
    <style:style style:name="TableCell203" style:family="table-cell">
      <style:table-cell-properties fo:border="0.0069in solid #00000A" fo:background-color="#FFFFFF" style:writing-mode="lr-tb" fo:padding-top="0in" fo:padding-left="0.075in" fo:padding-bottom="0in" fo:padding-right="0.075in"/>
    </style:style>
    <style:style style:name="P204"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05" style:parent-style-name="Table_BodCcopy" style:family="paragraph">
      <style:text-properties style:font-name="Courier New" style:font-name-complex="Courier New" style:font-size-complex="8pt"/>
    </style:style>
    <style:style style:name="TableRow206" style:family="table-row">
      <style:table-row-properties style:min-row-height="0.1006in" style:use-optimal-row-height="false"/>
    </style:style>
    <style:style style:name="TableCell207"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08" style:parent-style-name="TableContents" style:family="paragraph">
      <style:text-properties fo:font-weight="bold" style:font-weight-asian="bold" style:font-weight-complex="bold"/>
    </style:style>
    <style:style style:name="TableCell209" style:family="table-cell">
      <style:table-cell-properties fo:border="0.0069in solid #00000A" fo:background-color="#FFFFFF" style:writing-mode="lr-tb" fo:padding-top="0in" fo:padding-left="0.075in" fo:padding-bottom="0in" fo:padding-right="0.075in"/>
    </style:style>
    <style:style style:name="P210" style:parent-style-name="Table_Bullet" style:family="paragraph">
      <style:paragraph-properties fo:keep-with-next="always" fo:margin-left="0in">
        <style:tab-stops/>
      </style:paragraph-properties>
      <style:text-properties style:font-name="Courier New" style:font-name-complex="Courier New" fo:font-size="8pt" style:font-size-asian="8pt" style:font-size-complex="8pt"/>
    </style:style>
    <style:style style:name="P211" style:parent-style-name="Table_BodCcopy" style:family="paragraph">
      <style:text-properties style:font-name="Courier New" style:font-name-complex="Courier New" fo:font-size="8pt" style:font-size-asian="8pt" style:font-size-complex="8pt"/>
    </style:style>
    <style:style style:name="P212" style:parent-style-name="Table_Bullet" style:family="paragraph">
      <style:paragraph-properties>
        <style:tab-stops/>
      </style:paragraph-properties>
      <style:text-properties style:font-name="Courier New" style:font-name-complex="Courier New" fo:font-size="8pt" style:font-size-asian="8pt" style:font-size-complex="8pt"/>
    </style:style>
    <style:style style:name="TableRow213" style:family="table-row">
      <style:table-row-properties style:min-row-height="0.1006in" style:use-optimal-row-height="false"/>
    </style:style>
    <style:style style:name="TableCell214"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15" style:parent-style-name="TableContents" style:family="paragraph">
      <style:text-properties fo:font-weight="bold" style:font-weight-asian="bold" style:font-weight-complex="bold"/>
    </style:style>
    <style:style style:name="TableCell216" style:family="table-cell">
      <style:table-cell-properties fo:border="0.0069in solid #00000A" fo:background-color="#FFFFFF" style:writing-mode="lr-tb" fo:padding-top="0in" fo:padding-left="0.075in" fo:padding-bottom="0in" fo:padding-right="0.075in"/>
    </style:style>
    <style:style style:name="P217"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18" style:parent-style-name="Table_Bullet" style:family="paragraph">
      <style:paragraph-properties fo:keep-with-next="always" fo:margin-left="0in">
        <style:tab-stops/>
      </style:paragraph-properties>
      <style:text-properties style:font-name="Courier New" style:font-name-complex="Courier New" fo:font-size="8pt" style:font-size-asian="8pt" style:font-size-complex="8pt"/>
    </style:style>
    <style:style style:name="P219" style:parent-style-name="Table_Bullet" style:family="paragraph">
      <style:paragraph-properties fo:margin-left="0in">
        <style:tab-stops/>
      </style:paragraph-properties>
      <style:text-properties style:font-name="Courier New" style:font-name-complex="Courier New" fo:font-size="8pt" style:font-size-asian="8pt" style:font-size-complex="8pt"/>
    </style:style>
    <style:style style:name="TableRow220" style:family="table-row">
      <style:table-row-properties style:min-row-height="0.1006in" style:use-optimal-row-height="false"/>
    </style:style>
    <style:style style:name="TableCell22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22" style:parent-style-name="TableContents" style:family="paragraph">
      <style:text-properties fo:font-weight="bold" style:font-weight-asian="bold" style:font-weight-complex="bold"/>
    </style:style>
    <style:style style:name="TableCell223" style:family="table-cell">
      <style:table-cell-properties fo:border="0.0069in solid #00000A" fo:background-color="#FFFFFF" style:writing-mode="lr-tb" fo:padding-top="0in" fo:padding-left="0.075in" fo:padding-bottom="0in" fo:padding-right="0.075in"/>
    </style:style>
    <style:style style:name="P224" style:parent-style-name="Table_Bullet" style:family="paragraph">
      <style:paragraph-properties fo:margin-left="0in">
        <style:tab-stops/>
      </style:paragraph-properties>
      <style:text-properties style:font-name="Courier New" style:font-name-complex="Courier New" style:font-size-complex="8pt"/>
    </style:style>
    <style:style style:name="P225" style:parent-style-name="Table_Bullet" style:family="paragraph">
      <style:paragraph-properties fo:margin-left="0in">
        <style:tab-stops/>
      </style:paragraph-properties>
      <style:text-properties style:font-name="Courier New" style:font-name-complex="Courier New" fo:font-size="8pt" style:font-size-asian="8pt" style:font-size-complex="8pt"/>
    </style:style>
    <style:style style:name="TableRow226" style:family="table-row">
      <style:table-row-properties style:min-row-height="0.1006in" style:use-optimal-row-height="false"/>
    </style:style>
    <style:style style:name="TableCell227"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228" style:parent-style-name="Table_BodCcopy" style:family="paragraph">
      <style:paragraph-properties fo:keep-with-next="always"/>
    </style:style>
    <style:style style:name="TableCell229"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230" style:parent-style-name="Table_Bullet" style:family="paragraph">
      <style:paragraph-properties fo:keep-with-next="always">
        <style:tab-stops/>
      </style:paragraph-properties>
    </style:style>
    <style:style style:name="P231" style:parent-style-name="BodyCopy" style:family="paragraph">
      <style:paragraph-properties fo:keep-with-next="always"/>
    </style:style>
    <style:style style:name="P232" style:parent-style-name="BodyCopy" style:family="paragraph">
      <style:paragraph-properties fo:keep-with-next="always"/>
    </style:style>
    <style:style style:name="P233" style:parent-style-name="Heading2" style:family="paragraph">
      <style:paragraph-properties fo:break-before="page"/>
    </style:style>
    <style:style style:name="P234" style:parent-style-name="BodyCopy" style:family="paragraph">
      <style:paragraph-properties fo:keep-with-next="always"/>
    </style:style>
    <style:style style:name="TableColumn236" style:family="table-column">
      <style:table-column-properties style:column-width="1.4062in" style:use-optimal-column-width="false"/>
    </style:style>
    <style:style style:name="TableColumn237" style:family="table-column">
      <style:table-column-properties style:column-width="5.2812in" style:use-optimal-column-width="false"/>
    </style:style>
    <style:style style:name="Table235" style:family="table">
      <style:table-properties style:width="6.6875in" fo:margin-left="0.0145in" table:align="left"/>
    </style:style>
    <style:style style:name="TableRow238" style:family="table-row">
      <style:table-row-properties style:min-row-height="0.4048in" style:use-optimal-row-height="false"/>
    </style:style>
    <style:style style:name="TableCell239"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240" style:parent-style-name="Table_Headline" style:family="paragraph">
      <style:paragraph-properties fo:keep-with-next="always"/>
    </style:style>
    <style:style style:name="TableCell241"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242" style:parent-style-name="Table_Headline" style:family="paragraph">
      <style:paragraph-properties fo:keep-with-next="always"/>
    </style:style>
    <style:style style:name="TableRow243" style:family="table-row">
      <style:table-row-properties style:min-row-height="0.1006in" style:use-optimal-row-height="false"/>
    </style:style>
    <style:style style:name="TableCell244"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45" style:parent-style-name="Standard" style:family="paragraph">
      <style:text-properties fo:font-weight="bold" style:font-weight-asian="bold" style:font-weight-complex="bold"/>
    </style:style>
    <style:style style:name="TableCell246" style:family="table-cell">
      <style:table-cell-properties fo:border="0.0069in solid #00000A" fo:background-color="#FFFFFF" style:writing-mode="lr-tb" fo:padding-top="0in" fo:padding-left="0.075in" fo:padding-bottom="0in" fo:padding-right="0.075in"/>
    </style:style>
    <style:style style:name="P247" style:parent-style-name="Standard" style:family="paragraph">
      <style:paragraph-properties fo:margin-top="0.0784in"/>
    </style:style>
    <style:style style:name="P248" style:parent-style-name="Standard" style:family="paragraph"/>
    <style:style style:name="P249" style:parent-style-name="Standard" style:family="paragraph"/>
    <style:style style:name="P250" style:parent-style-name="Standard" style:family="paragraph"/>
    <style:style style:name="P251"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52" style:parent-style-name="Table_BodCcopy" style:family="paragraph">
      <style:text-properties style:font-name="Courier New" style:font-name-complex="Courier New" style:font-size-complex="8pt"/>
    </style:style>
    <style:style style:name="P253"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TableRow254" style:family="table-row">
      <style:table-row-properties style:min-row-height="0.1006in" style:use-optimal-row-height="false"/>
    </style:style>
    <style:style style:name="TableCell255"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56" style:parent-style-name="Standard" style:family="paragraph">
      <style:text-properties fo:font-weight="bold" style:font-weight-asian="bold" style:font-weight-complex="bold"/>
    </style:style>
    <style:style style:name="TableCell257" style:family="table-cell">
      <style:table-cell-properties fo:border="0.0069in solid #00000A" fo:background-color="#FFFFFF" style:writing-mode="lr-tb" fo:padding-top="0in" fo:padding-left="0.075in" fo:padding-bottom="0in" fo:padding-right="0.075in"/>
    </style:style>
    <style:style style:name="P258" style:parent-style-name="Standard" style:family="paragraph">
      <style:paragraph-properties fo:margin-top="0.0784in"/>
    </style:style>
    <style:style style:name="P259" style:parent-style-name="Table_Bullet" style:family="paragraph">
      <style:paragraph-properties fo:keep-with-next="always">
        <style:tab-stops/>
      </style:paragraph-properties>
    </style:style>
    <style:style style:name="P260" style:parent-style-name="Table_BodCcopy" style:family="paragraph">
      <style:text-properties style:font-name="Courier New" style:font-name-complex="Courier New" style:font-size-complex="8pt"/>
    </style:style>
    <style:style style:name="P261" style:parent-style-name="Table_BodCcopy" style:family="paragraph">
      <style:text-properties style:font-name="Courier New" style:font-name-complex="Courier New" style:font-size-complex="8pt"/>
    </style:style>
    <style:style style:name="P262" style:parent-style-name="Table_BodCcopy" style:family="paragraph">
      <style:text-properties style:font-name="Courier New" style:font-name-complex="Courier New" style:font-size-complex="8pt"/>
    </style:style>
    <style:style style:name="P263" style:parent-style-name="Table_Bullet" style:family="paragraph">
      <style:paragraph-properties fo:keep-with-next="always">
        <style:tab-stops/>
      </style:paragraph-properties>
    </style:style>
    <style:style style:name="P264" style:parent-style-name="Table_Bullet" style:family="paragraph">
      <style:paragraph-properties fo:keep-with-next="always" fo:margin-left="0in">
        <style:tab-stops/>
      </style:paragraph-properties>
      <style:text-properties style:font-name="Courier New" style:font-name-complex="Courier New" fo:font-size="8pt" style:font-size-asian="8pt" style:font-size-complex="8pt"/>
    </style:style>
    <style:style style:name="P265" style:parent-style-name="Table_BodCcopy" style:family="paragraph">
      <style:text-properties style:font-name="Courier New" style:font-name-complex="Courier New" style:font-size-complex="8pt"/>
    </style:style>
    <style:style style:name="P266"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TableRow267" style:family="table-row">
      <style:table-row-properties style:min-row-height="0.1006in" style:use-optimal-row-height="false"/>
    </style:style>
    <style:style style:name="TableCell268"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69" style:parent-style-name="TableContents" style:family="paragraph">
      <style:text-properties fo:font-weight="bold" style:font-weight-asian="bold" style:font-weight-complex="bold"/>
    </style:style>
    <style:style style:name="TableCell270" style:family="table-cell">
      <style:table-cell-properties fo:border="0.0069in solid #00000A" fo:background-color="#FFFFFF" style:writing-mode="lr-tb" fo:padding-top="0in" fo:padding-left="0.075in" fo:padding-bottom="0in" fo:padding-right="0.075in"/>
    </style:style>
    <style:style style:name="P271"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72" style:parent-style-name="Table_BodCcopy" style:family="paragraph">
      <style:text-properties style:font-name="Courier New" style:font-name-complex="Courier New" style:font-size-complex="8pt"/>
    </style:style>
    <style:style style:name="P273"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74"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75" style:parent-style-name="Table_BodCcopy" style:family="paragraph">
      <style:text-properties style:font-name="Courier New" style:font-name-complex="Courier New" style:font-size-complex="8pt"/>
    </style:style>
    <style:style style:name="P276" style:parent-style-name="Table_BodCcopy" style:family="paragraph">
      <style:text-properties style:font-name="Courier New" style:font-name-complex="Courier New" style:font-size-complex="8pt"/>
    </style:style>
    <style:style style:name="P277" style:parent-style-name="Table_BodCcopy" style:family="paragraph">
      <style:text-properties fo:font-size="12pt" style:font-size-asian="12pt"/>
    </style:style>
    <style:style style:name="P278" style:parent-style-name="Table_BodCcopy" style:family="paragraph">
      <style:text-properties fo:font-size="12pt" style:font-size-asian="12pt"/>
    </style:style>
    <style:style style:name="P279" style:parent-style-name="Table_BodCcopy" style:family="paragraph">
      <style:text-properties style:font-name="Courier New" style:font-name-complex="Courier New" style:font-size-complex="8pt"/>
    </style:style>
    <style:style style:name="P280" style:parent-style-name="Table_BodCcopy" style:family="paragraph">
      <style:text-properties style:font-name="Courier New" style:font-name-complex="Courier New" style:font-size-complex="8pt"/>
    </style:style>
    <style:style style:name="P281" style:parent-style-name="Table_BodCcopy" style:family="paragraph">
      <style:text-properties style:font-name="Courier New" style:font-name-complex="Courier New" style:font-size-complex="8pt"/>
    </style:style>
    <style:style style:name="P282" style:parent-style-name="Table_BodCcopy" style:family="paragraph">
      <style:text-properties style:font-name="Courier New" style:font-name-complex="Courier New" style:font-size-complex="8pt"/>
    </style:style>
    <style:style style:name="P283"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TableRow284" style:family="table-row">
      <style:table-row-properties style:min-row-height="0.1006in" style:use-optimal-row-height="false"/>
    </style:style>
    <style:style style:name="TableCell285"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286" style:parent-style-name="Table_BodCcopy" style:family="paragraph">
      <style:paragraph-properties fo:keep-with-next="always"/>
    </style:style>
    <style:style style:name="TableCell287"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288" style:parent-style-name="Table_Bullet" style:family="paragraph">
      <style:paragraph-properties fo:keep-with-next="always">
        <style:tab-stops/>
      </style:paragraph-properties>
    </style:style>
    <style:style style:name="P289" style:parent-style-name="Heading1" style:family="paragraph">
      <style:paragraph-properties fo:break-before="page"/>
    </style:style>
    <style:style style:name="P290" style:parent-style-name="Heading1" style:family="paragraph">
      <style:paragraph-properties fo:break-before="page"/>
    </style:style>
    <style:style style:name="TableColumn292" style:family="table-column">
      <style:table-column-properties style:column-width="1.5625in" style:use-optimal-column-width="false"/>
    </style:style>
    <style:style style:name="TableColumn293" style:family="table-column">
      <style:table-column-properties style:column-width="1.8541in" style:use-optimal-column-width="false"/>
    </style:style>
    <style:style style:name="TableColumn294" style:family="table-column">
      <style:table-column-properties style:column-width="3.2604in" style:use-optimal-column-width="false"/>
    </style:style>
    <style:style style:name="Table291" style:family="table">
      <style:table-properties style:width="6.677in" fo:margin-left="0.0041in" table:align="left"/>
    </style:style>
    <style:style style:name="TableRow295" style:family="table-row">
      <style:table-row-properties style:min-row-height="0.4048in" style:use-optimal-row-height="false"/>
    </style:style>
    <style:style style:name="TableCell296"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297" style:parent-style-name="Table_Headline" style:family="paragraph">
      <style:paragraph-properties fo:keep-with-next="always"/>
    </style:style>
    <style:style style:name="TableCell298"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299" style:parent-style-name="Table_Headline" style:family="paragraph">
      <style:paragraph-properties fo:keep-with-next="always"/>
    </style:style>
    <style:style style:name="TableRow300" style:family="table-row">
      <style:table-row-properties style:min-row-height="0.793in" style:use-optimal-row-height="false"/>
    </style:style>
    <style:style style:name="TableCell30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02" style:parent-style-name="TableContents" style:family="paragraph">
      <style:text-properties fo:font-weight="bold" style:font-weight-asian="bold" style:font-weight-complex="bold"/>
    </style:style>
    <style:style style:name="TableCell303" style:family="table-cell">
      <style:table-cell-properties fo:border="0.0069in solid #00000A" fo:background-color="#FFFFFF" style:writing-mode="lr-tb" style:vertical-align="middle" fo:padding-top="0in" fo:padding-left="0.075in" fo:padding-bottom="0in" fo:padding-right="0.075in"/>
    </style:style>
    <style:style style:name="P304" style:parent-style-name="TableContents" style:family="paragraph">
      <style:text-properties style:font-name-complex="Courier New"/>
    </style:style>
    <style:style style:name="TableRow305" style:family="table-row">
      <style:table-row-properties style:min-row-height="0.0756in" style:use-optimal-row-height="false"/>
    </style:style>
    <style:style style:name="TableCell306" style:family="table-cell">
      <style:table-cell-properties fo:border-top="none" fo:border-left="0.0069in solid #00000A" fo:border-bottom="0.0069in solid #00000A" fo:border-right="0.0069in solid #00000A" fo:background-color="#DDDDDD" style:writing-mode="lr-tb" style:vertical-align="middle" fo:padding-top="0in" fo:padding-left="0.075in" fo:padding-bottom="0in" fo:padding-right="0.075in"/>
    </style:style>
    <style:style style:name="P307" style:parent-style-name="Table_BodCcopy" style:family="paragraph">
      <style:paragraph-properties fo:keep-with-next="always"/>
      <style:text-properties style:font-name="Courier New" style:font-name-complex="Courier New"/>
    </style:style>
    <style:style style:name="TableCell308" style:family="table-cell">
      <style:table-cell-properties fo:border-top="none" fo:border-left="0.0069in solid #00000A" fo:border-bottom="0.0069in solid #00000A" fo:border-right="0.0069in solid #00000A" fo:background-color="#DDDDDD" style:writing-mode="lr-tb" fo:padding-top="0in" fo:padding-left="0.075in" fo:padding-bottom="0in" fo:padding-right="0.075in"/>
    </style:style>
    <style:style style:name="TableRow309" style:family="table-row">
      <style:table-row-properties style:min-row-height="0.2604in" style:use-optimal-row-height="false"/>
    </style:style>
    <style:style style:name="TableCell310" style:family="table-cell">
      <style:table-cell-properties fo:border="0.0069in solid #00000A" fo:background-color="#DDDDDD" style:writing-mode="lr-tb" style:vertical-align="middle" fo:padding-top="0in" fo:padding-left="0.075in" fo:padding-bottom="0in" fo:padding-right="0.075in"/>
    </style:style>
    <style:style style:name="P311" style:parent-style-name="Table_BodCcopy" style:family="paragraph">
      <style:paragraph-properties fo:keep-with-next="always"/>
      <style:text-properties style:font-name="Courier New" style:font-name-complex="Courier New"/>
    </style:style>
    <style:style style:name="TableCell312" style:family="table-cell">
      <style:table-cell-properties fo:border="0.0069in solid #00000A" fo:background-color="#DDDDDD" style:writing-mode="lr-tb" fo:padding-top="0in" fo:padding-left="0.075in" fo:padding-bottom="0in" fo:padding-right="0.075in"/>
    </style:style>
    <style:style style:name="TableRow313" style:family="table-row">
      <style:table-row-properties style:min-row-height="0.202in" style:use-optimal-row-height="false"/>
    </style:style>
    <style:style style:name="TableCell314" style:family="table-cell">
      <style:table-cell-properties fo:border="0.0069in solid #00000A" fo:background-color="#DDDDDD" style:writing-mode="lr-tb" style:vertical-align="middle" fo:padding-top="0in" fo:padding-left="0.075in" fo:padding-bottom="0in" fo:padding-right="0.075in"/>
    </style:style>
    <style:style style:name="P315" style:parent-style-name="Table_BodCcopy" style:family="paragraph">
      <style:paragraph-properties fo:keep-with-next="always"/>
      <style:text-properties style:font-name="Courier New" style:font-name-complex="Courier New"/>
    </style:style>
    <style:style style:name="TableCell316" style:family="table-cell">
      <style:table-cell-properties fo:border="0.0069in solid #00000A" fo:background-color="#DDDDDD" style:writing-mode="lr-tb" fo:padding-top="0in" fo:padding-left="0.075in" fo:padding-bottom="0in" fo:padding-right="0.075in"/>
    </style:style>
    <style:style style:name="TableRow317" style:family="table-row">
      <style:table-row-properties style:min-row-height="0.3527in" style:use-optimal-row-height="false"/>
    </style:style>
    <style:style style:name="TableCell318" style:family="table-cell">
      <style:table-cell-properties fo:border="0.0069in solid #00000A" fo:background-color="#DDDDDD" style:writing-mode="lr-tb" style:vertical-align="middle" fo:padding-top="0in" fo:padding-left="0.075in" fo:padding-bottom="0in" fo:padding-right="0.075in"/>
    </style:style>
    <style:style style:name="P319" style:parent-style-name="Table_BodCcopy" style:family="paragraph">
      <style:paragraph-properties fo:keep-with-next="always"/>
      <style:text-properties style:font-name="Courier New" style:font-name-complex="Courier New"/>
    </style:style>
    <style:style style:name="TableCell320" style:family="table-cell">
      <style:table-cell-properties fo:border="0.0069in solid #00000A" fo:background-color="#DDDDDD" style:writing-mode="lr-tb" fo:padding-top="0in" fo:padding-left="0.075in" fo:padding-bottom="0in" fo:padding-right="0.075in"/>
    </style:style>
    <style:style style:name="TableRow321" style:family="table-row">
      <style:table-row-properties style:min-row-height="0.3354in" style:use-optimal-row-height="false"/>
    </style:style>
    <style:style style:name="TableCell322"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23" style:parent-style-name="TableContents" style:family="paragraph">
      <style:text-properties fo:font-weight="bold" style:font-weight-asian="bold" style:font-weight-complex="bold"/>
    </style:style>
    <style:style style:name="TableCell324" style:family="table-cell">
      <style:table-cell-properties fo:border="0.0069in solid #00000A" fo:background-color="#FFFFFF" style:writing-mode="lr-tb" style:vertical-align="middle" fo:padding-top="0in" fo:padding-left="0.075in" fo:padding-bottom="0in" fo:padding-right="0.075in"/>
    </style:style>
    <style:style style:name="P325" style:parent-style-name="TableContents" style:family="paragraph">
      <style:text-properties style:font-name-complex="Courier New"/>
    </style:style>
    <style:style style:name="TableRow326" style:family="table-row">
      <style:table-row-properties style:min-row-height="0.3611in" style:use-optimal-row-height="false"/>
    </style:style>
    <style:style style:name="TableCell327" style:family="table-cell">
      <style:table-cell-properties fo:border="0.0069in solid #00000A" fo:background-color="#DDDDDD" style:writing-mode="lr-tb" style:vertical-align="middle" fo:padding-top="0in" fo:padding-left="0.075in" fo:padding-bottom="0in" fo:padding-right="0.075in"/>
    </style:style>
    <style:style style:name="P328" style:parent-style-name="Table_BodCcopy" style:family="paragraph">
      <style:paragraph-properties fo:keep-with-next="always"/>
      <style:text-properties style:font-name="Courier New" style:font-name-complex="Courier New"/>
    </style:style>
    <style:style style:name="TableCell329" style:family="table-cell">
      <style:table-cell-properties fo:border="0.0069in solid #00000A" fo:background-color="#DDDDDD" style:writing-mode="lr-tb" fo:padding-top="0in" fo:padding-left="0.075in" fo:padding-bottom="0in" fo:padding-right="0.075in"/>
    </style:style>
    <style:style style:name="P330" style:parent-style-name="TableContents" style:family="paragraph">
      <style:paragraph-properties fo:margin-bottom="0.0784in"/>
    </style:style>
    <style:style style:name="P331" style:parent-style-name="TableContents" style:family="paragraph">
      <style:paragraph-properties fo:margin-top="0in" fo:margin-bottom="0.0784in" fo:line-height="0.1576in"/>
    </style:style>
    <style:style style:name="P332" style:parent-style-name="TableContents" style:family="paragraph">
      <style:paragraph-properties fo:margin-top="0in" fo:margin-bottom="0.0784in" fo:line-height="0.1576in"/>
    </style:style>
    <style:style style:name="P333" style:parent-style-name="TableContents" style:family="paragraph">
      <style:paragraph-properties fo:margin-top="0in" fo:margin-bottom="0.0784in" fo:line-height="0.1576in"/>
    </style:style>
    <style:style style:name="P334" style:parent-style-name="TableContents" style:family="paragraph">
      <style:paragraph-properties fo:margin-top="0in" fo:margin-bottom="0.0784in" fo:line-height="0.1576in"/>
    </style:style>
    <style:style style:name="P335" style:parent-style-name="TableContents" style:family="paragraph">
      <style:paragraph-properties fo:margin-top="0in" fo:margin-bottom="0.0784in" fo:line-height="0.1576in"/>
    </style:style>
    <style:style style:name="P336" style:parent-style-name="TableContents" style:family="paragraph">
      <style:paragraph-properties fo:margin-top="0in" fo:margin-bottom="0.0784in" fo:line-height="0.1576in"/>
    </style:style>
    <style:style style:name="TableRow337" style:family="table-row">
      <style:table-row-properties style:min-row-height="0.2013in" style:use-optimal-row-height="false"/>
    </style:style>
    <style:style style:name="TableCell338" style:family="table-cell">
      <style:table-cell-properties fo:border="0.0069in solid #00000A" fo:background-color="#DDDDDD" style:writing-mode="lr-tb" style:vertical-align="middle" fo:padding-top="0in" fo:padding-left="0.075in" fo:padding-bottom="0in" fo:padding-right="0.075in"/>
    </style:style>
    <style:style style:name="P339" style:parent-style-name="Table_BodCcopy" style:family="paragraph">
      <style:paragraph-properties fo:keep-with-next="always"/>
      <style:text-properties style:font-name="Courier New" style:font-name-complex="Courier New"/>
    </style:style>
    <style:style style:name="TableCell340" style:family="table-cell">
      <style:table-cell-properties fo:border="0.0069in solid #00000A" fo:background-color="#DDDDDD" style:writing-mode="lr-tb" fo:padding-top="0in" fo:padding-left="0.075in" fo:padding-bottom="0in" fo:padding-right="0.075in"/>
    </style:style>
    <style:style style:name="P341" style:parent-style-name="TableContents" style:family="paragraph">
      <style:paragraph-properties fo:margin-bottom="0.0784in"/>
      <style:text-properties style:font-name-complex="Arial" style:font-size-complex="9pt"/>
    </style:style>
    <style:style style:name="TableRow342" style:family="table-row">
      <style:table-row-properties style:min-row-height="0.5333in" style:use-optimal-row-height="false"/>
    </style:style>
    <style:style style:name="TableCell343"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44" style:parent-style-name="TableContents" style:family="paragraph">
      <style:text-properties fo:font-weight="bold" style:font-weight-asian="bold" style:font-weight-complex="bold"/>
    </style:style>
    <style:style style:name="TableCell345" style:family="table-cell">
      <style:table-cell-properties fo:border="0.0069in solid #00000A" fo:background-color="#FFFFFF" style:writing-mode="lr-tb" fo:padding-top="0in" fo:padding-left="0.075in" fo:padding-bottom="0in" fo:padding-right="0.075in"/>
    </style:style>
    <style:style style:name="TableRow346" style:family="table-row">
      <style:table-row-properties style:min-row-height="0.5333in" style:use-optimal-row-height="false"/>
    </style:style>
    <style:style style:name="TableCell347"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348" style:parent-style-name="TableContents" style:family="paragraph">
      <style:text-properties fo:font-weight="bold" style:font-weight-asian="bold" style:font-weight-complex="bold"/>
    </style:style>
    <style:style style:name="P349" style:parent-style-name="TableContents" style:family="paragraph">
      <style:text-properties fo:font-weight="bold" style:font-weight-asian="bold" style:font-weight-complex="bold"/>
    </style:style>
    <style:style style:name="TableCell350" style:family="table-cell">
      <style:table-cell-properties fo:border-top="none" fo:border-left="0.0069in solid #00000A" fo:border-bottom="0.0069in solid #00000A" fo:border-right="0.0069in solid #00000A" fo:background-color="#FFFFFF" style:writing-mode="lr-tb" fo:padding-top="0in" fo:padding-left="0.075in" fo:padding-bottom="0in" fo:padding-right="0.075in"/>
    </style:style>
    <style:style style:name="TableRow351" style:family="table-row">
      <style:table-row-properties style:min-row-height="0.7187in" style:use-optimal-row-height="false"/>
    </style:style>
    <style:style style:name="TableCell352" style:family="table-cell">
      <style:table-cell-properties fo:border="0.0069in solid #00000A" fo:background-color="#DDDDDD" style:writing-mode="lr-tb" style:vertical-align="middle" fo:padding-top="0in" fo:padding-left="0.075in" fo:padding-bottom="0in" fo:padding-right="0.075in"/>
    </style:style>
    <style:style style:name="P353" style:parent-style-name="Table_BodCcopy" style:family="paragraph">
      <style:text-properties style:font-name="Courier New" style:font-name-complex="Courier New" style:font-size-complex="8pt"/>
    </style:style>
    <style:style style:name="TableCell354" style:family="table-cell">
      <style:table-cell-properties fo:border="0.0069in solid #00000A" fo:background-color="#DDDDDD" style:writing-mode="lr-tb" fo:padding-top="0in" fo:padding-left="0.075in" fo:padding-bottom="0in" fo:padding-right="0.075in"/>
    </style:style>
    <style:style style:name="TableRow355" style:family="table-row">
      <style:table-row-properties style:min-row-height="0.2187in" style:use-optimal-row-height="false"/>
    </style:style>
    <style:style style:name="TableCell356" style:family="table-cell">
      <style:table-cell-properties fo:border="0.0069in solid #00000A" fo:background-color="#DDDDDD" style:writing-mode="lr-tb" style:vertical-align="middle" fo:padding-top="0in" fo:padding-left="0.075in" fo:padding-bottom="0in" fo:padding-right="0.075in"/>
    </style:style>
    <style:style style:name="P357" style:parent-style-name="Table_BodCcopy" style:family="paragraph">
      <style:text-properties style:font-name="Courier New" style:font-name-complex="Courier New" style:font-size-complex="8pt"/>
    </style:style>
    <style:style style:name="TableCell358" style:family="table-cell">
      <style:table-cell-properties fo:border="0.0069in solid #00000A" fo:background-color="#DDDDDD" style:writing-mode="lr-tb" fo:padding-top="0in" fo:padding-left="0.075in" fo:padding-bottom="0in" fo:padding-right="0.075in"/>
    </style:style>
    <style:style style:name="TableRow359" style:family="table-row">
      <style:table-row-properties style:min-row-height="0.2944in" style:use-optimal-row-height="false"/>
    </style:style>
    <style:style style:name="TableCell360" style:family="table-cell">
      <style:table-cell-properties fo:border="0.0069in solid #00000A" fo:background-color="#DDDDDD" style:writing-mode="lr-tb" style:vertical-align="middle" fo:padding-top="0in" fo:padding-left="0.075in" fo:padding-bottom="0in" fo:padding-right="0.075in"/>
    </style:style>
    <style:style style:name="P361" style:parent-style-name="Table_BodCcopy" style:family="paragraph">
      <style:text-properties style:font-name="Courier New" style:font-name-complex="Courier New" style:font-size-complex="8pt"/>
    </style:style>
    <style:style style:name="TableCell362" style:family="table-cell">
      <style:table-cell-properties fo:border="0.0069in solid #00000A" fo:background-color="#DDDDDD" style:writing-mode="lr-tb" fo:padding-top="0in" fo:padding-left="0.075in" fo:padding-bottom="0in" fo:padding-right="0.075in"/>
    </style:style>
    <style:style style:name="TableRow363" style:family="table-row">
      <style:table-row-properties style:min-row-height="0.325in" style:use-optimal-row-height="false"/>
    </style:style>
    <style:style style:name="TableCell364"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65" style:parent-style-name="TableContents" style:family="paragraph">
      <style:text-properties fo:font-weight="bold" style:font-weight-asian="bold" style:font-weight-complex="bold"/>
    </style:style>
    <style:style style:name="TableCell366" style:family="table-cell">
      <style:table-cell-properties fo:border="0.0069in solid #00000A" fo:background-color="#FFFFFF" style:writing-mode="lr-tb" fo:padding-top="0in" fo:padding-left="0.075in" fo:padding-bottom="0in" fo:padding-right="0.075in"/>
    </style:style>
    <style:style style:name="TableRow367" style:family="table-row">
      <style:table-row-properties style:min-row-height="0.4687in" style:use-optimal-row-height="false"/>
    </style:style>
    <style:style style:name="TableCell368"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69" style:parent-style-name="TableContents" style:family="paragraph">
      <style:text-properties fo:font-weight="bold" style:font-weight-asian="bold" style:font-weight-complex="bold"/>
    </style:style>
    <style:style style:name="TableCell370" style:family="table-cell">
      <style:table-cell-properties fo:border="0.0069in solid #00000A" fo:background-color="#FFFFFF" style:writing-mode="lr-tb" fo:padding-top="0in" fo:padding-left="0.075in" fo:padding-bottom="0in" fo:padding-right="0.075in"/>
    </style:style>
    <style:style style:name="TableRow371" style:family="table-row">
      <style:table-row-properties style:min-row-height="0.1006in" style:use-optimal-row-height="false"/>
    </style:style>
    <style:style style:name="TableCell372"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73" style:parent-style-name="TableContents" style:family="paragraph">
      <style:text-properties fo:font-weight="bold" style:font-weight-asian="bold" style:font-weight-complex="bold"/>
    </style:style>
    <style:style style:name="TableCell374" style:family="table-cell">
      <style:table-cell-properties fo:border="0.0069in solid #00000A" fo:background-color="#FFFFFF" style:writing-mode="lr-tb" fo:padding-top="0in" fo:padding-left="0.075in" fo:padding-bottom="0in" fo:padding-right="0.075in"/>
    </style:style>
    <style:style style:name="TableRow375" style:family="table-row">
      <style:table-row-properties style:min-row-height="0.1006in" style:use-optimal-row-height="false"/>
    </style:style>
    <style:style style:name="TableCell376"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377" style:parent-style-name="TableContents" style:family="paragraph">
      <style:text-properties fo:font-weight="bold" style:font-weight-asian="bold" style:font-weight-complex="bold"/>
    </style:style>
    <style:style style:name="TableCell378"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TableColumn380" style:family="table-column">
      <style:table-column-properties style:column-width="1.677in" style:use-optimal-column-width="false"/>
    </style:style>
    <style:style style:name="TableColumn381" style:family="table-column">
      <style:table-column-properties style:column-width="1.7388in" style:use-optimal-column-width="false"/>
    </style:style>
    <style:style style:name="TableColumn382" style:family="table-column">
      <style:table-column-properties style:column-width="3.2611in" style:use-optimal-column-width="false"/>
    </style:style>
    <style:style style:name="Table379" style:family="table">
      <style:table-properties style:width="6.677in" fo:margin-left="0.0041in" table:align="left"/>
    </style:style>
    <style:style style:name="TableRow383" style:family="table-row">
      <style:table-row-properties style:min-row-height="0.4048in" style:use-optimal-row-height="false"/>
    </style:style>
    <style:style style:name="TableCell384"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385" style:parent-style-name="Table_Headline" style:family="paragraph">
      <style:paragraph-properties fo:keep-with-next="always"/>
    </style:style>
    <style:style style:name="TableCell386"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387" style:parent-style-name="Table_Headline" style:family="paragraph">
      <style:paragraph-properties fo:keep-with-next="always"/>
    </style:style>
    <style:style style:name="TableRow388" style:family="table-row">
      <style:table-row-properties style:min-row-height="0.5013in" style:use-optimal-row-height="false"/>
    </style:style>
    <style:style style:name="TableCell389"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390" style:family="table-cell">
      <style:table-cell-properties fo:border="0.0069in solid #00000A" fo:background-color="#FFFFFF" style:writing-mode="lr-tb" style:vertical-align="middle" fo:padding-top="0in" fo:padding-left="0.075in" fo:padding-bottom="0in" fo:padding-right="0.075in"/>
    </style:style>
    <style:style style:name="P391" style:parent-style-name="TableContents" style:family="paragraph">
      <style:paragraph-properties fo:margin-bottom="0.0784in"/>
      <style:text-properties style:font-name-complex="Courier New"/>
    </style:style>
    <style:style style:name="TableRow392" style:family="table-row">
      <style:table-row-properties style:min-row-height="0.0756in" style:use-optimal-row-height="false"/>
    </style:style>
    <style:style style:name="TableCell393" style:family="table-cell">
      <style:table-cell-properties fo:border-top="none" fo:border-left="0.0069in solid #00000A" fo:border-bottom="0.0069in solid #00000A" fo:border-right="0.0069in solid #00000A" fo:background-color="#DDDDDD" style:writing-mode="lr-tb" style:vertical-align="middle" fo:padding-top="0in" fo:padding-left="0.075in" fo:padding-bottom="0in" fo:padding-right="0.075in"/>
    </style:style>
    <style:style style:name="P394" style:parent-style-name="Table_BodCcopy" style:family="paragraph">
      <style:paragraph-properties fo:keep-with-next="always"/>
      <style:text-properties style:font-name="Courier New" style:font-name-complex="Courier New"/>
    </style:style>
    <style:style style:name="TableCell395" style:family="table-cell">
      <style:table-cell-properties fo:border-top="none" fo:border-left="0.0069in solid #00000A" fo:border-bottom="0.0069in solid #00000A" fo:border-right="0.0069in solid #00000A" fo:background-color="#DDDDDD" style:writing-mode="lr-tb" fo:padding-top="0in" fo:padding-left="0.075in" fo:padding-bottom="0in" fo:padding-right="0.075in"/>
    </style:style>
    <style:style style:name="TableRow396" style:family="table-row">
      <style:table-row-properties style:min-row-height="0.2604in" style:use-optimal-row-height="false"/>
    </style:style>
    <style:style style:name="TableCell397" style:family="table-cell">
      <style:table-cell-properties fo:border="0.0069in solid #00000A" fo:background-color="#DDDDDD" style:writing-mode="lr-tb" style:vertical-align="middle" fo:padding-top="0in" fo:padding-left="0.075in" fo:padding-bottom="0in" fo:padding-right="0.075in"/>
    </style:style>
    <style:style style:name="P398" style:parent-style-name="Table_BodCcopy" style:family="paragraph">
      <style:paragraph-properties fo:keep-with-next="always"/>
      <style:text-properties style:font-name="Courier New" style:font-name-complex="Courier New"/>
    </style:style>
    <style:style style:name="TableCell399" style:family="table-cell">
      <style:table-cell-properties fo:border="0.0069in solid #00000A" fo:background-color="#DDDDDD" style:writing-mode="lr-tb" fo:padding-top="0in" fo:padding-left="0.075in" fo:padding-bottom="0in" fo:padding-right="0.075in"/>
    </style:style>
    <style:style style:name="TableRow400" style:family="table-row">
      <style:table-row-properties style:min-row-height="0.202in" style:use-optimal-row-height="false"/>
    </style:style>
    <style:style style:name="TableCell401" style:family="table-cell">
      <style:table-cell-properties fo:border="0.0069in solid #00000A" fo:background-color="#DDDDDD" style:writing-mode="lr-tb" style:vertical-align="middle" fo:padding-top="0in" fo:padding-left="0.075in" fo:padding-bottom="0in" fo:padding-right="0.075in"/>
    </style:style>
    <style:style style:name="P402" style:parent-style-name="Table_BodCcopy" style:family="paragraph">
      <style:paragraph-properties fo:keep-with-next="always"/>
      <style:text-properties style:font-name="Courier New" style:font-name-complex="Courier New"/>
    </style:style>
    <style:style style:name="TableCell403" style:family="table-cell">
      <style:table-cell-properties fo:border="0.0069in solid #00000A" fo:background-color="#DDDDDD" style:writing-mode="lr-tb" fo:padding-top="0in" fo:padding-left="0.075in" fo:padding-bottom="0in" fo:padding-right="0.075in"/>
    </style:style>
    <style:style style:name="TableRow404" style:family="table-row">
      <style:table-row-properties style:min-row-height="0.202in" style:use-optimal-row-height="false"/>
    </style:style>
    <style:style style:name="TableCell405" style:family="table-cell">
      <style:table-cell-properties fo:border="0.0069in solid #00000A" fo:background-color="#DDDDDD" style:writing-mode="lr-tb" style:vertical-align="middle" fo:padding-top="0in" fo:padding-left="0.075in" fo:padding-bottom="0in" fo:padding-right="0.075in"/>
    </style:style>
    <style:style style:name="P406" style:parent-style-name="Table_BodCcopy" style:family="paragraph">
      <style:paragraph-properties fo:keep-with-next="always"/>
      <style:text-properties style:font-name="Courier New" style:font-name-complex="Courier New"/>
    </style:style>
    <style:style style:name="TableCell407" style:family="table-cell">
      <style:table-cell-properties fo:border="0.0069in solid #00000A" fo:background-color="#DDDDDD" style:writing-mode="lr-tb" fo:padding-top="0in" fo:padding-left="0.075in" fo:padding-bottom="0in" fo:padding-right="0.075in"/>
    </style:style>
    <style:style style:name="TableRow408" style:family="table-row">
      <style:table-row-properties style:min-row-height="0.3354in" style:use-optimal-row-height="false"/>
    </style:style>
    <style:style style:name="TableCell409"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10" style:family="table-cell">
      <style:table-cell-properties fo:border="0.0069in solid #00000A" fo:background-color="#FFFFFF" style:writing-mode="lr-tb" style:vertical-align="middle" fo:padding-top="0in" fo:padding-left="0.075in" fo:padding-bottom="0in" fo:padding-right="0.075in"/>
    </style:style>
    <style:style style:name="P411" style:parent-style-name="TableContents" style:family="paragraph">
      <style:text-properties style:font-name-complex="Courier New"/>
    </style:style>
    <style:style style:name="TableRow412" style:family="table-row">
      <style:table-row-properties style:min-row-height="0.5333in" style:use-optimal-row-height="false"/>
    </style:style>
    <style:style style:name="TableCell413"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14" style:family="table-cell">
      <style:table-cell-properties fo:border="0.0069in solid #00000A" fo:background-color="#FFFFFF" style:writing-mode="lr-tb" fo:padding-top="0in" fo:padding-left="0.075in" fo:padding-bottom="0in" fo:padding-right="0.075in"/>
    </style:style>
    <style:style style:name="TableRow415" style:family="table-row">
      <style:table-row-properties style:min-row-height="0.5333in" style:use-optimal-row-height="false"/>
    </style:style>
    <style:style style:name="TableCell416" style:family="table-cell">
      <style:table-cell-properties fo:border-top="none" fo:border-left="none" fo:border-bottom="0.0069in solid #000000" fo:border-right="0.0069in solid #00000A" fo:background-color="#FFFFFF" style:writing-mode="lr-tb" fo:padding-top="0in" fo:padding-left="0.075in" fo:padding-bottom="0in" fo:padding-right="0.075in"/>
    </style:style>
    <style:style style:name="TableCell417" style:family="table-cell">
      <style:table-cell-properties fo:border-top="none" fo:border-left="0.0069in solid #00000A" fo:border-bottom="0.0069in solid #000000" fo:border-right="0.0069in solid #00000A" fo:background-color="#FFFFFF" style:writing-mode="lr-tb" fo:padding-top="0in" fo:padding-left="0.075in" fo:padding-bottom="0in" fo:padding-right="0.075in"/>
    </style:style>
    <style:style style:name="TableRow418" style:family="table-row">
      <style:table-row-properties style:min-row-height="0.5333in" style:use-optimal-row-height="false"/>
    </style:style>
    <style:style style:name="TableCell419" style:family="table-cell">
      <style:table-cell-properties fo:border-top="0.0069in solid #000000" fo:border-left="none" fo:border-bottom="none" fo:border-right="0.0069in solid #00000A" fo:background-color="#FFFFFF" style:writing-mode="lr-tb" fo:padding-top="0in" fo:padding-left="0.075in" fo:padding-bottom="0in" fo:padding-right="0.075in"/>
    </style:style>
    <style:style style:name="TableCell420" style:family="table-cell">
      <style:table-cell-properties fo:border-top="0.0069in solid #000000" fo:border-left="0.0069in solid #00000A" fo:border-bottom="none" fo:border-right="0.0069in solid #00000A" fo:background-color="#FFFFFF" style:writing-mode="lr-tb" fo:padding-top="0in" fo:padding-left="0.075in" fo:padding-bottom="0in" fo:padding-right="0.075in"/>
    </style:style>
    <style:style style:name="P421" style:parent-style-name="Heading2" style:family="paragraph">
      <style:paragraph-properties fo:break-before="page"/>
    </style:style>
    <style:style style:name="TableColumn423" style:family="table-column">
      <style:table-column-properties style:column-width="1.552in" style:use-optimal-column-width="false"/>
    </style:style>
    <style:style style:name="TableColumn424" style:family="table-column">
      <style:table-column-properties style:column-width="1.875in" style:use-optimal-column-width="false"/>
    </style:style>
    <style:style style:name="TableColumn425" style:family="table-column">
      <style:table-column-properties style:column-width="3.2708in" style:use-optimal-column-width="false"/>
    </style:style>
    <style:style style:name="Table422" style:family="table">
      <style:table-properties style:width="6.6979in" fo:margin-left="-0.0062in" table:align="left"/>
    </style:style>
    <style:style style:name="TableRow426" style:family="table-row">
      <style:table-row-properties style:min-row-height="0.4048in" style:use-optimal-row-height="false"/>
    </style:style>
    <style:style style:name="TableCell427"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428" style:parent-style-name="Table_Headline" style:family="paragraph">
      <style:paragraph-properties fo:keep-with-next="always"/>
    </style:style>
    <style:style style:name="TableCell429"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30" style:parent-style-name="Table_Headline" style:family="paragraph">
      <style:paragraph-properties fo:keep-with-next="always"/>
    </style:style>
    <style:style style:name="TableCell431"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32" style:parent-style-name="Table_Headline" style:family="paragraph">
      <style:paragraph-properties fo:keep-with-next="always"/>
    </style:style>
    <style:style style:name="TableRow433" style:family="table-row">
      <style:table-row-properties style:min-row-height="0.6055in" style:use-optimal-row-height="false"/>
    </style:style>
    <style:style style:name="TableCell434"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35" style:family="table-cell">
      <style:table-cell-properties fo:border="0.0069in solid #00000A" fo:background-color="#FFFFFF" style:writing-mode="lr-tb" fo:padding-top="0in" fo:padding-left="0.075in" fo:padding-bottom="0in" fo:padding-right="0.075in"/>
    </style:style>
    <style:style style:name="P436" style:parent-style-name="TableContents" style:family="paragraph">
      <style:text-properties style:font-name-complex="Courier New"/>
    </style:style>
    <style:style style:name="TableRow437" style:family="table-row">
      <style:table-row-properties style:min-row-height="0.3229in" style:use-optimal-row-height="false"/>
    </style:style>
    <style:style style:name="TableCell438" style:family="table-cell">
      <style:table-cell-properties fo:border-top="none" fo:border-left="0.0069in solid #00000A" fo:border-bottom="0.0069in solid #00000A" fo:border-right="0.0069in solid #00000A" fo:background-color="#DDDDDD" style:writing-mode="lr-tb" style:vertical-align="middle" fo:padding-top="0in" fo:padding-left="0.075in" fo:padding-bottom="0in" fo:padding-right="0.075in"/>
    </style:style>
    <style:style style:name="P439" style:parent-style-name="Table_BodCcopy" style:family="paragraph">
      <style:text-properties style:font-name="Courier New" style:font-name-complex="Courier New"/>
    </style:style>
    <style:style style:name="TableCell440" style:family="table-cell">
      <style:table-cell-properties fo:border-top="none" fo:border-left="0.0069in solid #00000A" fo:border-bottom="0.0069in solid #00000A" fo:border-right="0.0069in solid #00000A" fo:background-color="#DDDDDD" style:writing-mode="lr-tb" fo:padding-top="0in" fo:padding-left="0.075in" fo:padding-bottom="0in" fo:padding-right="0.075in"/>
    </style:style>
    <style:style style:name="TableRow441" style:family="table-row">
      <style:table-row-properties style:min-row-height="0.3854in" style:use-optimal-row-height="false"/>
    </style:style>
    <style:style style:name="TableCell442" style:family="table-cell">
      <style:table-cell-properties fo:border="0.0069in solid #00000A" fo:background-color="#DDDDDD" style:writing-mode="lr-tb" style:vertical-align="middle" fo:padding-top="0in" fo:padding-left="0.075in" fo:padding-bottom="0in" fo:padding-right="0.075in"/>
    </style:style>
    <style:style style:name="P443" style:parent-style-name="Table_BodCcopy" style:family="paragraph">
      <style:text-properties style:font-name="Courier New" style:font-name-complex="Courier New"/>
    </style:style>
    <style:style style:name="TableCell444" style:family="table-cell">
      <style:table-cell-properties fo:border="0.0069in solid #00000A" fo:background-color="#DDDDDD" style:writing-mode="lr-tb" fo:padding-top="0in" fo:padding-left="0.075in" fo:padding-bottom="0in" fo:padding-right="0.075in"/>
    </style:style>
    <style:style style:name="TableRow445" style:family="table-row">
      <style:table-row-properties style:min-row-height="0.4479in" style:use-optimal-row-height="false"/>
    </style:style>
    <style:style style:name="TableCell446" style:family="table-cell">
      <style:table-cell-properties fo:border="0.0069in solid #00000A" fo:background-color="#DDDDDD" style:writing-mode="lr-tb" style:vertical-align="middle" fo:padding-top="0in" fo:padding-left="0.075in" fo:padding-bottom="0in" fo:padding-right="0.075in"/>
    </style:style>
    <style:style style:name="P447" style:parent-style-name="Table_BodCcopy" style:family="paragraph">
      <style:text-properties style:font-name="Courier New" style:font-name-complex="Courier New"/>
    </style:style>
    <style:style style:name="TableCell448" style:family="table-cell">
      <style:table-cell-properties fo:border="0.0069in solid #00000A" fo:background-color="#DDDDDD" style:writing-mode="lr-tb" fo:padding-top="0in" fo:padding-left="0.075in" fo:padding-bottom="0in" fo:padding-right="0.075in"/>
    </style:style>
    <style:style style:name="TableRow449" style:family="table-row">
      <style:table-row-properties style:min-row-height="0.5833in" style:use-optimal-row-height="false"/>
    </style:style>
    <style:style style:name="TableCell450"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51" style:family="table-cell">
      <style:table-cell-properties fo:border="0.0069in solid #00000A" fo:background-color="#FFFFFF" style:writing-mode="lr-tb" style:vertical-align="middle" fo:padding-top="0in" fo:padding-left="0.075in" fo:padding-bottom="0in" fo:padding-right="0.075in"/>
    </style:style>
    <style:style style:name="TableRow452" style:family="table-row">
      <style:table-row-properties style:min-row-height="0.375in" style:use-optimal-row-height="false"/>
    </style:style>
    <style:style style:name="TableCell453" style:family="table-cell">
      <style:table-cell-properties fo:border-top="none" fo:border-left="0.0069in solid #00000A" fo:border-bottom="0.0069in solid #00000A" fo:border-right="0.0069in solid #00000A" fo:background-color="#FFFFFF" style:writing-mode="lr-tb" style:vertical-align="middle" fo:padding-top="0in" fo:padding-left="0.075in" fo:padding-bottom="0in" fo:padding-right="0.075in"/>
    </style:style>
    <style:style style:name="P454" style:parent-style-name="Table_BodCcopy" style:family="paragraph">
      <style:text-properties style:font-name="Courier New" style:font-name-complex="Courier New" style:font-size-complex="8pt"/>
    </style:style>
    <style:style style:name="TableCell455" style:family="table-cell">
      <style:table-cell-properties fo:border-top="none" fo:border-left="0.0069in solid #00000A" fo:border-bottom="0.0069in solid #00000A" fo:border-right="0.0069in solid #00000A" fo:background-color="#FFFFFF" style:writing-mode="lr-tb" fo:padding-top="0in" fo:padding-left="0.075in" fo:padding-bottom="0in" fo:padding-right="0.075in"/>
    </style:style>
    <style:style style:name="TableRow456" style:family="table-row">
      <style:table-row-properties style:min-row-height="0.1006in" style:use-optimal-row-height="false"/>
    </style:style>
    <style:style style:name="TableCell457"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458" style:parent-style-name="Table_BodCcopy" style:family="paragraph">
      <style:paragraph-properties fo:keep-with-next="always"/>
    </style:style>
    <style:style style:name="TableCell459"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460" style:parent-style-name="Table_Bullet" style:family="paragraph">
      <style:paragraph-properties fo:keep-with-next="always">
        <style:tab-stops/>
      </style:paragraph-properties>
    </style:style>
    <style:style style:name="TableColumn462" style:family="table-column">
      <style:table-column-properties style:column-width="1.552in" style:use-optimal-column-width="false"/>
    </style:style>
    <style:style style:name="TableColumn463" style:family="table-column">
      <style:table-column-properties style:column-width="1.875in" style:use-optimal-column-width="false"/>
    </style:style>
    <style:style style:name="TableColumn464" style:family="table-column">
      <style:table-column-properties style:column-width="3.2708in" style:use-optimal-column-width="false"/>
    </style:style>
    <style:style style:name="Table461" style:family="table">
      <style:table-properties style:width="6.6979in" fo:margin-left="-0.0062in" table:align="left"/>
    </style:style>
    <style:style style:name="TableRow465" style:family="table-row">
      <style:table-row-properties style:min-row-height="0.4048in" style:use-optimal-row-height="false"/>
    </style:style>
    <style:style style:name="TableCell466"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467" style:parent-style-name="Table_Headline" style:family="paragraph">
      <style:paragraph-properties fo:keep-with-next="always"/>
    </style:style>
    <style:style style:name="TableCell468"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69" style:parent-style-name="Table_Headline" style:family="paragraph">
      <style:paragraph-properties fo:keep-with-next="always"/>
    </style:style>
    <style:style style:name="TableCell470"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71" style:parent-style-name="Table_Headline" style:family="paragraph">
      <style:paragraph-properties fo:keep-with-next="always"/>
    </style:style>
    <style:style style:name="TableRow472" style:family="table-row">
      <style:table-row-properties style:min-row-height="0.6055in" style:use-optimal-row-height="false"/>
    </style:style>
    <style:style style:name="TableCell473"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74" style:family="table-cell">
      <style:table-cell-properties fo:border="0.0069in solid #00000A" fo:background-color="#FFFFFF" style:writing-mode="lr-tb" fo:padding-top="0in" fo:padding-left="0.075in" fo:padding-bottom="0in" fo:padding-right="0.075in"/>
    </style:style>
    <style:style style:name="P475" style:parent-style-name="TableContents" style:family="paragraph">
      <style:paragraph-properties fo:keep-together="always"/>
      <style:text-properties style:font-name-complex="Courier New"/>
    </style:style>
    <style:style style:name="TableRow476" style:family="table-row">
      <style:table-row-properties style:min-row-height="0.6055in" style:use-optimal-row-height="false"/>
    </style:style>
    <style:style style:name="TableCell477"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78" style:family="table-cell">
      <style:table-cell-properties fo:border="0.0069in solid #00000A" fo:background-color="#FFFFFF" style:writing-mode="lr-tb" fo:padding-top="0in" fo:padding-left="0.075in" fo:padding-bottom="0in" fo:padding-right="0.075in"/>
    </style:style>
    <style:style style:name="P479" style:parent-style-name="TableContents" style:family="paragraph">
      <style:paragraph-properties fo:keep-together="always"/>
      <style:text-properties style:font-name-complex="Courier New"/>
    </style:style>
    <style:style style:name="TableRow480" style:family="table-row">
      <style:table-row-properties style:min-row-height="0.6055in" style:use-optimal-row-height="false"/>
    </style:style>
    <style:style style:name="TableCell48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82" style:family="table-cell">
      <style:table-cell-properties fo:border="0.0069in solid #00000A" fo:background-color="#FFFFFF" style:writing-mode="lr-tb" fo:padding-top="0in" fo:padding-left="0.075in" fo:padding-bottom="0in" fo:padding-right="0.075in"/>
    </style:style>
    <style:style style:name="P483" style:parent-style-name="TableContents" style:family="paragraph">
      <style:paragraph-properties fo:keep-together="always"/>
      <style:text-properties style:font-name-complex="Courier New"/>
    </style:style>
    <style:style style:name="TableRow484" style:family="table-row">
      <style:table-row-properties style:min-row-height="0.6055in" style:use-optimal-row-height="false"/>
    </style:style>
    <style:style style:name="TableCell485"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86" style:family="table-cell">
      <style:table-cell-properties fo:border="0.0069in solid #00000A" fo:background-color="#FFFFFF" style:writing-mode="lr-tb" fo:padding-top="0in" fo:padding-left="0.075in" fo:padding-bottom="0in" fo:padding-right="0.075in"/>
    </style:style>
    <style:style style:name="P487" style:parent-style-name="TableContents" style:family="paragraph">
      <style:paragraph-properties fo:keep-together="always"/>
      <style:text-properties style:font-name-complex="Courier New"/>
    </style:style>
    <style:style style:name="TableRow488" style:family="table-row">
      <style:table-row-properties style:min-row-height="0.6055in" style:use-optimal-row-height="false"/>
    </style:style>
    <style:style style:name="TableCell489"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90" style:family="table-cell">
      <style:table-cell-properties fo:border="0.0069in solid #00000A" fo:background-color="#FFFFFF" style:writing-mode="lr-tb" fo:padding-top="0in" fo:padding-left="0.075in" fo:padding-bottom="0in" fo:padding-right="0.075in"/>
    </style:style>
    <style:style style:name="P491" style:parent-style-name="TableContents" style:family="paragraph">
      <style:paragraph-properties fo:keep-together="always"/>
      <style:text-properties style:font-name-complex="Courier New"/>
    </style:style>
    <style:style style:name="P492" style:parent-style-name="Heading1" style:family="paragraph">
      <style:paragraph-properties fo:break-before="page"/>
    </style:style>
    <style:style style:name="TableColumn494" style:family="table-column">
      <style:table-column-properties style:column-width="6.693in" style:use-optimal-column-width="false"/>
    </style:style>
    <style:style style:name="Table493" style:family="table">
      <style:table-properties style:width="6.693in" fo:margin-left="0in" table:align="left"/>
    </style:style>
    <style:style style:name="TableRow495" style:family="table-row">
      <style:table-row-properties style:min-row-height="0.5729in" style:use-optimal-row-height="false"/>
    </style:style>
    <style:style style:name="TableCell496" style:family="table-cell">
      <style:table-cell-properties fo:border="0.0034in solid #000000" style:writing-mode="lr-tb" fo:padding-top="0.0381in" fo:padding-left="0.0381in" fo:padding-bottom="0.0381in" fo:padding-right="0.0381in"/>
    </style:style>
    <style:style style:name="T497" style:parent-style-name="DefaultParagraphFont" style:family="text">
      <style:text-properties fo:font-weight="bold" style:font-weight-asian="bold"/>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00" style:parent-style-name="Table_BodCcopy" style:family="paragraph">
      <style:paragraph-properties fo:background-color="#DDDDDD"/>
    </style:style>
    <style:style style:name="T501" style:parent-style-name="DefaultParagraphFont" style:family="text">
      <style:text-properties fo:font-weight="bold" style:font-weight-asian="bold"/>
    </style:style>
    <style:style style:name="P502" style:parent-style-name="Table_BodCcopy" style:family="paragraph">
      <style:paragraph-properties fo:background-color="#DDDDDD"/>
    </style:style>
    <style:style style:name="TableColumn504" style:family="table-column">
      <style:table-column-properties style:column-width="6.693in" style:use-optimal-column-width="false"/>
    </style:style>
    <style:style style:name="Table503" style:family="table">
      <style:table-properties style:width="6.693in" fo:margin-left="0in" table:align="left"/>
    </style:style>
    <style:style style:name="TableRow505" style:family="table-row">
      <style:table-row-properties style:min-row-height="0.7916in" style:use-optimal-row-height="false"/>
    </style:style>
    <style:style style:name="TableCell506" style:family="table-cell">
      <style:table-cell-properties fo:border="0.0034in solid #000000" style:writing-mode="lr-tb" fo:padding-top="0.0381in" fo:padding-left="0.0381in" fo:padding-bottom="0.0381in" fo:padding-right="0.0381in"/>
    </style:style>
    <style:style style:name="T507" style:parent-style-name="DefaultParagraphFont" style:family="text">
      <style:text-properties fo:font-weight="bold" style:font-weight-asian="bold"/>
    </style:style>
    <style:style style:name="T508" style:parent-style-name="DefaultParagraphFont" style:family="text">
      <style:text-properties fo:font-weight="bold" style:font-weight-asian="bold"/>
    </style:style>
    <style:style style:name="T509" style:parent-style-name="DefaultParagraphFont" style:family="text">
      <style:text-properties fo:font-weight="bold" style:font-weight-asian="bold"/>
    </style:style>
    <style:style style:name="TableRow510" style:family="table-row">
      <style:table-row-properties style:use-optimal-row-height="false"/>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2" style:parent-style-name="Table_BodCcopy" style:family="paragraph">
      <style:paragraph-properties fo:background-color="#DDDDDD"/>
    </style:style>
    <style:style style:name="P513" style:parent-style-name="Table_BodCcopy" style:family="paragraph">
      <style:paragraph-properties fo:background-color="#DDDDDD"/>
    </style:style>
    <style:style style:name="P514" style:parent-style-name="Table_BodCcopy" style:family="paragraph">
      <style:paragraph-properties fo:background-color="#DDDDDD"/>
    </style:style>
    <style:style style:name="T515" style:parent-style-name="DefaultParagraphFont" style:family="text">
      <style:text-properties fo:font-weight="bold" style:font-weight-asian="bold"/>
    </style:style>
    <style:style style:name="P516" style:parent-style-name="Table_BodCcopy" style:family="paragraph">
      <style:paragraph-properties fo:background-color="#DDDDDD"/>
    </style:style>
    <style:style style:name="T517" style:parent-style-name="DefaultParagraphFont" style:family="text">
      <style:text-properties fo:font-weight="bold" style:font-weight-asian="bold"/>
    </style:style>
    <style:style style:name="P518" style:parent-style-name="Table_BodCcopy" style:family="paragraph">
      <style:paragraph-properties fo:background-color="#DDDDDD"/>
    </style:style>
    <style:style style:name="T519" style:parent-style-name="DefaultParagraphFont" style:family="text">
      <style:text-properties fo:font-weight="bold" style:font-weight-asian="bold"/>
    </style:style>
    <style:style style:name="P520" style:parent-style-name="Table_BodCcopy" style:family="paragraph">
      <style:paragraph-properties fo:background-color="#DDDDDD"/>
    </style:style>
    <style:style style:name="P521" style:parent-style-name="Table_BodCcopy" style:family="paragraph">
      <style:paragraph-properties fo:background-color="#DDDDDD"/>
    </style:style>
    <style:style style:name="TableColumn523" style:family="table-column">
      <style:table-column-properties style:column-width="6.693in" style:use-optimal-column-width="false"/>
    </style:style>
    <style:style style:name="Table522" style:family="table">
      <style:table-properties style:width="6.693in" fo:margin-left="0in" table:align="left"/>
    </style:style>
    <style:style style:name="TableRow524" style:family="table-row">
      <style:table-row-properties style:min-row-height="0.5729in" style:use-optimal-row-height="false"/>
    </style:style>
    <style:style style:name="TableCell525" style:family="table-cell">
      <style:table-cell-properties fo:border="0.0034in solid #000000" style:writing-mode="lr-tb" fo:padding-top="0.0381in" fo:padding-left="0.0381in" fo:padding-bottom="0.0381in" fo:padding-right="0.0381in"/>
    </style:style>
    <style:style style:name="TableRow526" style:family="table-row">
      <style:table-row-properties style:use-optimal-row-height="false"/>
    </style:style>
    <style:style style:name="TableCell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8" style:parent-style-name="Table_BodCcopy" style:family="paragraph">
      <style:paragraph-properties fo:background-color="#DDDDDD"/>
    </style:style>
    <style:style style:name="P529" style:parent-style-name="Table_BodCcopy" style:family="paragraph">
      <style:paragraph-properties fo:background-color="#DDDDDD"/>
    </style:style>
    <style:style style:name="P530" style:parent-style-name="Table_BodCcopy" style:family="paragraph">
      <style:paragraph-properties fo:background-color="#DDDDDD"/>
    </style:style>
    <style:style style:name="T531" style:parent-style-name="DefaultParagraphFont" style:family="text">
      <style:text-properties fo:font-weight="bold" style:font-weight-asian="bold"/>
    </style:style>
    <style:style style:name="P532" style:parent-style-name="Table_BodCcopy" style:family="paragraph">
      <style:paragraph-properties fo:background-color="#DDDDDD"/>
    </style:style>
    <style:style style:name="T533" style:parent-style-name="DefaultParagraphFont" style:family="text">
      <style:text-properties fo:font-weight="bold" style:font-weight-asian="bold"/>
    </style:style>
    <style:style style:name="P534" style:parent-style-name="Table_BodCcopy" style:family="paragraph">
      <style:paragraph-properties fo:background-color="#DDDDDD"/>
    </style:style>
    <style:style style:name="P535" style:parent-style-name="Table_BodCcopy" style:family="paragraph">
      <style:paragraph-properties fo:background-color="#DDDDDD"/>
    </style:style>
    <style:style style:name="P536" style:parent-style-name="Table_BodCcopy" style:family="paragraph">
      <style:paragraph-properties fo:background-color="#DDDDDD"/>
    </style:style>
    <style:style style:name="TableColumn538" style:family="table-column">
      <style:table-column-properties style:column-width="6.693in" style:use-optimal-column-width="false"/>
    </style:style>
    <style:style style:name="Table537" style:family="table">
      <style:table-properties style:width="6.693in" fo:margin-left="0in" table:align="left"/>
    </style:style>
    <style:style style:name="TableRow539" style:family="table-row">
      <style:table-row-properties style:min-row-height="0.5729in" style:use-optimal-row-height="false"/>
    </style:style>
    <style:style style:name="TableCell540" style:family="table-cell">
      <style:table-cell-properties fo:border="0.0034in solid #000000" style:writing-mode="lr-tb" fo:padding-top="0.0381in" fo:padding-left="0.0381in" fo:padding-bottom="0.0381in" fo:padding-right="0.0381in"/>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3" style:parent-style-name="Table_BodCcopy" style:family="paragraph">
      <style:paragraph-properties fo:background-color="#DDDDDD"/>
    </style:style>
    <style:style style:name="P544" style:parent-style-name="Table_BodCcopy" style:family="paragraph">
      <style:paragraph-properties fo:background-color="#DDDDDD"/>
    </style:style>
    <style:style style:name="T545" style:parent-style-name="DefaultParagraphFont" style:family="text">
      <style:text-properties fo:font-weight="bold" style:font-weight-asian="bold"/>
    </style:style>
    <style:style style:name="P546" style:parent-style-name="Table_BodCcopy" style:family="paragraph">
      <style:paragraph-properties fo:background-color="#DDDDDD"/>
    </style:style>
    <style:style style:name="T547" style:parent-style-name="DefaultParagraphFont" style:family="text">
      <style:text-properties fo:font-weight="bold" style:font-weight-asian="bold"/>
    </style:style>
    <style:style style:name="P548" style:parent-style-name="Table_BodCcopy" style:family="paragraph">
      <style:paragraph-properties fo:background-color="#DDDDDD"/>
    </style:style>
    <style:style style:name="T549" style:parent-style-name="DefaultParagraphFont" style:family="text">
      <style:text-properties fo:font-weight="bold" style:font-weight-asian="bold"/>
    </style:style>
    <style:style style:name="P550" style:parent-style-name="Table_BodCcopy" style:family="paragraph">
      <style:paragraph-properties fo:background-color="#DDDDDD"/>
    </style:style>
    <style:style style:name="P551" style:parent-style-name="Table_BodCcopy" style:family="paragraph">
      <style:paragraph-properties fo:background-color="#DDDDDD"/>
    </style:style>
    <style:style style:name="P552" style:parent-style-name="Table_BodCcopy" style:family="paragraph">
      <style:paragraph-properties fo:background-color="#DDDDDD"/>
    </style:style>
    <style:style style:name="P553" style:parent-style-name="Heading2" style:family="paragraph">
      <style:paragraph-properties fo:break-before="page"/>
    </style:style>
    <style:style style:name="TableColumn555" style:family="table-column">
      <style:table-column-properties style:column-width="6.693in" style:use-optimal-column-width="false"/>
    </style:style>
    <style:style style:name="Table554" style:family="table">
      <style:table-properties style:width="6.693in" fo:margin-left="0in" table:align="left"/>
    </style:style>
    <style:style style:name="TableRow556" style:family="table-row">
      <style:table-row-properties style:min-row-height="0.8437in" style:use-optimal-row-height="false"/>
    </style:style>
    <style:style style:name="TableCell557" style:family="table-cell">
      <style:table-cell-properties fo:border="0.0034in solid #000000" style:writing-mode="lr-tb" fo:padding-top="0.0381in" fo:padding-left="0.0381in" fo:padding-bottom="0.0381in" fo:padding-right="0.0381in"/>
    </style:style>
    <style:style style:name="P558" style:parent-style-name="TableContents" style:family="paragraph">
      <style:text-properties fo:font-weight="bold" style:font-weight-asian="bold"/>
    </style:style>
    <style:style style:name="TableRow559" style:family="table-row">
      <style:table-row-properties style:min-row-height="0.602in" style:use-optimal-row-height="false"/>
    </style:style>
    <style:style style:name="TableCell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1" style:parent-style-name="Table_BodCcopy" style:family="paragraph">
      <style:paragraph-properties fo:background-color="#DDDDDD"/>
    </style:style>
    <style:style style:name="P562" style:parent-style-name="Table_BodCcopy" style:family="paragraph">
      <style:paragraph-properties fo:background-color="#DDDDDD"/>
    </style:style>
    <style:style style:name="P563" style:parent-style-name="Table_BodCcopy" style:family="paragraph">
      <style:paragraph-properties fo:background-color="#DDDDDD"/>
    </style:style>
    <style:style style:name="P564" style:parent-style-name="Table_BodCcopy" style:family="paragraph">
      <style:paragraph-properties fo:background-color="#DDDDDD"/>
    </style:style>
    <style:style style:name="TableColumn566" style:family="table-column">
      <style:table-column-properties style:column-width="6.693in" style:use-optimal-column-width="false"/>
    </style:style>
    <style:style style:name="Table565" style:family="table">
      <style:table-properties style:width="6.693in" fo:margin-left="0in" table:align="left"/>
    </style:style>
    <style:style style:name="TableRow567" style:family="table-row">
      <style:table-row-properties style:min-row-height="0.4791in" style:use-optimal-row-height="false"/>
    </style:style>
    <style:style style:name="TableCell568" style:family="table-cell">
      <style:table-cell-properties fo:border="0.0034in solid #000000" style:writing-mode="lr-tb" fo:padding-top="0.0381in" fo:padding-left="0.0381in" fo:padding-bottom="0.0381in" fo:padding-right="0.0381in"/>
    </style:style>
    <style:style style:name="TableRow569" style:family="table-row">
      <style:table-row-properties style:min-row-height="0.602in" style:use-optimal-row-height="false"/>
    </style:style>
    <style:style style:name="TableCell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1" style:parent-style-name="Table_BodCcopy" style:family="paragraph">
      <style:paragraph-properties fo:background-color="#DDDDDD"/>
    </style:style>
    <style:style style:name="P572" style:parent-style-name="Table_BodCcopy" style:family="paragraph">
      <style:paragraph-properties fo:background-color="#DDDDDD"/>
    </style:style>
    <style:style style:name="P573" style:parent-style-name="Table_BodCcopy" style:family="paragraph">
      <style:paragraph-properties fo:background-color="#DDDDDD"/>
    </style:style>
    <style:style style:name="P574" style:parent-style-name="Table_BodCcopy" style:family="paragraph">
      <style:paragraph-properties fo:background-color="#DDDDDD"/>
    </style:style>
    <style:style style:name="P575" style:parent-style-name="Table_BodCcopy" style:family="paragraph">
      <style:paragraph-properties fo:background-color="#DDDDDD"/>
    </style:style>
    <style:style style:name="P576" style:parent-style-name="Table_BodCcopy" style:family="paragraph">
      <style:paragraph-properties fo:background-color="#DDDDDD"/>
    </style:style>
    <style:style style:name="P577" style:parent-style-name="Table_BodCcopy" style:family="paragraph">
      <style:paragraph-properties fo:background-color="#DDDDDD"/>
    </style:style>
    <style:style style:name="TableColumn579" style:family="table-column">
      <style:table-column-properties style:column-width="6.693in" style:use-optimal-column-width="false"/>
    </style:style>
    <style:style style:name="Table578" style:family="table">
      <style:table-properties style:width="6.693in" fo:margin-left="0in" table:align="left"/>
    </style:style>
    <style:style style:name="TableRow580" style:family="table-row">
      <style:table-row-properties style:min-row-height="0.4479in" style:use-optimal-row-height="false"/>
    </style:style>
    <style:style style:name="TableCell581" style:family="table-cell">
      <style:table-cell-properties fo:border="0.0034in solid #000000" style:writing-mode="lr-tb" fo:padding-top="0.0381in" fo:padding-left="0.0381in" fo:padding-bottom="0.0381in" fo:padding-right="0.0381in"/>
    </style:style>
    <style:style style:name="TableRow582" style:family="table-row">
      <style:table-row-properties style:min-row-height="0.4895in" style:use-optimal-row-height="false"/>
    </style:style>
    <style:style style:name="TableCell5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4" style:parent-style-name="Table_BodCcopy" style:family="paragraph">
      <style:paragraph-properties fo:background-color="#DDDDDD"/>
    </style:style>
    <style:style style:name="P585" style:parent-style-name="Table_BodCcopy" style:family="paragraph">
      <style:paragraph-properties fo:background-color="#DDDDDD"/>
    </style:style>
    <style:style style:name="P586" style:parent-style-name="Table_BodCcopy" style:family="paragraph">
      <style:paragraph-properties fo:background-color="#DDDDDD"/>
    </style:style>
    <style:style style:family="graphic" style:name="a37"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
      <style:graphic-properties draw:fill="none" draw:stroke="solid" svg:stroke-width="0.00694in" svg:stroke-color="#5b9bd5" draw:marker-end="a38" svg:stroke-opacity="100%" draw:stroke-linejoin="miter" svg:stroke-linecap="butt"/>
    </style:style>
    <style:style style:family="graphic" style:name="a21">
      <style:graphic-properties draw:fill="none" draw:stroke="solid" svg:stroke-width="0.00694in" svg:stroke-color="#5b9bd5" draw:marker-end="a20" svg:stroke-opacity="100%" draw:stroke-linejoin="miter" svg:stroke-linecap="butt"/>
    </style:style>
    <style:style style:family="graphic" style:name="a22">
      <style:graphic-properties draw:fill="none" draw:stroke="solid" svg:stroke-width="0.00694in" svg:stroke-color="#5b9bd5" svg:stroke-opacity="100%" draw:stroke-linejoin="miter" svg:stroke-linecap="butt"/>
    </style:style>
    <style:style style:family="graphic" style:name="a23">
      <style:graphic-properties draw:fill="none" draw:stroke="solid" svg:stroke-width="0.00694in" svg:stroke-color="#5b9bd5" svg:stroke-opacity="100%" draw:stroke-linejoin="miter" svg:stroke-linecap="butt"/>
    </style:style>
    <style:style style:family="graphic" style:name="a25">
      <style:graphic-properties draw:fill="none" draw:stroke="solid" svg:stroke-width="0.00694in" svg:stroke-color="#5b9bd5" draw:marker-end="a24" svg:stroke-opacity="100%" draw:stroke-linejoin="miter" svg:stroke-linecap="butt"/>
    </style:style>
    <style:style style:family="graphic" style:name="a26">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7">
      <style:graphic-properties draw:fill="none" draw:stroke="solid" svg:stroke-width="0.00694in" svg:stroke-color="#5b9bd5" svg:stroke-opacity="100%" draw:stroke-linejoin="miter" svg:stroke-linecap="butt"/>
    </style:style>
    <style:style style:family="graphic" style:name="a29">
      <style:graphic-properties draw:fill="none" draw:stroke="solid" svg:stroke-width="0.00694in" svg:stroke-color="#5b9bd5" draw:marker-end="a28" svg:stroke-opacity="100%" draw:stroke-linejoin="miter" svg:stroke-linecap="butt"/>
    </style:style>
    <style:style style:family="graphic" style:name="a10">
      <style:graphic-properties draw:fill="none" draw:stroke="solid" svg:stroke-width="0.00694in" svg:stroke-color="#5b9bd5" svg:stroke-opacity="100%" draw:stroke-linejoin="miter" svg:stroke-linecap="butt"/>
    </style:style>
    <style:style style:family="graphic" style:name="a11">
      <style:graphic-properties draw:fill="none" draw:stroke="solid" svg:stroke-width="0.00694in" svg:stroke-color="#5b9bd5" svg:stroke-opacity="100%" draw:stroke-linejoin="miter" svg:stroke-linecap="butt"/>
    </style:style>
    <style:style style:family="graphic" style:name="a12">
      <style:graphic-properties draw:fill="none" draw:stroke="solid" svg:stroke-width="0.00694in" svg:stroke-color="#5b9bd5" svg:stroke-opacity="100%" draw:stroke-linejoin="miter" svg:stroke-linecap="butt"/>
    </style:style>
    <style:style style:family="graphic" style:name="a13">
      <style:graphic-properties draw:fill="none" draw:stroke="solid" svg:stroke-width="0.00694in" svg:stroke-color="#5b9bd5" svg:stroke-opacity="100%" draw:stroke-linejoin="miter" svg:stroke-linecap="butt"/>
    </style:style>
    <style:style style:family="graphic" style:name="a50">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draw:fill="none" draw:stroke="solid" svg:stroke-width="0.00694in" svg:stroke-color="#5b9bd5" draw:marker-end="a14" svg:stroke-opacity="100%" draw:stroke-linejoin="miter" svg:stroke-linecap="butt"/>
    </style:style>
    <style:style style:family="graphic" style:name="a52">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draw:fill="none" draw:stroke="solid" svg:stroke-width="0.00694in" svg:stroke-color="#5b9bd5" draw:marker-end="a16" svg:stroke-opacity="100%" draw:stroke-linejoin="miter" svg:stroke-linecap="butt"/>
    </style:style>
    <style:style style:family="graphic" style:name="a54">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draw:fill="none" draw:stroke="solid" svg:stroke-width="0.00694in" svg:stroke-color="#5b9bd5" draw:marker-end="a18" svg:stroke-opacity="100%" draw:stroke-linejoin="miter" svg:stroke-linecap="butt"/>
    </style:style>
    <style:style style:family="graphic" style:name="a56">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58">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0"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
      <style:graphic-properties draw:fill="none" draw:stroke="solid" svg:stroke-width="0.00694in" svg:stroke-color="#5b9bd5" draw:marker-end="a2" svg:stroke-opacity="100%" draw:stroke-linejoin="miter" svg:stroke-linecap="butt"/>
    </style:style>
    <style:style style:family="graphic" style:name="a41"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2">
      <style:graphic-properties draw:fill="none" draw:stroke="solid" svg:stroke-width="0.00694in" svg:stroke-color="#5b9bd5" svg:stroke-opacity="100%" draw:stroke-linejoin="miter" svg:stroke-linecap="butt"/>
    </style:style>
    <style:style style:family="graphic" style:name="a5">
      <style:graphic-properties draw:fill="none" draw:stroke="solid" svg:stroke-width="0.00694in" svg:stroke-color="#5b9bd5" draw:marker-end="a4" svg:stroke-opacity="100%" draw:stroke-linejoin="miter" svg:stroke-linecap="butt"/>
    </style:style>
    <style:style style:family="graphic" style:name="a43">
      <style:graphic-properties draw:fill="none" draw:stroke="solid" svg:stroke-width="0.00694in" svg:stroke-color="#5b9bd5" svg:stroke-opacity="100%" draw:stroke-linejoin="miter" svg:stroke-linecap="butt"/>
    </style:style>
    <style:style style:family="graphic" style:name="a7">
      <style:graphic-properties draw:fill="none" draw:stroke="solid" svg:stroke-width="0.00694in" svg:stroke-color="#5b9bd5" draw:marker-end="a6" svg:stroke-opacity="100%" draw:stroke-linejoin="miter" svg:stroke-linecap="butt"/>
    </style:style>
    <style:style style:family="graphic" style:name="a45">
      <style:graphic-properties draw:fill="none" draw:stroke="solid" svg:stroke-width="0.00694in" svg:stroke-color="#5b9bd5" draw:marker-end="a44" svg:stroke-opacity="100%" draw:stroke-linejoin="miter" svg:stroke-linecap="butt"/>
    </style:style>
    <style:style style:family="graphic" style:name="a8">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9">
      <style:graphic-properties draw:fill="none" draw:stroke="solid" svg:stroke-width="0.00694in" svg:stroke-color="#5b9bd5" svg:stroke-opacity="100%" draw:stroke-linejoin="miter" svg:stroke-linecap="butt"/>
    </style:style>
    <style:style style:family="graphic" style:name="a47">
      <style:graphic-properties draw:fill="none" draw:stroke="solid" svg:stroke-width="0.00694in" svg:stroke-color="#5b9bd5" draw:marker-end="a46" svg:stroke-opacity="100%" draw:stroke-linejoin="miter" svg:stroke-linecap="butt"/>
    </style:style>
    <style:style style:family="graphic" style:name="a48">
      <style:graphic-properties/>
    </style:style>
    <style:style style:family="graphic" style:name="a49"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31">
      <style:graphic-properties draw:fill="none" draw:stroke="solid" svg:stroke-width="0.00694in" svg:stroke-color="#5b9bd5" draw:marker-end="a30" svg:stroke-opacity="100%" draw:stroke-linejoin="miter" svg:stroke-linecap="butt"/>
    </style:style>
    <style:style style:family="graphic" style:name="a32"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 style:parent-style-name="Graphics">
      <style:graphic-properties fo:wrap-option="no-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5"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6"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office:automatic-styles>
  <office:body>
    <office:text text:use-soft-page-breaks="true">
      <text:p text:style-name="P1"/>
      <text:p text:style-name="BodyCopy"/>
      <text:p text:style-name="BodyCopy"/>
      <text:p text:style-name="BodyCopy"/>
      <text:p text:style-name="BodyCopy"/>
      <text:p text:style-name="CoverTitel">EasyServerPages</text:p>
      <text:p text:style-name="Heading">User Interface Design Based on HTML5</text:p>
      <text:p text:style-name="P9"/>
      <text:soft-page-break/>
      <text:p text:style-name="P10">Table of ContentS</text:p>
      <text:p text:style-name="BodyCopy"/>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14"><text:a xlink:href="#_Toc435695594" office:target-frame-name="_top" xlink:show="replace"><text:span text:style-name="Hyperlink">Basic Considerations</text:span><text:tab/>3</text:a></text:p>
          <text:p text:style-name="P15"><text:a xlink:href="#_Toc435695595" office:target-frame-name="_top" xlink:show="replace"><text:span text:style-name="Hyperlink">General Setup</text:span><text:tab/>3</text:a></text:p>
          <text:p text:style-name="P16"><text:a xlink:href="#_Toc435695596" office:target-frame-name="_top" xlink:show="replace"><text:span text:style-name="Hyperlink">ESP Document</text:span><text:tab/>5</text:a></text:p>
          <text:p text:style-name="P17"><text:a xlink:href="#_Toc435695597" office:target-frame-name="_top" xlink:show="replace"><text:span text:style-name="Hyperlink">data-eezz-action</text:span><text:tab/>6</text:a></text:p>
          <text:p text:style-name="P18"><text:a xlink:href="#_Toc435695598" office:target-frame-name="_top" xlink:show="replace"><text:span text:style-name="Hyperlink">data-easy-event</text:span><text:tab/>7</text:a></text:p>
          <text:p text:style-name="P19"><text:a xlink:href="#_Toc435695599" office:target-frame-name="_top" xlink:show="replace"><text:span text:style-name="Hyperlink">data-easy-template</text:span><text:tab/>8</text:a></text:p>
          <text:p text:style-name="P20"><text:a xlink:href="#_Toc435695600" office:target-frame-name="_top" xlink:show="replace"><text:span text:style-name="Hyperlink">Translation</text:span><text:tab/>9</text:a></text:p>
          <text:p text:style-name="P21"><text:a xlink:href="#_Toc435695601" office:target-frame-name="_top" xlink:show="replace"><text:span text:style-name="Hyperlink">ESP Objects</text:span><text:tab/>10</text:a></text:p>
          <text:p text:style-name="P22"><text:a xlink:href="#_Toc435695602" office:target-frame-name="_top" xlink:show="replace"><text:span text:style-name="Hyperlink">TTable</text:span><text:tab/>10</text:a></text:p>
          <text:p text:style-name="P23"><text:a xlink:href="#_Toc435695603" office:target-frame-name="_top" xlink:show="replace"><text:span text:style-name="Hyperlink">TCell</text:span><text:tab/>11</text:a></text:p>
          <text:p text:style-name="P24"><text:a xlink:href="#_Toc435695604" office:target-frame-name="_top" xlink:show="replace"><text:span text:style-name="Hyperlink">TDBTable ( TTable )</text:span><text:tab/>12</text:a></text:p>
          <text:p text:style-name="P25"><text:a xlink:href="#_Toc435695605" office:target-frame-name="_top" xlink:show="replace"><text:span text:style-name="Hyperlink">TBlackBoard</text:span><text:tab/>12</text:a></text:p>
          <text:p text:style-name="P26"><text:a xlink:href="#_Toc435695606" office:target-frame-name="_top" xlink:show="replace"><text:span text:style-name="Hyperlink">Example</text:span><text:tab/>13</text:a></text:p>
          <text:p text:style-name="P27"><text:a xlink:href="#_Toc435695607" office:target-frame-name="_top" xlink:show="replace"><text:span text:style-name="Hyperlink">The HTML page</text:span><text:tab/>13</text:a></text:p>
          <text:p text:style-name="P28"><text:a xlink:href="#_Toc435695608" office:target-frame-name="_top" xlink:show="replace"><text:span text:style-name="Hyperlink">The Application</text:span><text:tab/>14</text:a></text:p>
        </text:index-body>
      </text:table-of-content>
      <text:p text:style-name="Introduction"/>
      <text:p text:style-name="P29"/>
      <text:h text:style-name="Heading1" text:outline-level="1"><text:bookmark-start text:name="_Toc435695594"/><text:bookmark-start text:name="_Toc410225155"/><text:bookmark-start text:name="__RefHeading__856_1067411107"/>Basic Considerations<text:bookmark-end text:name="_Toc435695594"/></text:h>
      <text:p text:style-name="Textbody">ESP (EezzServerProtocol) implements a data exchange based on HTML. It adopts the idea of global<text:s/>status<text:s/>codes, but uses a JSON structure, which could be consumed by all socket endpoints. This allows two services to interact and dissolves the current definition of client and server.</text:p>
      <text:p text:style-name="Textbody">The ESP allows a bidirectional communication between two endpoints. Beside the data, the protocol defines activities<text:s/>for<text:s/>the partner to<text:s/>execute<text:s/>and defines regions in the JSON structure to place the results into.</text:p>
      <text:p text:style-name="Textbody">An ESP package could thus<text:s/>visit<text:s/>several services,<text:s/>allowing to keep track on each station. Each service would<text:s/>fetch the relevant information<text:s/>and add data to the structure.<text:s/></text:p>
      <text:p text:style-name="Textbody">A basic issue was to put all programming logic to a central place. The usage of java script in an ESP project is optional and all logic could be implemented in a server without a visible delay in the browser output.<text:s/>This concept allows the extension to an application server, allowing users to place their own applications and services into the project.</text:p>
      <text:p text:style-name="Textbody">The ESP project implements a HTTP server with an agent to analyze and compile HTML5 pages. The protocol executes in two steps. First establish a connection via HTTP and then starting a session with a web-socket:</text:p>
      <text:p text:style-name="Textbody"><text:span text:style-name="T30"><draw:g draw:name="Canvas 10" draw:id="id35" draw:style-name="a48" text:anchor-type="as-char"><svg:title/><svg:desc/><draw:custom-shape svg:x="0.54358in" svg:y="0.42035in" svg:width="1.09003in" svg:height="0.39712in" draw:id="id0" draw:style-name="a0" draw:name="Rectangle 11"><svg:title/><svg:desc/><text:p text:style-name="P31">ESP-HTTP</text:p><draw:enhanced-geometry draw:type="non-primitive" svg:viewBox="0 0 21600 21600" draw:enhanced-path="M 0 0 L 21600 0 21600 21600 0 21600 Z N"/></draw:custom-shape><draw:custom-shape svg:x="2.3222in" svg:y="0.42035in" svg:width="1.10482in" svg:height="0.40323in" draw:id="id1" draw:style-name="a1" draw:name="Rectangle 12"><svg:title/><svg:desc/><text:p text:style-name="P32">Agent</text:p><draw:enhanced-geometry draw:type="non-primitive" svg:viewBox="0 0 21600 21600" draw:enhanced-path="M 0 0 L 21600 0 21600 21600 0 21600 Z N"/></draw:custom-shape><draw:connector draw:type="line" svg:x1="0.33057in" svg:y1="1.18182in" svg:x2="1.2661in" svg:y2="1.18182in" draw:id="id2" draw:style-name="a3" draw:name="Straight Arrow Connector 13"><svg:title/><svg:desc/></draw:connector><draw:connector draw:type="line" svg:x1="1.29025in" svg:y1="1.19655in" svg:x2="2.91925in" svg:y2="1.17722in" draw:id="id3" draw:style-name="a5" draw:name="Straight Arrow Connector 14"><svg:title/><svg:desc/></draw:connector><draw:connector draw:type="line" svg:x1="0.29253in" svg:y1="2.22474in" svg:x2="4.26947in" svg:y2="2.22474in" draw:id="id4" draw:style-name="a7" draw:name="Straight Arrow Connector 15"><svg:title/><svg:desc/></draw:connector><draw:custom-shape svg:x="5.40447in" svg:y="0.43077in" svg:width="1.12095in" svg:height="0.41436in" draw:id="id5" draw:style-name="a8" draw:name="Rectangle 16"><svg:title/><svg:desc/><text:p text:style-name="P33">Application</text:p><draw:enhanced-geometry draw:type="non-primitive" svg:viewBox="0 0 21600 21600" draw:enhanced-path="M 0 0 L 21600 0 21600 21600 0 21600 Z N"/></draw:custom-shape><draw:connector draw:type="line" svg:x1="1.30421in" svg:y1="0.84339in" svg:x2="1.30424in" svg:y2="1.98347in" draw:id="id6" draw:style-name="a9" draw:name="Straight Connector 17"><svg:title/><svg:desc/></draw:connector><draw:connector draw:type="line" svg:x1="2.92551in" svg:y1="0.79339in" svg:x2="2.93138in" svg:y2="1.82424in" draw:id="id7" draw:style-name="a10" draw:name="Straight Connector 18"><svg:title/><svg:desc/></draw:connector><draw:connector draw:type="line" svg:x1="5.91608in" svg:y1="0.8595in" svg:x2="5.91608in" svg:y2="3.21528in" draw:id="id8" draw:style-name="a11" draw:name="Straight Connector 19"><svg:title/><svg:desc/></draw:connector><draw:connector draw:type="line" svg:x1="2.93144in" svg:y1="1.26425in" svg:x2="3.40489in" svg:y2="1.26434in" draw:id="id9" draw:style-name="a12" draw:name="Straight Connector 22"><svg:title/><svg:desc/></draw:connector><draw:connector draw:type="line" svg:x1="3.40881in" svg:y1="1.26434in" svg:x2="3.40482in" svg:y2="1.70694in" draw:id="id10" draw:style-name="a13" draw:name="Straight Connector 23"><svg:title/><svg:desc/></draw:connector><draw:connector draw:type="line" svg:x1="3.40645in" svg:y1="1.70694in" svg:x2="2.9631in" svg:y2="1.70694in" draw:id="id11" draw:style-name="a15" draw:name="Straight Arrow Connector 24"><svg:title/><svg:desc/></draw:connector><draw:connector draw:type="line" svg:x1="2.88698in" svg:y1="1.73873in" svg:x2="1.30424in" svg:y2="1.73873in" draw:id="id12" draw:style-name="a17" draw:name="Straight Arrow Connector 25"><svg:title/><svg:desc/></draw:connector><draw:connector draw:type="line" svg:x1="2.91592in" svg:y1="2.47934in" svg:x2="2.93138in" svg:y2="3.5in" draw:id="id13" draw:style-name="a19" draw:name="Straight Arrow Connector 26"><svg:title/><svg:desc/></draw:connector><draw:connector draw:type="line" svg:x1="1.29023in" svg:y1="1.74251in" svg:x2="0.42249in" svg:y2="1.75077in" draw:id="id14" draw:style-name="a21" draw:name="Straight Arrow Connector 27"><svg:title/><svg:desc/></draw:connector><draw:connector draw:type="line" svg:x1="2.92144in" svg:y1="2.75819in" svg:x2="3.42412in" svg:y2="2.75819in" draw:id="id15" draw:style-name="a22" draw:name="Straight Connector 29"><svg:title/><svg:desc/></draw:connector><draw:connector draw:type="line" svg:x1="3.41524in" svg:y1="2.74166in" svg:x2="3.41524in" svg:y2="3.09791in" draw:id="id16" draw:style-name="a23" draw:name="Straight Connector 30"><svg:title/><svg:desc/></draw:connector><draw:connector draw:type="line" svg:x1="3.41233in" svg:y1="3.0868in" svg:x2="2.96304in" svg:y2="3.0868in" draw:id="id17" draw:style-name="a25" draw:name="Straight Arrow Connector 31"><svg:title/><svg:desc/></draw:connector><draw:custom-shape svg:x="3.80409in" svg:y="0.42077in" svg:width="1.03148in" svg:height="0.42262in" draw:id="id18" draw:style-name="a26" draw:name="Rectangle 32"><svg:title/><svg:desc/><text:p text:style-name="P34">Web-Socket</text:p><draw:enhanced-geometry draw:type="non-primitive" svg:viewBox="0 0 21600 21600" draw:enhanced-path="M 0 0 L 21600 0 21600 21600 0 21600 Z N"/></draw:custom-shape><draw:connector draw:type="line" svg:x1="4.30677in" svg:y1="0.8595in" svg:x2="4.30054in" svg:y2="3.45827in" draw:id="id19" draw:style-name="a27" draw:name="Straight Connector 33"><svg:title/><svg:desc/></draw:connector><draw:connector draw:type="line" svg:x1="4.26938in" svg:y1="2.6671in" svg:x2="2.92419in" svg:y2="2.66779in" draw:id="id20" draw:style-name="a29" draw:name="Straight Arrow Connector 35"><svg:title/><svg:desc/></draw:connector><draw:connector draw:type="line" svg:x1="4.26929in" svg:y1="3.36181in" svg:x2="0.28471in" svg:y2="3.33901in" draw:id="id21" draw:style-name="a31" draw:name="Straight Arrow Connector 36"><svg:title/><svg:desc/></draw:connector><draw:frame draw:id="id22" draw:style-name="a32" draw:name="Text Box 38" svg:x="0.22314in" svg:y="0.98347in" svg:width="0.99095in" svg:height="0.27222in" style:rel-width="scale" style:rel-height="scale"><draw:text-box><text:p text:style-name="Normal">HTTP Request</text:p></draw:text-box><svg:title/><svg:desc/></draw:frame><draw:frame draw:id="id23" draw:style-name="a33" draw:name="Text Box 38" svg:x="1.30418in" svg:y="0.97371in" svg:width="1.6333in" svg:height="0.27222in" style:rel-width="scale" style:rel-height="scale"><draw:text-box><text:p text:style-name="P35"><text:span text:style-name="T36">HTTP Request on HTML</text:span></text:p></draw:text-box><svg:title/><svg:desc/></draw:frame><draw:frame draw:id="id24" draw:style-name="a34" draw:name="Text Box 38" svg:x="3.01611in" svg:y="1.32986in" svg:width="1.25345in" svg:height="0.27222in" style:rel-width="scale" style:rel-height="scale"><draw:text-box><text:p text:style-name="P37"><text:span text:style-name="T38">Inject WEB socket</text:span></text:p></draw:text-box><svg:title/><svg:desc/></draw:frame><draw:frame draw:id="id25" draw:style-name="a35" draw:name="Text Box 38" svg:x="1.38053in" svg:y="1.51804in" svg:width="1.41803in" svg:height="0.29944in" style:rel-width="scale" style:rel-height="scale"><draw:text-box><text:p text:style-name="P39"><text:span text:style-name="T40">Return modified page</text:span></text:p></draw:text-box><svg:title/><svg:desc/></draw:frame><draw:frame draw:id="id26" draw:style-name="a36" draw:name="Text Box 38" svg:x="0.2348in" svg:y="1.98347in" svg:width="1.53261in" svg:height="0.27222in" style:rel-width="scale" style:rel-height="scale"><draw:text-box><text:p text:style-name="P41"><text:span text:style-name="T42">ESP web socket request</text:span></text:p></draw:text-box><svg:title/><svg:desc/></draw:frame><draw:frame draw:id="id27" draw:style-name="a37" draw:name="Text Box 38" svg:x="4.34292in" svg:y="2.20972in" svg:width="1.34095in" svg:height="0.5173in" style:rel-width="scale" style:rel-height="scale"><draw:text-box><text:p text:style-name="P43">Create session agent</text:p><text:p text:style-name="P44">or use existing</text:p></draw:text-box><svg:title/><svg:desc/></draw:frame><draw:connector draw:type="line" svg:x1="3.42412in" svg:y1="2.89256in" svg:x2="5.90713in" svg:y2="2.89256in" draw:id="id28" draw:style-name="a39" draw:name="Straight Arrow Connector 44"><svg:title/><svg:desc/></draw:connector><draw:frame draw:id="id29" draw:style-name="a40" draw:name="Text Box 38" svg:x="3.3545in" svg:y="2.60985in" svg:width="0.67013in" svg:height="0.67361in" style:rel-width="scale" style:rel-height="scale"><draw:text-box><text:p text:style-name="P45">assign</text:p><text:p text:style-name="P46">callback</text:p><text:p text:style-name="P47">update</text:p></draw:text-box><svg:title/><svg:desc/></draw:frame><draw:frame draw:id="id30" draw:style-name="a41" draw:name="Text Box 38" svg:x="0.41511in" svg:y="3.08958in" svg:width="2.22704in" svg:height="0.27222in" style:rel-width="scale" style:rel-height="scale"><draw:text-box><text:p text:style-name="P48"><text:span text:style-name="T49">ESP update request on existing page</text:span></text:p></draw:text-box><svg:title/><svg:desc/></draw:frame><draw:connector draw:type="line" svg:x1="4.26938in" svg:y1="2.22474in" svg:x2="4.74229in" svg:y2="2.22474in" draw:id="id31" draw:style-name="a42" draw:name="Straight Connector 48"><svg:title/><svg:desc/></draw:connector><draw:connector draw:type="line" svg:x1="4.74576in" svg:y1="2.22474in" svg:x2="4.74229in" svg:y2="2.6671in" draw:id="id32" draw:style-name="a43" draw:name="Straight Connector 49"><svg:title/><svg:desc/></draw:connector><draw:connector draw:type="line" svg:x1="4.74368in" svg:y1="2.66779in" svg:x2="4.30063in" svg:y2="2.66779in" draw:id="id33" draw:style-name="a45" draw:name="Straight Arrow Connector 50"><svg:title/><svg:desc/></draw:connector><draw:connector draw:type="line" svg:x1="2.96298in" svg:y1="3.21528in" svg:x2="4.30046in" svg:y2="3.21528in" draw:id="id34" draw:style-name="a47" draw:name="Straight Arrow Connector 51"><svg:title/><svg:desc/></draw:connector></draw:g></text:span></text:p>
      <text:p text:style-name="Textbody">The agent session object is connected to the<text:s/>web<text:s/>socket session. If the user closes the browser, the websocket server would send a shutdown request to the agent.</text:p>
      <text:p text:style-name="Textbody">If a browser has a session, which remained after a network outage or a reset of the ESP server, the agent would be able to<text:s/>restore the session.</text:p>
      <text:p text:style-name="Textbody">In each ESP request we have<text:s/>assign and<text:s/>callback<text:s/>request, which calls methods<text:s/>in the application.<text:s/>This is similar to a select and fetch request to database. In term of ESP the assign statement is the equivalent to the fetch and the callback statement the equivalent to the select.<text:s/>The application has to keep the data between these two calls.</text:p>
      <text:p text:style-name="Textbody">Each application is first called with the assign statement. If<text:s/>the application is initial and<text:s/>has no data selected, it<text:s/>calculates<text:s/>the default<text:s/>based on the<text:s/>call parameter and returns.</text:p>
      <text:soft-page-break/>
      <text:p text:style-name="Textbody">The second call is a callback. The application selects data according to this statement and optional returns data. It has to store this data in an internal state until a call to the assign method.</text:p>
      <text:p text:style-name="Textbody">The callbacks do_select and do_sort are automatically generated for rows and columns in a table respectively, if not superseded by user defined callback.<text:s/>The user could overwrite these methods to define nonstandard activities.</text:p>
      <text:p text:style-name="Textbody">The agent compiles the update request find the HTML segments for recalculation<text:s/>and inserts data returned by the assign statement.</text:p>
      <text:p text:style-name="Textbody">After this<text:s/>call to the assign statement<text:s/>the application<text:s/>might<text:s/>drop the internal state.</text:p>
      <text:p text:style-name="Textbody">The ESP agent uses the HTML page to extract templates. It fills the data into these fragments and returns this to the browser, which replaces the template by the calculated data</text:p>
      <text:p text:style-name="Textbody"/>
      <text:h text:style-name="Heading1" text:outline-level="1"><text:bookmark-start text:name="_Toc435695595"/>ESP Format</text:h>
      <text:p text:style-name="Textbody">The ESP is defined in following JSON format.</text:p>
      <text:p text:style-name="Textbody"><text:span text:style-name="T50"><draw:frame draw:id="id36" draw:style-name="a49" draw:name="Canvas 53" svg:x="0.26515in" svg:y="0.47361in" svg:width="5.51641in" svg:height="1.00556in" style:rel-width="scale" style:rel-height="scale"><draw:text-box><text:p text:style-name="Normal">{</text:p><text:p text:style-name="Normal"><text:s text:c="4"/>‘callback’ : { ‘&lt;application-name.method&gt;’ : { ‘&lt;parameter-name&gt;’:’&lt;value&gt;’, … }, …<text:s/><text:s/>},</text:p><text:p text:style-name="Normal"><text:s text:c="4"/>‘update’ <text:s/>: { ‘&lt;browser-tag.attribute&gt;’ : ‘&lt;referece-tag.attribute&gt;’, … }</text:p><text:p text:style-name="Normal">}</text:p></draw:text-box><svg:title/><svg:desc/></draw:frame></text:span></text:p>
      <text:p text:style-name="Textbody">The callback key points to a set of methods to call and each methods points to a set of named parameter values. A value could be a constant or could reference any HTML-tag by name and its attribute.<text:s/>The application has to be defined in an assign statement<text:s/>and the name is then evaluated by the name attribute of the defining tag.</text:p>
      <text:p text:style-name="Textbody">The update contains a reference to any HTML-tag by name and the desired resource. If this value is an asterisk, the attribute is recalculated by agent based on the data of callback.<text:s/>The syntax allows also to set style attributes.</text:p>
      <text:p text:style-name="Textbody"><text:s text:c="2"/></text:p>
      <text:p text:style-name="Textbody"/>
      <text:h text:style-name="Heading1" text:outline-level="1">General Setup<text:bookmark-end text:name="_Toc410225155"/><text:bookmark-end text:name="__RefHeading__856_1067411107"/><text:bookmark-end text:name="_Toc435695595"/></text:h>
      <text:p text:style-name="BodyCopy">ESP (EasyServerPages) is based on HTML-5. On the server you would see the following hierarchy after setup:</text:p>
      <text:p text:style-name="BodyCopy"/>
      <text:section text:name="Sect2" text:style-name="S2">
        <text:soft-page-break/>
        <text:p text:style-name="BodyCopy"><text:span text:style-name="T51"><draw:custom-shape svg:x="0.26553in" svg:y="0.11944in" svg:width="0.99097in" svg:height="0.37847in" draw:z-index="251658240" draw:id="id37" draw:style-name="a50" draw:name="Rectangle 1" text:anchor-type="paragraph"><svg:title/><svg:desc/><text:p text:style-name="P52">webroot</text:p><draw:enhanced-geometry draw:type="non-primitive" svg:viewBox="0 0 21600 21600" draw:enhanced-path="M 0 0 L 21600 0 21600 21600 0 21600 Z N"/></draw:custom-shape></text:span></text:p>
        <text:p text:style-name="BodyCopy"/>
        <text:p text:style-name="BodyCopy"/>
        <text:p text:style-name="BodyCopy"><text:span text:style-name="T53"><draw:custom-shape svg:x="2.34306in" svg:y="0.04653in" svg:width="2.18403in" svg:height="0.46389in" draw:z-index="6" draw:id="id38" draw:style-name="a51" draw:name="Rectangle 4" text:anchor-type="paragraph"><svg:title/><svg:desc/><text:p text:style-name="P54">Application repository</text:p><text:p text:style-name="P55">EasyServerPage/easy/server.py</text:p><draw:enhanced-geometry draw:type="non-primitive" svg:viewBox="0 0 21600 21600" draw:enhanced-path="M 0 0 L 21600 0 21600 21600 0 21600 Z N"/></draw:custom-shape></text:span><text:span text:style-name="T56"><draw:custom-shape svg:x="0.88889in" svg:y="0.04653in" svg:width="0.92847in" svg:height="0.46944in" draw:z-index="2" draw:id="id39" draw:style-name="a52" draw:name="Rectangle 5" text:anchor-type="paragraph"><svg:title/><svg:desc/><text:p text:style-name="P57">applications</text:p><draw:enhanced-geometry draw:type="non-primitive" svg:viewBox="0 0 21600 21600" draw:enhanced-path="M 0 0 L 21600 0 21600 21600 0 21600 Z N"/></draw:custom-shape></text:span></text:p>
        <text:p text:style-name="BodyCopy"/>
        <text:p text:style-name="BodyCopy"><text:span text:style-name="T58"><draw:custom-shape svg:x="0.88611in" svg:y="0.23056in" svg:width="0.92847in" svg:height="0.37431in" draw:z-index="3" draw:id="id40" draw:style-name="a53" draw:name="Rectangle 7" text:anchor-type="paragraph"><svg:title/><svg:desc/><text:p text:style-name="P59">public</text:p><draw:enhanced-geometry draw:type="non-primitive" svg:viewBox="0 0 21600 21600" draw:enhanced-path="M 0 0 L 21600 0 21600 21600 0 21600 Z N"/></draw:custom-shape></text:span><text:span text:style-name="T60"><draw:custom-shape svg:x="2.32986in" svg:y="0.22847in" svg:width="2.19792in" svg:height="0.37083in" draw:z-index="7" draw:id="id41" draw:style-name="a54" draw:name="Rectangle 6" text:anchor-type="paragraph"><svg:title/><svg:desc/><text:p text:style-name="P61">HTML-pages</text:p><draw:enhanced-geometry draw:type="non-primitive" svg:viewBox="0 0 21600 21600" draw:enhanced-path="M 0 0 L 21600 0 21600 21600 0 21600 Z N"/></draw:custom-shape></text:span></text:p>
        <text:p text:style-name="BodyCopy"/>
        <text:p text:style-name="BodyCopy"/>
        <text:p text:style-name="BodyCopy"><text:span text:style-name="T62"><draw:custom-shape svg:x="0.87917in" svg:y="0.12778in" svg:width="0.92847in" svg:height="0.375in" draw:z-index="4" draw:id="id42" draw:style-name="a55" draw:name="Rectangle 8" text:anchor-type="paragraph"><svg:title/><svg:desc/><text:p text:style-name="P63">database</text:p><draw:enhanced-geometry draw:type="non-primitive" svg:viewBox="0 0 21600 21600" draw:enhanced-path="M 0 0 L 21600 0 21600 21600 0 21600 Z N"/></draw:custom-shape></text:span><text:span text:style-name="T64"><draw:custom-shape svg:x="2.33542in" svg:y="0.12569in" svg:width="2.20556in" svg:height="0.375in" draw:z-index="8" draw:id="id43" draw:style-name="a56" draw:name="Rectangle 9" text:anchor-type="paragraph"><svg:title/><svg:desc/><text:p text:style-name="P65">Database files</text:p><draw:enhanced-geometry draw:type="non-primitive" svg:viewBox="0 0 21600 21600" draw:enhanced-path="M 0 0 L 21600 0 21600 21600 0 21600 Z N"/></draw:custom-shape></text:span></text:p>
        <text:p text:style-name="BodyCopy"/>
        <text:p text:style-name="BodyCopy"/>
        <text:p text:style-name="BodyCopy"><text:span text:style-name="T66"><draw:custom-shape svg:x="2.31528in" svg:y="0.02708in" svg:width="2.20556in" svg:height="0.37153in" draw:z-index="251662336" draw:id="id44" draw:style-name="a57" draw:name="Rectangle 9" text:anchor-type="paragraph"><svg:title/><svg:desc/><text:p text:style-name="P67">Resource Files:</text:p><text:p text:style-name="P68">locales, websocket.js</text:p><draw:enhanced-geometry draw:type="non-primitive" svg:viewBox="0 0 21600 21600" draw:enhanced-path="M 0 0 L 21600 0 21600 21600 0 21600 Z N"/></draw:custom-shape></text:span><text:span text:style-name="T69"><draw:custom-shape svg:x="0.86806in" svg:y="0.02569in" svg:width="0.91319in" svg:height="0.36944in" draw:z-index="251661312" draw:id="id45" draw:style-name="a58" draw:name="Rectangle 8" text:anchor-type="paragraph"><svg:title/><svg:desc/><text:p text:style-name="P70">resources</text:p><draw:enhanced-geometry draw:type="non-primitive" svg:viewBox="0 0 21600 21600" draw:enhanced-path="M 0 0 L 21600 0 21600 21600 0 21600 Z N"/></draw:custom-shape></text:span></text:p>
        <text:p text:style-name="Normal"/>
        <text:p text:style-name="Normal"/>
        <text:p text:style-name="Normal"/>
      </text:section>
      <text:section text:name="Sect3" text:style-name="S3">
        <text:soft-page-break/>
        <text:p text:style-name="Caption"><text:span text:style-name="T71">Figure 1: Setup on Disk</text:span></text:p>
        <text:p text:style-name="Standard"/>
        <text:p text:style-name="Standard">To start the service, you would need to install python3.3<text:s/><text:a xlink:href="https://www.python.org/downloads" office:target-frame-name="_top" xlink:show="replace">https://www.python.org/downloads</text:a><text:s/>and launch the following command</text:p>
        <text:p text:style-name="Standard"/>
        <table:table table:style-name="Table72">
          <table:table-columns>
            <table:table-column table:style-name="TableColumn73"/>
          </table:table-columns>
          <table:table-row table:style-name="TableRow74">
            <table:table-cell table:style-name="TableCell75">
              <text:list text:style-name="WWNum15">
                <text:list-item>
                  <text:p text:style-name="P76">set PYTHONPATH=&lt;path to webroot/applications/EasyServer/eezz&gt;</text:p>
                </text:list-item>
                <text:list-item>
                  <text:p text:style-name="P77">cd &lt;path webroot/applications/EasyServer/eezz&gt;</text:p>
                </text:list-item>
                <text:list-item>
                  <text:p text:style-name="P78">python33 server.py –webroot &lt;path to webroot&gt; -port 8000</text:p>
                </text:list-item>
              </text:list>
            </table:table-cell>
          </table:table-row>
        </table:table>
        <text:p text:style-name="Caption"><text:span text:style-name="T79">F</text:span><text:span text:style-name="T80">igure 2: Start Service</text:span></text:p>
        <text:p text:style-name="Standard"/>
        <text:p text:style-name="Standard">The directory structure contains the following:</text:p>
        <text:list text:style-name="WWNum16">
          <text:list-item>
            <text:p text:style-name="P81">The directory “public” contains the HTML files, available for the browser.</text:p>
          </text:list-item>
          <text:list-item>
            <text:p text:style-name="P82">The directory “resources” contains the translation and the java script for webscokets.</text:p>
          </text:list-item>
          <text:list-item>
            <text:p text:style-name="P83">The directory “database” contains sqlite3 database files</text:p>
          </text:list-item>
          <text:list-item>
            <text:p text:style-name="P84">The directory “applications” contains the server and user applications</text:p>
          </text:list-item>
        </text:list>
        <text:p text:style-name="Standard"/>
        <text:p text:style-name="Standard"/>
        <text:p text:style-name="Standard">You could start design a page without any Java-Script or any function logic, by using the following additional attributes keeping the usual HTML-5 layout:</text:p>
        <text:p text:style-name="Standard"/>
        <table:table table:style-name="Table85">
          <table:table-columns>
            <table:table-column table:style-name="TableColumn86"/>
            <table:table-column table:style-name="TableColumn87"/>
          </table:table-columns>
          <table:table-row table:style-name="TableRow88">
            <table:table-cell table:style-name="TableCell89">
              <text:p text:style-name="P90">ESP custom attribute</text:p>
            </table:table-cell>
            <table:table-cell table:style-name="TableCell91">
              <text:p text:style-name="P92">Description</text:p>
            </table:table-cell>
          </table:table-row>
          <table:table-row table:style-name="TableRow93">
            <table:table-cell table:style-name="TableCell94">
              <text:p text:style-name="P95">data-eezz-action</text:p>
            </table:table-cell>
            <table:table-cell table:style-name="TableCell96">
              <text:p text:style-name="TableContents">Defines actions on document load</text:p>
            </table:table-cell>
          </table:table-row>
          <table:table-row table:style-name="TableRow97">
            <table:table-cell table:style-name="TableCell98">
              <text:p text:style-name="TableContents">data-eezz-event</text:p>
            </table:table-cell>
            <table:table-cell table:style-name="TableCell99">
              <text:p text:style-name="TableContents">Defines actions on mouse and keyboard events</text:p>
            </table:table-cell>
          </table:table-row>
          <table:table-row table:style-name="TableRow100">
            <table:table-cell table:style-name="TableCell101">
              <text:p text:style-name="TableContents">data-eezz-template</text:p>
            </table:table-cell>
            <table:table-cell table:style-name="TableCell102">
              <text:p text:style-name="TableContents">Defines layout for generated elements</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text:span text:style-name="T109">Table 1: Custom HTML Attribute</text:span><text:span text:style-name="T110">s</text:span></text:p>
        <text:p text:style-name="BodyCopy"/>
        <text:p text:style-name="BodyCopy"/>
        <text:p text:style-name="BodyCopy"/>
        <text:p text:style-name="BodyCopy">ESP exports the following data types, which could be implemented in the application and being referenced by the user interface:</text:p>
        <text:p text:style-name="BodyCopy"/>
        <table:table table:style-name="Table111">
          <table:table-columns>
            <table:table-column table:style-name="TableColumn112"/>
            <table:table-column table:style-name="TableColumn113"/>
          </table:table-columns>
          <table:table-row table:style-name="TableRow114">
            <table:table-cell table:style-name="TableCell115">
              <text:p text:style-name="Table_Headline">Exported Data Types</text:p>
            </table:table-cell>
            <table:table-cell table:style-name="TableCell116">
              <text:p text:style-name="Table_Headline">Description</text:p>
            </table:table-cell>
          </table:table-row>
          <table:table-row table:style-name="TableRow117">
            <table:table-cell table:style-name="TableCell118">
              <text:p text:style-name="P119">TTable</text:p>
            </table:table-cell>
            <table:table-cell table:style-name="TableCell120">
              <text:p text:style-name="TableContents">Used for data exchange of customized tables</text:p>
            </table:table-cell>
          </table:table-row>
          <table:table-row table:style-name="TableRow121">
            <table:table-cell table:style-name="TableCell122">
              <text:p text:style-name="TableContents">TDbTable</text:p>
            </table:table-cell>
            <table:table-cell table:style-name="TableCell123">
              <text:p text:style-name="TableContents">Used for data exchange of database tables</text:p>
            </table:table-cell>
          </table:table-row>
          <table:table-row table:style-name="TableRow124">
            <table:table-cell table:style-name="TableCell125">
              <text:p text:style-name="TableContents">TCell</text:p>
            </table:table-cell>
            <table:table-cell table:style-name="TableCell126">
              <text:p text:style-name="TableContents">Used to customize type of a table cell or row</text:p>
            </table:table-cell>
          </table:table-row>
          <table:table-row table:style-name="TableRow127">
            <table:table-cell table:style-name="TableCell128">
              <text:p text:style-name="TableContents">TService</text:p>
            </table:table-cell>
            <table:table-cell table:style-name="TableCell129">
              <text:p text:style-name="TableContents">Used to organize async calls and implement a blackboard for data exchange</text:p>
            </table:table-cell>
          </table:table-row>
        </table:table>
        <text:p text:style-name="BodyCopy"/>
        <text:p text:style-name="P130">Table 2: Data Types</text:p>
        <text:p text:style-name="BodyCopy"/>
        <text:h text:style-name="Heading1" text:outline-level="1"/>
        <text:h text:style-name="P131" text:outline-level="1"><text:bookmark-start text:name="_Toc410225156"/><text:bookmark-start text:name="__RefHeading__858_1067411107"/><text:bookmark-start text:name="_Toc435695596"/><text:soft-page-break/>ESP Document<text:bookmark-end text:name="_Toc410225156"/><text:bookmark-end text:name="__RefHeading__858_1067411107"/><text:bookmark-end text:name="_Toc435695596"/></text:h>
        <text:p text:style-name="BodyCopy">The ESP document is based on HTML using customer attributes with name “data-*”. The attribute argument is a command in JSON format. Key and value have to be in single quotes. The following statement would be translated to the following equivalent and you could access this object in the following using aMyPage in data-easy-event callback:</text:p>
        <text:p text:style-name="BodyCopy"/>
        <text:p text:style-name="P132">HTML *aMyPage = new (HTML *) package.TMyClass( )</text:p>
        <text:p text:style-name="BodyCopy"/>
        <table:table table:style-name="Table133">
          <table:table-columns>
            <table:table-column table:style-name="TableColumn134"/>
          </table:table-columns>
          <table:table-row table:style-name="TableRow135">
            <table:table-cell table:style-name="TableCell136">
              <text:p text:style-name="Table_BodCcopy"/>
              <text:p text:style-name="Table_BodCcopy"><text:span text:style-name="T137">&lt;!DOCTYPE html&gt;</text:span><text:span text:style-name="T138"><text:line-break/>&lt;html<text:s/></text:span><text:span text:style-name="T139">name</text:span><text:span text:style-name="T140">=“aMyPage“<text:s/></text:span><text:span text:style-name="T141"><text:line-break/><text:s text:c="6"/></text:span><text:span text:style-name="T142">data-eezz-action=<text:s/></text:span><text:span text:style-name="T143"><text:line-break/><text:s text:c="11"/></text:span><text:span text:style-name="T144">{‘eezzAgent.assign‘:{‘UsrPkg/pakage/module/TMyClass‘:{}}}“&gt;</text:span><text:span text:style-name="T145"><text:line-break/><text:s text:c="2"/>&lt;body&gt;</text:span></text:p>
              <text:p text:style-name="Table_BodCcopy"><text:span text:style-name="T146"><text:s text:c="8"/>…</text:span></text:p>
              <text:p text:style-name="Table_BodCcopy"><text:span text:style-name="T147"><text:s text:c="2"/>&lt;/body&gt;</text:span></text:p>
              <text:p text:style-name="Table_BodCcopy"><text:span text:style-name="T148">&lt;/html&gt;</text:span></text:p>
              <text:p text:style-name="Table_BodCcopy"/>
            </table:table-cell>
          </table:table-row>
        </table:table>
        <text:p text:style-name="P149">Figure 3: Easy Attributes</text:p>
        <text:h text:style-name="Heading2" text:outline-level="2"/>
        <text:h text:style-name="P150" text:outline-level="2"><text:bookmark-start text:name="__RefHeading__860_1067411107"/><text:bookmark-start text:name="_Toc410225157"/><text:bookmark-start text:name="_Toc435695597"/><text:soft-page-break/>data-eezz-action<text:bookmark-end text:name="__RefHeading__860_1067411107"/><text:bookmark-end text:name="_Toc410225157"/><text:bookmark-end text:name="_Toc435695597"/></text:h>
        <text:p text:style-name="BodyCopy">The attribute is executed at document load and defines activities to load user applications and setup of the session. It defines the following activities:</text:p>
        <text:p text:style-name="BodyCopy"/>
        <table:table table:style-name="Table151">
          <table:table-columns>
            <table:table-column table:style-name="TableColumn152"/>
            <table:table-column table:style-name="TableColumn153"/>
          </table:table-columns>
          <table:table-row table:style-name="TableRow154">
            <table:table-cell table:style-name="TableCell155">
              <text:p text:style-name="P156">Activities</text:p>
            </table:table-cell>
            <table:table-cell table:style-name="TableCell157">
              <text:p text:style-name="P158">Description</text:p>
            </table:table-cell>
          </table:table-row>
          <table:table-row table:style-name="TableRow159">
            <table:table-cell table:style-name="TableCell160">
              <text:p text:style-name="P161">eezzAgent.asign</text:p>
            </table:table-cell>
            <table:table-cell table:style-name="TableCell162">
              <text:p text:style-name="TableContents">Assigns a TTable object to any HTML tag. The syntax is as follows:</text:p>
              <text:p text:style-name="P163"/>
              <text:p text:style-name="P164">{’&lt;path&gt;/&lt;package dir&gt;/&lt;module file&gt;/&lt;class&gt;’:{&lt;arguments&gt;}}</text:p>
              <text:p text:style-name="P165">{’&lt;object&gt;.&lt;method&gt;’:{&lt;arguments&gt;}}</text:p>
              <text:p text:style-name="P166"/>
              <text:p text:style-name="TableContents"><text:span text:style-name="T167">The first assigns a package and a class to the ESP, the second uses the object created in this statement. Both method should return a TTable object.</text:span></text:p>
              <text:p text:style-name="P168"/>
            </table:table-cell>
          </table:table-row>
          <table:table-row table:style-name="TableRow169">
            <table:table-cell table:style-name="TableCell170">
              <text:p text:style-name="P171">eezzAgent.dictionary</text:p>
            </table:table-cell>
            <table:table-cell table:style-name="TableCell172">
              <text:p text:style-name="TableContents">Assigns user dictionary to any HTML tag. This dictionary is visible for the child objects in the same hierarchy. The following call should return a python dict</text:p>
              <text:p text:style-name="P173"/>
              <text:p text:style-name="P174">{’&lt;object&gt;.&lt;method&gt;’:{&lt;arguments&gt;}}</text:p>
              <text:p text:style-name="TableContents">You prepare access to dictionary values with the following assignment in the HTML document:</text:p>
              <text:p text:style-name="P175"/>
              <text:p text:style-name="P176">&lt;tag data-myValue = {key} &gt;&lt;/tag&gt;</text:p>
              <text:p text:style-name="P177"/>
              <text:p text:style-name="TableContents">It would be possible then to use this data-* attribute in update activity. In the text section of the HTML document you could use curly brackets to access dictionary values for output:</text:p>
              <text:p text:style-name="P178"/>
              <text:p text:style-name="P179">&lt;tag&gt; {key} &lt;/tag&gt;</text:p>
              <text:p text:style-name="P180"/>
            </table:table-cell>
          </table:table-row>
          <table:table-row table:style-name="TableRow181">
            <table:table-cell table:style-name="TableCell182">
              <text:p text:style-name="P183">eezzAgent.database</text:p>
            </table:table-cell>
            <table:table-cell table:style-name="TableCell184">
              <text:p text:style-name="TableContents">Generates a text database from an HTML-TABLE tag. A return value for event objects would access the HTML-TR tag to evaluate the output.</text:p>
            </table:table-cell>
          </table:table-row>
          <table:table-row table:style-name="TableRow185">
            <table:table-cell table:style-name="TableCell186">
              <text:p text:style-name="TableContents"><text:span text:style-name="T187">eezzAgent.async</text:span></text:p>
            </table:table-cell>
            <table:table-cell table:style-name="TableCell188">
              <text:p text:style-name="TableContents">Used to organize asynch calls. The syntax is the same as for<text:s/><text:line-break/>eezzAgent.asign.</text:p>
            </table:table-cell>
          </table:table-row>
        </table:table>
        <text:p text:style-name="P189"/>
        <text:h text:style-name="P190" text:outline-level="2"><text:bookmark-start text:name="__RefHeading__1168_196646765"/><text:bookmark-start text:name="_Toc410225158"/><text:bookmark-start text:name="_Toc435695598"/><text:soft-page-break/>data-easy-event<text:bookmark-end text:name="__RefHeading__1168_196646765"/><text:bookmark-end text:name="_Toc410225158"/><text:bookmark-end text:name="_Toc435695598"/></text:h>
        <text:p text:style-name="Standard">The attribute implements mouse and keyboard events on the user interface. It defines the following activities:</text:p>
        <text:p text:style-name="P191"/>
        <table:table table:style-name="Table192">
          <table:table-columns>
            <table:table-column table:style-name="TableColumn193"/>
            <table:table-column table:style-name="TableColumn194"/>
          </table:table-columns>
          <table:table-row table:style-name="TableRow195">
            <table:table-cell table:style-name="TableCell196">
              <text:p text:style-name="P197">Activities</text:p>
            </table:table-cell>
            <table:table-cell table:style-name="TableCell198">
              <text:p text:style-name="P199">Description</text:p>
            </table:table-cell>
          </table:table-row>
          <table:table-row table:style-name="TableRow200">
            <table:table-cell table:style-name="TableCell201">
              <text:p text:style-name="P202">callback</text:p>
            </table:table-cell>
            <table:table-cell table:style-name="TableCell203">
              <text:p text:style-name="TableContents">Defines the callback to execute on user interaction. The TTable has its own callbacks, which are ready to use. The following syntax is used to define own callback:</text:p>
              <text:p text:style-name="P204"/>
              <text:p text:style-name="P205">{’&lt;object&gt;.&lt;method&gt;’: <text:s/>{ <text:s/>-empty- | ’arg-name’:’arg-value’, … <text:s text:c="2"/>}</text:p>
              <text:p text:style-name="Table_BodCcopy"/>
            </table:table-cell>
          </table:table-row>
          <table:table-row table:style-name="TableRow206">
            <table:table-cell table:style-name="TableCell207">
              <text:p text:style-name="P208">update</text:p>
            </table:table-cell>
            <table:table-cell table:style-name="TableCell209">
              <text:p text:style-name="TableContents">This entry contains all elements, which needs an update after callback</text:p>
              <text:p text:style-name="P210"/>
              <text:p text:style-name="P211">{’&lt;destination &gt;.&lt;attr&gt;’: ’*’ | ’&lt;source&gt;.&lt;attr&gt;’, … }</text:p>
              <text:p text:style-name="P212"/>
            </table:table-cell>
          </table:table-row>
          <table:table-row table:style-name="TableRow213">
            <table:table-cell table:style-name="TableCell214">
              <text:p text:style-name="P215">files</text:p>
            </table:table-cell>
            <table:table-cell table:style-name="TableCell216">
              <text:p text:style-name="TableContents">Defines file download. You select files using the HTML-INPUT tag. With the source you access the name of this tag. With the update directive you could define a progress, because the file reader returns the current state.</text:p>
              <text:p text:style-name="P217"/>
              <text:p text:style-name="P218">{’source’:&lt;element&gt;, ’type’:&lt;type&gt;, ’update’:{ -see update- }}</text:p>
              <text:p text:style-name="P219"/>
            </table:table-cell>
          </table:table-row>
          <table:table-row table:style-name="TableRow220">
            <table:table-cell table:style-name="TableCell221">
              <text:p text:style-name="P222">reader</text:p>
            </table:table-cell>
            <table:table-cell table:style-name="TableCell223">
              <text:p text:style-name="TableContents">Defines the processor for file downloads<text:line-break/></text:p>
              <text:p text:style-name="P224">{’&lt;object&gt;.&lt;method&gt;’: <text:s/>{ <text:s/>-empty- | ’arg-name’:’arg-value’, … <text:s text:c="2"/>}</text:p>
              <text:p text:style-name="P225"/>
            </table:table-cell>
          </table:table-row>
          <table:table-row table:style-name="TableRow226">
            <table:table-cell table:style-name="TableCell227">
              <text:p text:style-name="P228"/>
            </table:table-cell>
            <table:table-cell table:style-name="TableCell229">
              <text:p text:style-name="P230"/>
            </table:table-cell>
          </table:table-row>
        </table:table>
        <text:p text:style-name="P231"/>
        <text:p text:style-name="P232"/>
        <text:h text:style-name="Heading2" text:outline-level="2"/>
        <text:h text:style-name="P233" text:outline-level="2"><text:bookmark-start text:name="_Toc410225159"/><text:bookmark-start text:name="__RefHeading__864_1067411107"/><text:bookmark-start text:name="_Toc435695599"/><text:soft-page-break/>data-easy-template<text:bookmark-end text:name="_Toc410225159"/><text:bookmark-end text:name="__RefHeading__864_1067411107"/><text:bookmark-end text:name="_Toc435695599"/></text:h>
        <text:p text:style-name="Standard">This attribute is used for output generation output of TTable object</text:p>
        <text:p text:style-name="P234"/>
        <table:table table:style-name="Table235">
          <table:table-columns>
            <table:table-column table:style-name="TableColumn236"/>
            <table:table-column table:style-name="TableColumn237"/>
          </table:table-columns>
          <table:table-row table:style-name="TableRow238">
            <table:table-cell table:style-name="TableCell239">
              <text:p text:style-name="P240">Activities</text:p>
            </table:table-cell>
            <table:table-cell table:style-name="TableCell241">
              <text:p text:style-name="P242">Description</text:p>
            </table:table-cell>
          </table:table-row>
          <table:table-row table:style-name="TableRow243">
            <table:table-cell table:style-name="TableCell244">
              <text:p text:style-name="P245">table-rows</text:p>
            </table:table-cell>
            <table:table-cell table:style-name="TableCell246">
              <text:p text:style-name="P247">Defines the HTML-TR tag for row output.</text:p>
              <text:list text:style-name="WWNum17">
                <text:list-item>
                  <text:p text:style-name="P248">In combination with HTML-THEAD output is done for table header</text:p>
                </text:list-item>
                <text:list-item>
                  <text:p text:style-name="P249">In combination with HTML-TBODY output is done for table body</text:p>
                </text:list-item>
                <text:list-item>
                  <text:p text:style-name="P250">In combination with HTML-SELECT output will generate OPTION tags</text:p>
                </text:list-item>
              </text:list>
              <text:p text:style-name="Standard"/>
              <text:p text:style-name="Standard">The following entry is used to display all rows:</text:p>
              <text:p text:style-name="P251"/>
              <text:p text:style-name="P252">{ ’table-rows’ : [ ’:’ ] }</text:p>
              <text:p text:style-name="P253"/>
            </table:table-cell>
          </table:table-row>
          <table:table-row table:style-name="TableRow254">
            <table:table-cell table:style-name="TableCell255">
              <text:p text:style-name="P256">table-columns</text:p>
            </table:table-cell>
            <table:table-cell table:style-name="TableCell257">
              <text:p text:style-name="P258">Defines the HTML-TH or HTML-TD tag for column output. The following entry is used to display all columns. You would need the curly brackets in the inner HTML. <text:s/>The syntax is the same as for table-rows, but you could specify column by name or by range:</text:p>
              <text:p text:style-name="P259"><text:s/></text:p>
              <text:p text:style-name="P260">{ ’table-columns’ : [ ’Column1-Name’, ’Column2-Name’, … ] }</text:p>
              <text:p text:style-name="P261">{ ’table-columns’ : [ ’1:’ <text:s/>] }</text:p>
              <text:p text:style-name="P262">{ ’table-columns’ : [ ’1:3’ ] }</text:p>
              <text:p text:style-name="P263"/>
              <text:p text:style-name="Standard">Use curly brackets to define the place, where to put the column value:</text:p>
              <text:p text:style-name="P264"/>
              <text:p text:style-name="P265">&lt;td data-easy-template={ ’table-columns’ : [ ’ : ’ ] }&gt;{}&lt;/td&gt;</text:p>
              <text:p text:style-name="P266"/>
            </table:table-cell>
          </table:table-row>
          <table:table-row table:style-name="TableRow267">
            <table:table-cell table:style-name="TableCell268">
              <text:p text:style-name="P269">display</text:p>
            </table:table-cell>
            <table:table-cell table:style-name="TableCell270">
              <text:p text:style-name="TableContents">Sometime you want to make something visible depending on internal state. You could set the visibility of an entry according to an entry in the dictionary:</text:p>
              <text:p text:style-name="P271"/>
              <text:p text:style-name="P272">{ ’display’ : {’&lt;dictionary-key&gt;’, ’&lt;value&gt;’}</text:p>
              <text:p text:style-name="P273"/>
              <text:p text:style-name="TableContents">A special key to evaluate the type of a row or column. This row or column is displayed only if the type given in TCell object matches. This could be used for formatting or selecting from a table a specific row:</text:p>
              <text:p text:style-name="P274"/>
              <text:p text:style-name="P275">{ ’display’ : {’type’, ’&lt;type of the table row&gt;’}</text:p>
              <text:p text:style-name="P276"/>
              <text:p text:style-name="P277">A special key to evaluate the status of a column. This column is displayed, if the status of the given TCell object of a row matches. Status fields are automatically stored for asynchronously update.</text:p>
              <text:p text:style-name="P278"/>
              <text:p text:style-name="P279">{ ’display’ : {’status’, ’&lt;status of the table row&gt;’}</text:p>
              <text:p text:style-name="P280"/>
              <text:p text:style-name="P281"/>
              <text:p text:style-name="P282"/>
              <text:p text:style-name="P283"/>
            </table:table-cell>
          </table:table-row>
          <table:table-row table:style-name="TableRow284">
            <table:table-cell table:style-name="TableCell285">
              <text:p text:style-name="P286"/>
            </table:table-cell>
            <table:table-cell table:style-name="TableCell287">
              <text:p text:style-name="P288"/>
            </table:table-cell>
          </table:table-row>
        </table:table>
        <text:p text:style-name="BodyCopy"/>
        <text:h text:style-name="Heading1" text:outline-level="1"/>
        <text:h text:style-name="Heading1" text:outline-level="1"/>
        <text:h text:style-name="P289" text:outline-level="1"><text:bookmark-start text:name="__RefHeading__1170_196646765"/><text:bookmark-start text:name="_Toc435695600"/><text:soft-page-break/>Translation<text:bookmark-end text:name="__RefHeading__1170_196646765"/><text:bookmark-end text:name="_Toc435695600"/></text:h>
        <text:p text:style-name="Textbody">The translation module of python compiles the HTML page to generate a file &lt;page-name&gt;.po. This file could be translated to a &lt;page-name&gt;.mo and deployed into the branch locales.</text:p>
        <text:p text:style-name="Textbody">Text elements are marked using the following syntax:</text:p>
        <text:p text:style-name="Textbody"><text:tab/>_( “ &lt;text to translate&gt; “ )</text:p>
        <text:p text:style-name="BodyCopy">Special characters have to be supplied using the following syntax:</text:p>
        <text:p text:style-name="BodyCopy"/>
        <text:p text:style-name="BodyCopy"><text:tab/>#&lt;char-spec&gt;;</text:p>
        <text:p text:style-name="BodyCopy"/>
        <text:p text:style-name="BodyCopy"/>
        <text:h text:style-name="Heading1" text:outline-level="1"/>
        <text:h text:style-name="P290" text:outline-level="1"><text:bookmark-start text:name="__RefHeading__866_1067411107"/><text:bookmark-start text:name="_Toc435695601"/><text:soft-page-break/>ESP Objects<text:bookmark-end text:name="__RefHeading__866_1067411107"/><text:bookmark-end text:name="_Toc435695601"/></text:h>
        <text:h text:style-name="Heading2" text:outline-level="2"><text:bookmark-start text:name="__RefHeading__868_1067411107"/><text:bookmark-start text:name="_Toc435695602"/>TTable<text:bookmark-end text:name="__RefHeading__868_1067411107"/><text:bookmark-end text:name="_Toc435695602"/></text:h>
        <table:table table:style-name="Table291">
          <table:table-columns>
            <table:table-column table:style-name="TableColumn292"/>
            <table:table-column table:style-name="TableColumn293"/>
            <table:table-column table:style-name="TableColumn294"/>
          </table:table-columns>
          <table:table-row table:style-name="TableRow295">
            <table:table-cell table:style-name="TableCell296">
              <text:p text:style-name="P297">Method</text:p>
            </table:table-cell>
            <table:table-cell table:style-name="TableCell298" table:number-columns-spanned="2">
              <text:p text:style-name="P299">Description</text:p>
            </table:table-cell>
            <table:covered-table-cell/>
          </table:table-row>
          <table:table-row table:style-name="TableRow300">
            <table:table-cell table:style-name="TableCell301" table:number-rows-spanned="5">
              <text:p text:style-name="P302">__init__</text:p>
            </table:table-cell>
            <table:table-cell table:style-name="TableCell303" table:number-columns-spanned="2">
              <text:p text:style-name="P304">The TTable is used to connect the user application with the user interface. It maintains rows, header information and a dictionary, which could be accessed in both contexts.</text:p>
            </table:table-cell>
            <table:covered-table-cell/>
          </table:table-row>
          <table:table-row table:style-name="TableRow305">
            <table:covered-table-cell>
              <text:p text:style-name="Normal"/>
            </table:covered-table-cell>
            <table:table-cell table:style-name="TableCell306">
              <text:p text:style-name="P307">aColNames = list()</text:p>
            </table:table-cell>
            <table:table-cell table:style-name="TableCell308">
              <text:p text:style-name="TableContents">List of column names. This is also the dimension of all rows.</text:p>
            </table:table-cell>
          </table:table-row>
          <table:table-row table:style-name="TableRow309">
            <table:covered-table-cell>
              <text:p text:style-name="Normal"/>
            </table:covered-table-cell>
            <table:table-cell table:style-name="TableCell310">
              <text:p text:style-name="P311">aHeaderStr = str()</text:p>
            </table:table-cell>
            <table:table-cell table:style-name="TableCell312">
              <text:p text:style-name="TableContents">Caption</text:p>
            </table:table-cell>
          </table:table-row>
          <table:table-row table:style-name="TableRow313">
            <table:covered-table-cell>
              <text:p text:style-name="Normal"/>
            </table:covered-table-cell>
            <table:table-cell table:style-name="TableCell314">
              <text:p text:style-name="P315">aHeaderDict = dict()</text:p>
            </table:table-cell>
            <table:table-cell table:style-name="TableCell316">
              <text:p text:style-name="TableContents">Dictionary used by TTable to push internal values like current selection and number of entries</text:p>
            </table:table-cell>
          </table:table-row>
          <table:table-row table:style-name="TableRow317">
            <table:covered-table-cell>
              <text:p text:style-name="Normal"/>
            </table:covered-table-cell>
            <table:table-cell table:style-name="TableCell318">
              <text:p text:style-name="P319">visible_items = 100</text:p>
            </table:table-cell>
            <table:table-cell table:style-name="TableCell320">
              <text:p text:style-name="TableContents">Visible items as the number of rows, which would be send to the browser</text:p>
            </table:table-cell>
          </table:table-row>
          <table:table-row table:style-name="TableRow321">
            <table:table-cell table:style-name="TableCell322" table:number-rows-spanned="3">
              <text:p text:style-name="P323">append</text:p>
            </table:table-cell>
            <table:table-cell table:style-name="TableCell324" table:number-columns-spanned="2">
              <text:p text:style-name="P325">Appends a row into the table</text:p>
            </table:table-cell>
            <table:covered-table-cell/>
          </table:table-row>
          <table:table-row table:style-name="TableRow326">
            <table:covered-table-cell>
              <text:p text:style-name="Normal"/>
            </table:covered-table-cell>
            <table:table-cell table:style-name="TableCell327">
              <text:p text:style-name="P328">aRow</text:p>
            </table:table-cell>
            <table:table-cell table:style-name="TableCell329">
              <text:p text:style-name="P330">List of values. If row dimension does not match column dimension, the append will fail. The list may contain following types</text:p>
              <text:list text:style-name="LFO21" text:continue-numbering="true">
                <text:list-item>
                  <text:p text:style-name="P331">int</text:p>
                </text:list-item>
                <text:list-item>
                  <text:p text:style-name="P332">str</text:p>
                </text:list-item>
                <text:list-item>
                  <text:p text:style-name="P333">float</text:p>
                </text:list-item>
                <text:list-item>
                  <text:p text:style-name="P334">data</text:p>
                </text:list-item>
                <text:list-item>
                  <text:p text:style-name="P335">TCell</text:p>
                </text:list-item>
                <text:list-item>
                  <text:p text:style-name="P336">TTable</text:p>
                </text:list-item>
              </text:list>
            </table:table-cell>
          </table:table-row>
          <table:table-row table:style-name="TableRow337">
            <table:covered-table-cell>
              <text:p text:style-name="Normal"/>
            </table:covered-table-cell>
            <table:table-cell table:style-name="TableCell338">
              <text:p text:style-name="P339">aCell = None</text:p>
            </table:table-cell>
            <table:table-cell table:style-name="TableCell340">
              <text:p text:style-name="P341">TCell: Optional type specification for row</text:p>
            </table:table-cell>
          </table:table-row>
          <table:table-row table:style-name="TableRow342">
            <table:table-cell table:style-name="TableCell343">
              <text:p text:style-name="P344">do_select</text:p>
            </table:table-cell>
            <table:table-cell table:style-name="TableCell345" table:number-columns-spanned="2">
              <text:p text:style-name="TableContents">Callback for selecting row. This is used to prepare method get_selected_obj.</text:p>
            </table:table-cell>
            <table:covered-table-cell/>
          </table:table-row>
          <table:table-row table:style-name="TableRow346">
            <table:table-cell table:style-name="TableCell347" table:number-rows-spanned="4">
              <text:p text:style-name="P348">get_selected_obj</text:p>
              <text:p text:style-name="P349"/>
            </table:table-cell>
            <table:table-cell table:style-name="TableCell350" table:number-columns-spanned="2">
              <text:p text:style-name="TableContents">Returns the selected table. <text:s text:c="2"/></text:p>
            </table:table-cell>
            <table:covered-table-cell/>
          </table:table-row>
          <table:table-row table:style-name="TableRow351">
            <table:covered-table-cell>
              <text:p text:style-name="Normal"/>
            </table:covered-table-cell>
            <table:table-cell table:style-name="TableCell352">
              <text:p text:style-name="P353">index = -1</text:p>
            </table:table-cell>
            <table:table-cell table:style-name="TableCell354">
              <text:p text:style-name="TableContents">Specifying -1 returns the current table. Otherwise the TTable in column[1] for the specified index.</text:p>
              <text:p text:style-name="TableContents">If no hierarchy is defined, this method returns the current table.</text:p>
            </table:table-cell>
          </table:table-row>
          <table:table-row table:style-name="TableRow355">
            <table:covered-table-cell>
              <text:p text:style-name="Normal"/>
            </table:covered-table-cell>
            <table:table-cell table:style-name="TableCell356">
              <text:p text:style-name="P357">visible_items = None</text:p>
            </table:table-cell>
            <table:table-cell table:style-name="TableCell358">
              <text:p text:style-name="TableContents">Reset the visible item count.</text:p>
            </table:table-cell>
          </table:table-row>
          <table:table-row table:style-name="TableRow359">
            <table:covered-table-cell>
              <text:p text:style-name="Normal"/>
            </table:covered-table-cell>
            <table:table-cell table:style-name="TableCell360">
              <text:p text:style-name="P361">visible_block = None</text:p>
            </table:table-cell>
            <table:table-cell table:style-name="TableCell362">
              <text:p text:style-name="TableContents">Reset the visible block. The visible block is used, if visible item count is exceeded by the<text:s/><text:soft-page-break/>number of entries. This could be used to switch navigation strategy from scroll to block.</text:p>
            </table:table-cell>
          </table:table-row>
          <text:soft-page-break/>
          <table:table-row table:style-name="TableRow363">
            <table:table-cell table:style-name="TableCell364">
              <text:p text:style-name="P365">get_rows, get_raw_rows</text:p>
            </table:table-cell>
            <table:table-cell table:style-name="TableCell366" table:number-columns-spanned="2">
              <text:p text:style-name="TableContents">Returns a subset of rows of the table [offset: offset + visible_items]</text:p>
              <text:p text:style-name="TableContents">The get_rows returns formatted rows, the get_raw_rows the elements of a row as list of rows</text:p>
            </table:table-cell>
            <table:covered-table-cell/>
          </table:table-row>
          <table:table-row table:style-name="TableRow367">
            <table:table-cell table:style-name="TableCell368">
              <text:p text:style-name="P369">get_selected_row</text:p>
            </table:table-cell>
            <table:table-cell table:style-name="TableCell370" table:number-columns-spanned="2">
              <text:p text:style-name="TableContents">Returns the selected row as a list of values</text:p>
            </table:table-cell>
            <table:covered-table-cell/>
          </table:table-row>
          <table:table-row table:style-name="TableRow371">
            <table:table-cell table:style-name="TableCell372">
              <text:p text:style-name="P373">get_selected_index</text:p>
            </table:table-cell>
            <table:table-cell table:style-name="TableCell374" table:number-columns-spanned="2">
              <text:p text:style-name="TableContents">Returns the selected index</text:p>
            </table:table-cell>
            <table:covered-table-cell/>
          </table:table-row>
          <table:table-row table:style-name="TableRow375">
            <table:table-cell table:style-name="TableCell376">
              <text:p text:style-name="P377">prinTable</text:p>
            </table:table-cell>
            <table:table-cell table:style-name="TableCell378" table:number-columns-spanned="2">
              <text:p text:style-name="TableContents"/>
            </table:table-cell>
            <table:covered-table-cell/>
          </table:table-row>
        </table:table>
        <text:h text:style-name="Heading2" text:outline-level="2"/>
        <text:h text:style-name="Heading2" text:outline-level="2"><text:bookmark-start text:name="_Toc435695603"/>TCell<text:bookmark-end text:name="_Toc435695603"/></text:h>
        <table:table table:style-name="Table379">
          <table:table-columns>
            <table:table-column table:style-name="TableColumn380"/>
            <table:table-column table:style-name="TableColumn381"/>
            <table:table-column table:style-name="TableColumn382"/>
          </table:table-columns>
          <table:table-row table:style-name="TableRow383">
            <table:table-cell table:style-name="TableCell384">
              <text:p text:style-name="P385">Method</text:p>
            </table:table-cell>
            <table:table-cell table:style-name="TableCell386" table:number-columns-spanned="2">
              <text:p text:style-name="P387">Description</text:p>
            </table:table-cell>
            <table:covered-table-cell/>
          </table:table-row>
          <table:table-row table:style-name="TableRow388">
            <table:table-cell table:style-name="TableCell389" table:number-rows-spanned="5">
              <text:p text:style-name="TableContents">__init__<text:bookmark-start text:name="_GoBack1"/><text:bookmark-end text:name="_GoBack1"/></text:p>
            </table:table-cell>
            <table:table-cell table:style-name="TableCell390" table:number-columns-spanned="2">
              <text:p text:style-name="P391">The TCell is used to define the type of a cell. The cell types for the entire column could be set using TTable method set_column_type. TCell would overwrite this value</text:p>
            </table:table-cell>
            <table:covered-table-cell/>
          </table:table-row>
          <table:table-row table:style-name="TableRow392">
            <table:covered-table-cell>
              <text:p text:style-name="Normal"/>
            </table:covered-table-cell>
            <table:table-cell table:style-name="TableCell393">
              <text:p text:style-name="P394">aValue</text:p>
            </table:table-cell>
            <table:table-cell table:style-name="TableCell395">
              <text:p text:style-name="TableContents">The display value</text:p>
            </table:table-cell>
          </table:table-row>
          <table:table-row table:style-name="TableRow396">
            <table:covered-table-cell>
              <text:p text:style-name="Normal"/>
            </table:covered-table-cell>
            <table:table-cell table:style-name="TableCell397">
              <text:p text:style-name="P398">aType</text:p>
            </table:table-cell>
            <table:table-cell table:style-name="TableCell399">
              <text:p text:style-name="TableContents">String as user defined type</text:p>
            </table:table-cell>
          </table:table-row>
          <table:table-row table:style-name="TableRow400">
            <table:covered-table-cell>
              <text:p text:style-name="Normal"/>
            </table:covered-table-cell>
            <table:table-cell table:style-name="TableCell401">
              <text:p text:style-name="P402">aStatus</text:p>
            </table:table-cell>
            <table:table-cell table:style-name="TableCell403">
              <text:p text:style-name="TableContents">Status for a given cell</text:p>
            </table:table-cell>
          </table:table-row>
          <table:table-row table:style-name="TableRow404">
            <table:covered-table-cell>
              <text:p text:style-name="Normal"/>
            </table:covered-table-cell>
            <table:table-cell table:style-name="TableCell405">
              <text:p text:style-name="P406">aObject</text:p>
            </table:table-cell>
            <table:table-cell table:style-name="TableCell407">
              <text:p text:style-name="TableContents">Any user defined object</text:p>
            </table:table-cell>
          </table:table-row>
          <table:table-row table:style-name="TableRow408">
            <table:table-cell table:style-name="TableCell409">
              <text:p text:style-name="TableContents">getValue</text:p>
            </table:table-cell>
            <table:table-cell table:style-name="TableCell410" table:number-columns-spanned="2">
              <text:p text:style-name="P411">Returns the TCell value</text:p>
            </table:table-cell>
            <table:covered-table-cell/>
          </table:table-row>
          <table:table-row table:style-name="TableRow412">
            <table:table-cell table:style-name="TableCell413">
              <text:p text:style-name="TableContents">getType</text:p>
            </table:table-cell>
            <table:table-cell table:style-name="TableCell414" table:number-columns-spanned="2">
              <text:p text:style-name="TableContents">Returns the TCell type</text:p>
            </table:table-cell>
            <table:covered-table-cell/>
          </table:table-row>
          <table:table-row table:style-name="TableRow415">
            <table:table-cell table:style-name="TableCell416">
              <text:p text:style-name="TableContents">getStatus</text:p>
            </table:table-cell>
            <table:table-cell table:style-name="TableCell417" table:number-columns-spanned="2">
              <text:p text:style-name="TableContents">Returns the TCell status</text:p>
            </table:table-cell>
            <table:covered-table-cell/>
          </table:table-row>
          <table:table-row table:style-name="TableRow418">
            <table:table-cell table:style-name="TableCell419">
              <text:p text:style-name="TableContents">getObject</text:p>
            </table:table-cell>
            <table:table-cell table:style-name="TableCell420" table:number-columns-spanned="2">
              <text:p text:style-name="TableContents">Returns the TCell object</text:p>
            </table:table-cell>
            <table:covered-table-cell/>
          </table:table-row>
        </table:table>
        <text:h text:style-name="Heading2" text:outline-level="2"/>
        <text:h text:style-name="P421" text:outline-level="2"><text:bookmark-start text:name="__RefHeading__874_1067411107"/><text:bookmark-start text:name="_Toc435695604"/><text:soft-page-break/>TDBTable ( TTable )<text:bookmark-end text:name="__RefHeading__874_1067411107"/><text:bookmark-end text:name="_Toc435695604"/></text:h>
        <table:table table:style-name="Table422">
          <table:table-columns>
            <table:table-column table:style-name="TableColumn423"/>
            <table:table-column table:style-name="TableColumn424"/>
            <table:table-column table:style-name="TableColumn425"/>
          </table:table-columns>
          <table:table-row table:style-name="TableRow426">
            <table:table-cell table:style-name="TableCell427">
              <text:p text:style-name="P428">Method</text:p>
            </table:table-cell>
            <table:table-cell table:style-name="TableCell429">
              <text:p text:style-name="P430">Parameter</text:p>
            </table:table-cell>
            <table:table-cell table:style-name="TableCell431">
              <text:p text:style-name="P432">Description</text:p>
            </table:table-cell>
          </table:table-row>
          <table:table-row table:style-name="TableRow433">
            <table:table-cell table:style-name="TableCell434" table:number-rows-spanned="4">
              <text:p text:style-name="TableContents">__init__</text:p>
            </table:table-cell>
            <table:table-cell table:style-name="TableCell435" table:number-columns-spanned="2">
              <text:p text:style-name="P436">Initializes a database view. The select statement is processed by the TDBTable object to optimize the data flow.</text:p>
            </table:table-cell>
            <table:covered-table-cell/>
          </table:table-row>
          <table:table-row table:style-name="TableRow437">
            <table:covered-table-cell>
              <text:p text:style-name="Normal"/>
            </table:covered-table-cell>
            <table:table-cell table:style-name="TableCell438">
              <text:p text:style-name="P439">database</text:p>
            </table:table-cell>
            <table:table-cell table:style-name="TableCell440">
              <text:p text:style-name="TableContents">Path to a sqlite3 database</text:p>
            </table:table-cell>
          </table:table-row>
          <table:table-row table:style-name="TableRow441">
            <table:covered-table-cell>
              <text:p text:style-name="Normal"/>
            </table:covered-table-cell>
            <table:table-cell table:style-name="TableCell442">
              <text:p text:style-name="P443">select</text:p>
            </table:table-cell>
            <table:table-cell table:style-name="TableCell444">
              <text:p text:style-name="TableContents">Select statement in JSON structure</text:p>
            </table:table-cell>
          </table:table-row>
          <table:table-row table:style-name="TableRow445">
            <table:covered-table-cell>
              <text:p text:style-name="Normal"/>
            </table:covered-table-cell>
            <table:table-cell table:style-name="TableCell446">
              <text:p text:style-name="P447">parameter = None</text:p>
            </table:table-cell>
            <table:table-cell table:style-name="TableCell448">
              <text:p text:style-name="TableContents">Parameter for future use</text:p>
            </table:table-cell>
          </table:table-row>
          <table:table-row table:style-name="TableRow449">
            <table:table-cell table:style-name="TableCell450" table:number-rows-spanned="2">
              <text:p text:style-name="TableContents">execute</text:p>
            </table:table-cell>
            <table:table-cell table:style-name="TableCell451" table:number-columns-spanned="2">
              <text:p text:style-name="TableContents">Execute the select statement using the visible row and visible block attributes. The aOrderInx is used to specify the sort order</text:p>
            </table:table-cell>
            <table:covered-table-cell/>
          </table:table-row>
          <table:table-row table:style-name="TableRow452">
            <table:covered-table-cell>
              <text:p text:style-name="Normal"/>
            </table:covered-table-cell>
            <table:table-cell table:style-name="TableCell453">
              <text:p text:style-name="P454">aOrderInx = [ASC|DESC]</text:p>
            </table:table-cell>
            <table:table-cell table:style-name="TableCell455">
              <text:p text:style-name="TableContents">Sort order for the select</text:p>
            </table:table-cell>
          </table:table-row>
          <table:table-row table:style-name="TableRow456">
            <table:table-cell table:style-name="TableCell457">
              <text:p text:style-name="P458"/>
            </table:table-cell>
            <table:table-cell table:style-name="TableCell459" table:number-columns-spanned="2">
              <text:p text:style-name="P460"/>
            </table:table-cell>
            <table:covered-table-cell/>
          </table:table-row>
        </table:table>
        <text:h text:style-name="Heading2" text:outline-level="2"/>
        <text:h text:style-name="Heading2" text:outline-level="2"><text:bookmark-start text:name="__RefHeading__878_1067411107"/><text:bookmark-start text:name="_Toc435695605"/>T<text:bookmark-end text:name="__RefHeading__878_1067411107"/>BlackBoard<text:bookmark-end text:name="_Toc435695605"/></text:h>
        <table:table table:style-name="Table461">
          <table:table-columns>
            <table:table-column table:style-name="TableColumn462"/>
            <table:table-column table:style-name="TableColumn463"/>
            <table:table-column table:style-name="TableColumn464"/>
          </table:table-columns>
          <table:table-row table:style-name="TableRow465">
            <table:table-cell table:style-name="TableCell466">
              <text:p text:style-name="P467">Method</text:p>
            </table:table-cell>
            <table:table-cell table:style-name="TableCell468">
              <text:p text:style-name="P469">Parameter</text:p>
            </table:table-cell>
            <table:table-cell table:style-name="TableCell470">
              <text:p text:style-name="P471">Description</text:p>
            </table:table-cell>
          </table:table-row>
          <table:table-row table:style-name="TableRow472">
            <table:table-cell table:style-name="TableCell473">
              <text:p text:style-name="TableContents">__init__</text:p>
            </table:table-cell>
            <table:table-cell table:style-name="TableCell474" table:number-columns-spanned="2">
              <text:p text:style-name="P475">TBlackBoard is used to exchange data between applications and agent.<text:s/></text:p>
            </table:table-cell>
            <table:covered-table-cell/>
          </table:table-row>
          <table:table-row table:style-name="TableRow476">
            <table:table-cell table:style-name="TableCell477">
              <text:p text:style-name="TableContents">addMessage</text:p>
            </table:table-cell>
            <table:table-cell table:style-name="TableCell478" table:number-columns-spanned="2">
              <text:p text:style-name="P479">Any application could advertise data</text:p>
            </table:table-cell>
            <table:covered-table-cell/>
          </table:table-row>
          <table:table-row table:style-name="TableRow480">
            <table:table-cell table:style-name="TableCell481">
              <text:p text:style-name="TableContents">addInterest</text:p>
            </table:table-cell>
            <table:table-cell table:style-name="TableCell482" table:number-columns-spanned="2">
              <text:p text:style-name="P483">Any application could place an entry on blackboard, which is filled by addMessage</text:p>
            </table:table-cell>
            <table:covered-table-cell/>
          </table:table-row>
          <table:table-row table:style-name="TableRow484">
            <table:table-cell table:style-name="TableCell485">
              <text:p text:style-name="TableContents">getInterest</text:p>
            </table:table-cell>
            <table:table-cell table:style-name="TableCell486" table:number-columns-spanned="2">
              <text:p text:style-name="P487">If an application fetches the information for a given entry, this entry is removed from blackboard</text:p>
            </table:table-cell>
            <table:covered-table-cell/>
          </table:table-row>
          <table:table-row table:style-name="TableRow488">
            <table:table-cell table:style-name="TableCell489">
              <text:p text:style-name="TableContents">delInterest</text:p>
            </table:table-cell>
            <table:table-cell table:style-name="TableCell490" table:number-columns-spanned="2">
              <text:p text:style-name="P491">Any application should remove its interests from blackboard before it terminates.</text:p>
            </table:table-cell>
            <table:covered-table-cell/>
          </table:table-row>
        </table:table>
        <text:p text:style-name="Standard"/>
        <text:p text:style-name="Standard"/>
        <text:h text:style-name="P492" text:outline-level="1"><text:bookmark-start text:name="__RefHeading__1404_1067411107"/><text:bookmark-start text:name="_Toc435695606"/><text:soft-page-break/>Example<text:bookmark-end text:name="__RefHeading__1404_1067411107"/><text:bookmark-end text:name="_Toc435695606"/></text:h>
        <text:h text:style-name="Heading2" text:outline-level="2"><text:bookmark-start text:name="__RefHeading__1174_196646765"/><text:bookmark-start text:name="_Toc435695607"/>The HTML page<text:bookmark-end text:name="__RefHeading__1174_196646765"/><text:bookmark-end text:name="_Toc435695607"/></text:h>
        <table:table table:style-name="Table493">
          <table:table-columns>
            <table:table-column table:style-name="TableColumn494"/>
          </table:table-columns>
          <table:table-row table:style-name="TableRow495">
            <table:table-cell table:style-name="TableCell496">
              <text:p text:style-name="TableContents">Connect the project and load the class:<text:line-break/><text:span text:style-name="T497">aTest = myeasy.TTest( )</text:span></text:p>
            </table:table-cell>
          </table:table-row>
          <table:table-row table:style-name="TableRow498">
            <table:table-cell table:style-name="TableCell499">
              <text:p text:style-name="P500">&lt;html name="aTest" data-easy-action="{'<text:span text:style-name="T501">easyAgent.assign</text:span>':{'EasyTest/module/myeasy/TTest':{}} }"&gt;</text:p>
              <text:p text:style-name="P502"/>
            </table:table-cell>
          </table:table-row>
        </table:table>
        <text:p text:style-name="Standard"/>
        <text:p text:style-name="Standard"/>
        <table:table table:style-name="Table503">
          <table:table-columns>
            <table:table-column table:style-name="TableColumn504"/>
          </table:table-columns>
          <table:table-row table:style-name="TableRow505">
            <table:table-cell table:style-name="TableCell506">
              <text:p text:style-name="TableContents">Connect the table tag to the TTest object<text:line-break/><text:span text:style-name="T507">aTable <text:s text:c="19"/>= aTest.get_selected( index=-1, visble_items=20, visible_block=8)</text:span><text:span text:style-name="T508"><text:line-break/>aTable.dictionary = aTable.get_header( )</text:span></text:p>
              <text:p text:style-name="TableContents">The event <text:s/>is generated for each table row with the update directive to update the inner HTML of the element with name<text:s/><text:span text:style-name="T509">aOutput</text:span><text:s/>inserting the selected line.</text:p>
            </table:table-cell>
          </table:table-row>
          <table:table-row table:style-name="TableRow510">
            <table:table-cell table:style-name="TableCell511">
              <text:p text:style-name="P512">&lt;table name="aTable"</text:p>
              <text:p text:style-name="P513"><text:s text:c="4"/>data-easy-action =</text:p>
              <text:p text:style-name="P514"><text:s text:c="12"/>" <text:s/>{'<text:span text:style-name="T515">easyAgent.assign</text:span>' <text:s text:c="5"/>:{'aTest.get_selected':{'index':'-1', 'visible_items':'20', 'visible_block':'8'} },</text:p>
              <text:p text:style-name="P516"><text:s text:c="17"/>'<text:span text:style-name="T517">easyAgent.dictionary</text:span>': 'aTable.get_header',</text:p>
              <text:p text:style-name="P518"><text:s text:c="17"/>'<text:span text:style-name="T519">update</text:span>' <text:s text:c="23"/>: {'aOutput.innerHTML':'aTable.data-table-selected'} }"</text:p>
              <text:p text:style-name="P520"><text:s text:c="4"/>data-table-selected = "{selected}"&gt;</text:p>
              <text:p text:style-name="P521"/>
            </table:table-cell>
          </table:table-row>
        </table:table>
        <text:p text:style-name="Standard"/>
        <text:p text:style-name="Standard"/>
        <table:table table:style-name="Table522">
          <table:table-columns>
            <table:table-column table:style-name="TableColumn523"/>
          </table:table-columns>
          <table:table-row table:style-name="TableRow524">
            <table:table-cell table:style-name="TableCell525">
              <text:p text:style-name="TableContents">The {table_caption} is replaced by the header text<text:line-break/>The data-easy-template is used to define the output of the header column</text:p>
            </table:table-cell>
          </table:table-row>
          <table:table-row table:style-name="TableRow526">
            <table:table-cell table:style-name="TableCell527">
              <text:p text:style-name="P528">&lt;caption&gt;{table_caption}&lt;/caption&gt;</text:p>
              <text:p text:style-name="P529">&lt;thead&gt;</text:p>
              <text:p text:style-name="P530"><text:s text:c="8"/>&lt;tr<text:s/><text:span text:style-name="T531">data-easy-template</text:span>="{'table-rows':[':']}"&gt;</text:p>
              <text:p text:style-name="P532"><text:s text:c="16"/>&lt;th<text:s/><text:span text:style-name="T533">data-easy-template</text:span>="{'table-columns':[':']}"&gt;{}&lt;/th&gt;</text:p>
              <text:p text:style-name="P534"><text:s text:c="8"/>&lt;/tr&gt;</text:p>
              <text:p text:style-name="P535">&lt;/thead&gt;</text:p>
              <text:p text:style-name="P536"/>
            </table:table-cell>
          </table:table-row>
        </table:table>
        <text:p text:style-name="Standard"/>
        <text:p text:style-name="Standard"/>
        <table:table table:style-name="Table537">
          <table:table-columns>
            <table:table-column table:style-name="TableColumn538"/>
          </table:table-columns>
          <table:table-row table:style-name="TableRow539">
            <table:table-cell table:style-name="TableCell540">
              <text:p text:style-name="TableContents">The data-easy-template is used to define the output of the table rows. The tag with the type directive is used for output of integer values</text:p>
            </table:table-cell>
          </table:table-row>
          <table:table-row table:style-name="TableRow541">
            <table:table-cell table:style-name="TableCell542">
              <text:p text:style-name="P543">&lt;body&gt;</text:p>
              <text:p text:style-name="P544"><text:s text:c="8"/>&lt;tr<text:s/><text:span text:style-name="T545">data-easy-template</text:span>="{'table-rows':[':']}"&gt;</text:p>
              <text:p text:style-name="P546"><text:s text:c="16"/>&lt;td<text:s/><text:span text:style-name="T547">data-easy-template</text:span>="{'type':'int'}" style="text-align:right;"&gt;{}&lt;/td&gt;</text:p>
              <text:p text:style-name="P548"><text:s text:c="16"/>&lt;td<text:s/><text:span text:style-name="T549">data-easy-template</text:span>="{'table-columns':[':']}"&gt;{}&lt;/td&gt;</text:p>
              <text:p text:style-name="P550"><text:s text:c="8"/>&lt;/tr&gt;</text:p>
              <text:p text:style-name="P551">&lt;/tbody&gt;</text:p>
              <text:p text:style-name="P552"/>
            </table:table-cell>
          </table:table-row>
        </table:table>
        <text:p text:style-name="Standard"/>
        <text:h text:style-name="Heading2" text:outline-level="2"/>
        <text:h text:style-name="P553" text:outline-level="2"><text:bookmark-start text:name="__RefHeading__1176_196646765"/><text:bookmark-start text:name="_Toc435695608"/><text:soft-page-break/>The Application<text:bookmark-end text:name="__RefHeading__1176_196646765"/><text:bookmark-end text:name="_Toc435695608"/></text:h>
        <table:table table:style-name="Table554">
          <table:table-columns>
            <table:table-column table:style-name="TableColumn555"/>
          </table:table-columns>
          <table:table-row table:style-name="TableRow556">
            <table:table-cell table:style-name="TableCell557">
              <text:p text:style-name="TableContents">The main program to test the application- You could test your application with the following command:</text:p>
              <text:p text:style-name="P558">&gt; python myeasy.py</text:p>
            </table:table-cell>
          </table:table-row>
          <table:table-row table:style-name="TableRow559">
            <table:table-cell table:style-name="TableCell560">
              <text:p text:style-name="P561">if __name__ == '__main__':</text:p>
              <text:p text:style-name="P562"><text:s text:c="4"/>aTest = TTest()</text:p>
              <text:p text:style-name="P563"><text:s text:c="4"/>aTest.printTable()</text:p>
              <text:p text:style-name="P564"/>
            </table:table-cell>
          </table:table-row>
        </table:table>
        <text:p text:style-name="Standard"/>
        <text:p text:style-name="Standard"/>
        <text:p text:style-name="Standard"/>
        <table:table table:style-name="Table565">
          <table:table-columns>
            <table:table-column table:style-name="TableColumn566"/>
          </table:table-columns>
          <table:table-row table:style-name="TableRow567">
            <table:table-cell table:style-name="TableCell568">
              <text:p text:style-name="TableContents">The class definition, which correspond to the assign statement. The table has two columns and 20 rows and the dictionary entry {table_caption:MyTable}</text:p>
            </table:table-cell>
          </table:table-row>
          <table:table-row table:style-name="TableRow569">
            <table:table-cell table:style-name="TableCell570">
              <text:p text:style-name="P571">class TTest (TTable):</text:p>
              <text:p text:style-name="P572"><text:s text:c="4"/># initialize a table</text:p>
              <text:p text:style-name="P573"><text:s text:c="4"/>def __init__(self):</text:p>
              <text:p text:style-name="P574"><text:s text:c="8"/>super().__init__(['Column1', 'Column2'], 'MyTable')</text:p>
              <text:p text:style-name="P575"><text:s text:c="8"/>for i in range(20):</text:p>
              <text:p text:style-name="P576"><text:s text:c="12"/>self.append(['value-{}.1'.format(i), 'value-{}.2'.format(i)])</text:p>
              <text:p text:style-name="P577"/>
            </table:table-cell>
          </table:table-row>
        </table:table>
        <text:p text:style-name="Standard"/>
        <text:p text:style-name="Standard"/>
        <table:table table:style-name="Table578">
          <table:table-columns>
            <table:table-column table:style-name="TableColumn579"/>
          </table:table-columns>
          <table:table-row table:style-name="TableRow580">
            <table:table-cell table:style-name="TableCell581">
              <text:p text:style-name="TableContents">The following method is called for each click in the table.</text:p>
            </table:table-cell>
          </table:table-row>
          <table:table-row table:style-name="TableRow582">
            <table:table-cell table:style-name="TableCell583">
              <text:p text:style-name="P584"><text:s text:c="4"/>def get_selected(self, index=-1, visible_items=None, visible_block=None):</text:p>
              <text:p text:style-name="P585"><text:s text:c="9"/>return TTable.get_selected(self, index=index, visible_items=visible_items, visible_block=visible_block)</text:p>
              <text:p text:style-name="P586"/>
            </table:table-cell>
          </table:table-row>
        </table:table>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AP Sans 2007 Light" svg:font-family="SAP Sans 2007 Light" style:font-family-generic="roman" style:font-pitch="variable"/>
    <style:font-face style:name="SAPFolioLight" svg:font-family="SAPFolioLight" style:font-family-generic="roman" style:font-pitch="variable"/>
    <style:font-face style:name="BentonSans Book" svg:font-family="BentonSans Book" style:font-family-generic="system" style:font-pitch="variable" svg:panose-1="2 0 5 3 0 0 0 2 0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bottom="0.0833in"/>
      <style:text-properties style:font-name-asian="Times New Roman" fo:font-weight="bold" style:font-weight-asian="bold" style:font-weight-complex="bold" fo:color="#E8662B" fo:font-size="22pt" style:font-size-asian="22pt" style:font-size-complex="14pt" fo:hyphenate="false"/>
    </style:style>
    <style:style style:name="Heading2" style:display-name="Heading 2" style:family="paragraph" style:parent-style-name="Standard" style:next-style-name="Textbody" style:default-outline-level="2">
      <style:paragraph-properties fo:keep-with-next="always" fo:keep-together="always" fo:margin-top="0.0395in" fo:margin-bottom="0.0784in" fo:line-height="150%" fo:margin-left="0.0395in">
        <style:tab-stops/>
      </style:paragraph-properties>
      <style:text-properties style:font-name-asian="Times New Roman" fo:font-weight="bold" style:font-weight-asian="bold" style:font-weight-complex="bold" fo:color="#E8662B" fo:font-size="16pt" style:font-size-asian="16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style:text-properties style:font-name-asian="Times New Roman" fo:font-weight="bold" style:font-weight-asian="bold" style:font-weight-complex="bold" fo:font-style="italic" style:font-style-asian="italic" fo:hyphenate="false"/>
    </style:style>
    <style:style style:name="Heading4" style:display-name="Heading 4" style:family="paragraph" style:parent-style-name="Standard" style:next-style-name="Textbody" style:default-outline-level="4">
      <style:paragraph-properties fo:keep-with-next="always" fo:keep-together="always"/>
      <style:text-properties style:font-name-asian="Times New Roman"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fo:font-size="12pt" style:font-size-asian="12pt" style:font-size-complex="11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20pt" style:font-size-asian="20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fo:margin-bottom="0.1388in"/>
      <style:text-properties fo:font-weight="bold" style:font-weight-asian="bold" style:font-weight-complex="bold" fo:color="#F0AB00" fo:font-size="9pt" style:font-size-asian="9pt" style:font-size-complex="9pt" fo:hyphenate="false"/>
    </style:style>
    <style:style style:name="Index" style:display-name="Index" style:family="paragraph" style:parent-style-name="Standard">
      <style:paragraph-properties text:number-lines="false"/>
      <style:text-properties style:font-name-complex="Mangal" fo:hyphenate="false"/>
    </style:style>
    <style:style style:name="BalloonText" style:display-name="Balloon Text" style:family="paragraph" style:parent-style-name="Standard">
      <style:text-properties style:font-name="Tahoma" style:font-name-asian="Times New Roman" style:font-name-complex="Tahoma" fo:font-size="8pt" style:font-size-asian="8pt" style:font-size-complex="8pt"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NoSpacing" style:display-name="No Spacing" style:family="paragraph">
      <style:paragraph-properties fo:widows="2" fo:orphans="2"/>
      <style:text-properties fo:font-size="11pt" style:font-size-asian="11pt" style:font-size-complex="11pt" style:language-asian="en" style:country-asian="US" fo:hyphenate="false"/>
    </style:style>
    <style:style style:name="ListParagraph" style:display-name="List Paragraph" style:family="paragraph" style:parent-style-name="Standard">
      <style:paragraph-properties fo:margin-left="0.5513in">
        <style:tab-stops>
          <style:tab-stop style:type="left" style:position="0.1972in"/>
          <style:tab-stop style:type="left" style:position="0.3937in"/>
          <style:tab-stop style:type="left" style:position="0.5909in"/>
        </style:tab-stops>
      </style:paragraph-properties>
      <style:text-properties fo:hyphenate="false"/>
    </style:style>
    <style:style style:name="Subtitle" style:display-name="Subtitle" style:family="paragraph" style:parent-style-name="Standard" style:next-style-name="Textbody">
      <style:paragraph-properties fo:margin-top="0.0694in"/>
      <style:text-properties style:font-name-asian="Times New Roman" fo:font-weight="bold" style:font-weight-asian="bold" fo:font-style="italic" style:font-style-asian="italic" style:font-style-complex="italic" fo:color="#000000" fo:letter-spacing="0.0104in" fo:font-size="8pt" style:font-size-asian="8pt" style:font-size-complex="12pt" fo:hyphenate="false"/>
    </style:style>
    <style:style style:name="TOC" style:display-name="TOC" style:family="paragraph" style:parent-style-name="Standard">
      <style:paragraph-properties fo:margin-top="0.6666in"/>
      <style:text-properties style:font-name-complex="Arial" fo:font-weight="bold" style:font-weight-asian="bold" fo:text-transform="uppercase" fo:font-size="16pt" style:font-size-asian="16pt" style:font-size-complex="20pt" fo:hyphenate="false"/>
    </style:style>
    <style:style style:name="Contents1" style:display-name="Contents 1" style:family="paragraph" style:parent-style-name="Standard">
      <style:paragraph-properties fo:margin-top="0.0833in">
        <style:tab-stops>
          <style:tab-stop style:type="right" style:leader-style="dotted" style:leader-text="." style:position="6.6861in"/>
        </style:tab-stops>
      </style:paragraph-properties>
      <style:text-properties fo:font-weight="bold" style:font-weight-asian="bold" fo:text-transform="uppercase" fo:hyphenate="false"/>
    </style:style>
    <style:style style:name="Contents2" style:display-name="Contents 2" style:family="paragraph" style:parent-style-name="Standard">
      <style:paragraph-properties fo:margin-left="0.1965in">
        <style:tab-stops>
          <style:tab-stop style:type="right" style:leader-style="dotted" style:leader-text="." style:position="6.4965in"/>
        </style:tab-stops>
      </style:paragraph-properties>
      <style:text-properties fo:font-weight="bold" style:font-weight-asian="bold" fo:hyphenate="false"/>
    </style:style>
    <style:style style:name="Contents3" style:display-name="Contents 3" style:family="paragraph" style:parent-style-name="Standard">
      <style:paragraph-properties fo:margin-left="0.393in">
        <style:tab-stops>
          <style:tab-stop style:type="right" style:leader-style="dotted" style:leader-text="." style:position="6.3in"/>
        </style:tab-stops>
      </style:paragraph-properties>
      <style:text-properties fo:hyphenate="false"/>
    </style:style>
    <style:style style:name="Title" style:display-name="Title" style:family="paragraph" style:parent-style-name="Standard" style:next-style-name="Subtitle">
      <style:text-properties style:font-name-asian="Times New Roman" fo:font-weight="bold" style:font-weight-asian="bold" style:font-weight-complex="bold" fo:letter-spacing="0.0034in" fo:font-size="20pt" style:font-size-asian="20pt" style:font-size-complex="26pt" fo:hyphenate="false"/>
    </style:style>
    <style:style style:name="_Cover_Subtitle" style:display-name="_Cover_Subtitle" style:family="paragraph" style:parent-style-name="Standard">
      <style:text-properties style:font-name-complex="Arial" fo:font-size="18pt" style:font-size-asian="18pt" style:font-size-complex="26pt" fo:hyphenate="false"/>
    </style:style>
    <style:style style:name="BodyCopy" style:display-name="BodyCopy" style:family="paragraph" style:parent-style-name="Standard">
      <style:text-properties fo:hyphenate="false"/>
    </style:style>
    <style:style style:name="Copyright" style:display-name="Copyright" style:family="paragraph" style:parent-style-name="Standard">
      <style:paragraph-properties fo:keep-together="always" fo:margin-bottom="0.059in" style:line-height-at-least="0.0972in">
        <style:tab-stops>
          <style:tab-stop style:type="left" style:position="0.059in"/>
        </style:tab-stops>
      </style:paragraph-properties>
      <style:text-properties style:font-name-complex="SAP Sans 2007 Light" fo:color="#000000" fo:font-size="5.5pt" style:font-size-asian="5.5pt" style:font-size-complex="5.5pt" fo:hyphenate="false"/>
    </style:style>
    <style:style style:name="Bullet_1" style:display-name="Bullet_1" style:family="paragraph" style:parent-style-name="ListParagraph">
      <style:text-properties fo:hyphenate="false"/>
    </style:style>
    <style:style style:name="Bullet_2" style:display-name="Bullet_2" style:family="paragraph" style:parent-style-name="ListParagraph">
      <style:text-properties fo:hyphenate="false"/>
    </style:style>
    <style:style style:name="Bullet_3" style:display-name="Bullet_3" style:family="paragraph" style:parent-style-name="ListParagraph">
      <style:paragraph-properties fo:margin-left="0.5909in" fo:text-indent="-0.1972in">
        <style:tab-stops>
          <style:tab-stop style:type="left" style:position="0.1576in"/>
          <style:tab-stop style:type="left" style:position="0.3541in"/>
          <style:tab-stop style:type="left" style:position="0.5513in"/>
        </style:tab-stops>
      </style:paragraph-properties>
      <style:text-properties fo:hyphenate="false"/>
    </style:style>
    <style:style style:name="Graphic_BodyCopy" style:display-name="Graphic_BodyCopy" style:family="paragraph" style:parent-style-name="Standard">
      <style:paragraph-properties fo:line-height="0.1805in"/>
      <style:text-properties style:font-name-asian="Times New Roman" fo:font-size="8pt" style:font-size-asian="8pt" style:font-size-complex="8pt" fo:hyphenate="false"/>
    </style:style>
    <style:style style:name="Graphic_Bullet_1" style:display-name="Graphic_Bullet_1" style:family="paragraph" style:parent-style-name="Bullet_1">
      <style:text-properties fo:font-size="8pt" style:font-size-asian="8pt" style:font-size-complex="8pt" fo:hyphenate="false"/>
    </style:style>
    <style:style style:name="Graphic_Headline" style:display-name="Graphic_Headline" style:family="paragraph" style:parent-style-name="Graphic_BodyCopy">
      <style:text-properties fo:font-weight="bold" style:font-weight-asian="bold" fo:hyphenate="false"/>
    </style:style>
    <style:style style:name="Introduction" style:display-name="Introduction" style:family="paragraph" style:parent-style-name="Standard">
      <style:paragraph-properties fo:margin-bottom="0.0833in" fo:line-height="0.2083in"/>
      <style:text-properties style:font-name-asian="Times New Roman" fo:color="#000000" fo:font-size="11pt" style:font-size-asian="11pt" style:font-size-complex="10pt" fo:language="en" fo:country="GB" fo:hyphenate="false"/>
    </style:style>
    <style:style style:name="Table_BodCcopy" style:display-name="Table_BodCcopy" style:family="paragraph" style:parent-style-name="Standard">
      <style:text-properties fo:font-size="9pt" style:font-size-asian="9pt" fo:hyphenate="false"/>
    </style:style>
    <style:style style:name="Table_Bullet" style:display-name="Table_Bullet" style:family="paragraph" style:parent-style-name="Graphic_Bullet_1">
      <style:text-properties fo:font-size="9pt" style:font-size-asian="9pt" style:font-size-complex="10pt" fo:hyphenate="false"/>
    </style:style>
    <style:style style:name="Table_Subheadline" style:display-name="Table_Subheadline" style:family="paragraph" style:parent-style-name="Standard">
      <style:text-properties fo:color="#000000" fo:hyphenate="false"/>
    </style:style>
    <style:style style:name="Table_Headline" style:display-name="Table_Headline" style:family="paragraph" style:parent-style-name="Standard">
      <style:text-properties fo:font-weight="bold" style:font-weight-asian="bold" fo:hyphenate="false"/>
    </style:style>
    <style:style style:name="_Copyright" style:display-name="99_Copyright" style:family="paragraph" style:parent-style-name="Standard">
      <style:paragraph-properties fo:keep-together="always" fo:margin-bottom="0.059in" style:line-height-at-least="0.0972in">
        <style:tab-stops>
          <style:tab-stop style:type="left" style:position="0.059in"/>
        </style:tab-stops>
      </style:paragraph-properties>
      <style:text-properties style:font-name="SAP Sans 2007 Light" style:font-name-complex="SAP Sans 2007 Light" fo:color="#000000" fo:font-size="5.5pt" style:font-size-asian="5.5pt" style:font-size-complex="5.5pt" fo:hyphenate="false"/>
    </style:style>
    <style:style style:name="Contents4" style:display-name="Contents 4" style:family="paragraph" style:parent-style-name="Standard">
      <style:paragraph-properties fo:margin-bottom="0.0694in" fo:margin-left="0.5895in">
        <style:tab-stops>
          <style:tab-stop style:type="right" style:leader-style="dotted" style:leader-text="." style:position="6.1034in"/>
        </style:tab-stops>
      </style:paragraph-properties>
      <style:text-properties fo:font-style="italic" style:font-style-asian="italic" fo:hyphenate="false"/>
    </style:style>
    <style:style style:name="_Cover_Title" style:display-name="_Cover_Title" style:family="paragraph" style:parent-style-name="Title">
      <style:text-properties fo:hyphenate="false"/>
    </style:style>
    <style:style style:name="Copyright_deutsch" style:display-name="Copyright_deutsch" style:family="paragraph">
      <style:paragraph-properties fo:widows="2" fo:orphans="2"/>
      <style:text-properties style:font-name="SAPFolioLight" style:font-name-asian="Times New Roman" fo:font-size="9pt" style:font-size-asian="9pt" fo:language="en" fo:country="GB" style:language-asian="en" style:country-asian="US" fo:hyphenate="false"/>
    </style:style>
    <style:style style:name="NormalWeb" style:display-name="Normal (Web)" style:family="paragraph" style:parent-style-name="Standard">
      <style:paragraph-properties fo:margin-top="0.0194in" fo:margin-bottom="0.0694in"/>
      <style:text-properties style:font-size-complex="12pt" style:language-asian="de" style:country-asian="DE" fo:hyphenate="false"/>
    </style:style>
    <style:style style:name="_Copyright0" style:display-name="// 99_Copyright" style:family="paragraph" style:parent-style-name="Standard">
      <style:paragraph-properties fo:keep-together="always" fo:margin-bottom="0.059in" style:line-height-at-least="0.0833in">
        <style:tab-stops>
          <style:tab-stop style:type="left" style:position="0.059in"/>
        </style:tab-stops>
      </style:paragraph-properties>
      <style:text-properties style:font-name="BentonSans Book" style:font-name-complex="BentonSans Book" fo:color="#000000" fo:font-size="5pt" style:font-size-asian="5pt" style:font-size-complex="5pt" style:language-asian="de" style:country-asian="DE" fo:hyphenate="false"/>
    </style:style>
    <style:style style:name="_Copyright1" style:display-name="* // 99_Copyright" style:family="paragraph" style:parent-style-name="Standard">
      <style:paragraph-properties fo:keep-together="always" fo:margin-bottom="0.125in" style:line-height-at-least="0.2083in">
        <style:tab-stops>
          <style:tab-stop style:type="left" style:position="0.059in"/>
        </style:tab-stops>
      </style:paragraph-properties>
      <style:text-properties style:font-name="BentonSans Book" style:font-name-complex="BentonSans Book" fo:color="#000000" fo:font-size="11pt" style:font-size-asian="11pt" style:language-asian="de" style:country-asian="DE" fo:hyphenate="false"/>
    </style:style>
    <style:style style:name="PlainText" style:display-name="Plain Text" style:family="paragraph" style:parent-style-name="Standard">
      <style:text-properties style:font-name="Calibri" style:font-name-asian="Times New Roman" fo:font-size="11pt" style:font-size-asian="11pt" style:font-size-complex="10.5pt" fo:hyphenate="false"/>
    </style:style>
    <style:style style:name="TableContents" style:display-name="Table Contents" style:family="paragraph" style:parent-style-name="Standard">
      <style:paragraph-properties text:number-lines="false" fo:margin-top="0.0784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ignature" style:display-name="Signature" style:family="paragraph" style:parent-style-name="Standard">
      <style:paragraph-properties text:number-lines="false"/>
      <style:text-properties fo:hyphenate="false"/>
    </style:style>
    <style:style style:name="CoverTitel" style:display-name="CoverTitel" style:family="paragraph" style:parent-style-name="Heading">
      <style:text-properties fo:font-weight="bold" style:font-weight-asian="bold" fo:color="#E8662B" fo:font-size="26pt" style:font-size-asian="26pt" fo:hyphenate="false"/>
    </style:style>
    <style:style style:name="BalloonTextChar" style:display-name="Balloon Text Char" style:family="text">
      <style:text-properties style:font-name="Tahoma" style:font-name-asian="Times New Roman" style:font-name-complex="Tahoma" fo:font-size="8pt" style:font-size-asian="8pt" style:font-size-complex="8pt" fo:language="en" fo:country="US"/>
    </style:style>
    <style:style style:name="HeaderChar" style:display-name="Header Char" style:family="text" style:parent-style-name="DefaultParagraphFont"/>
    <style:style style:name="FooterChar" style:display-name="Footer Char" style:family="text" style:parent-style-name="DefaultParagraphFont"/>
    <style:style style:name="SubtitleChar" style:display-name="Subtitle Char" style:family="text">
      <style:text-properties style:font-name="Arial" style:font-name-asian="Times New Roman" style:font-name-complex="Times New Roman" fo:font-weight="bold" style:font-weight-asian="bold" style:font-style-complex="italic" fo:color="#000000" fo:letter-spacing="0.0104in" fo:font-size="8pt" style:font-size-asian="8pt" style:font-size-complex="12pt"/>
    </style:style>
    <style:style style:name="Heading1Char" style:display-name="Heading 1 Char" style:family="text">
      <style:text-properties style:font-name="Arial" style:font-name-asian="Times New Roman" fo:font-weight="bold" style:font-weight-asian="bold" style:font-weight-complex="bold" fo:font-size="16pt" style:font-size-asian="16pt" style:font-size-complex="14pt" style:language-asian="en" style:country-asian="US"/>
    </style:style>
    <style:style style:name="Heading2Char" style:display-name="Heading 2 Char" style:family="text">
      <style:text-properties style:font-name="Arial" style:font-name-asian="Times New Roman" fo:font-weight="bold" style:font-weight-asian="bold" style:font-weight-complex="bold" fo:font-size="14pt" style:font-size-asian="14pt" style:font-size-complex="13pt" style:language-asian="en" style:country-asian="US"/>
    </style:style>
    <style:style style:name="Heading3Char" style:display-name="Heading 3 Char" style:family="text">
      <style:text-properties style:font-name="Arial" style:font-name-asian="Times New Roman" style:font-name-complex="Times New Roman" fo:font-weight="bold" style:font-weight-asian="bold" style:font-weight-complex="bold" fo:font-style="italic" style:font-style-asian="italic" fo:font-size="10pt" style:font-size-asian="10pt"/>
    </style:style>
    <style:style style:name="Heading4Char" style:display-name="Heading 4 Char" style:family="text">
      <style:text-properties style:font-name="Times New Roman" style:font-name-asian="Times New Roman" style:font-name-complex="Times New Roman" style:font-weight-complex="bold" fo:font-style="italic" style:font-style-asian="italic" style:font-style-complex="italic" fo:font-size="10pt" style:font-size-asian="10pt"/>
    </style:style>
    <style:style style:name="Internetlink" style:display-name="Internet link" style:family="text">
      <style:text-properties fo:color="#666666" style:text-underline-type="single" style:text-underline-style="solid" style:text-underline-width="auto" style:text-underline-mode="continuous" style:text-underline-color="font-color"/>
    </style:style>
    <style:style style:name="TitleChar" style:display-name="Title Char" style:family="text">
      <style:text-properties style:font-name="Arial" style:font-name-asian="Times New Roman" style:font-name-complex="Times New Roman" fo:font-weight="bold" style:font-weight-asian="bold" fo:letter-spacing="0.0034in" style:letter-kerning="true" fo:font-size="20pt" style:font-size-asian="20pt" style:font-size-complex="26pt"/>
    </style:style>
    <style:style style:name="FollowedHyperlink" style:display-name="FollowedHyperlink" style:family="text" style:parent-style-name="DefaultParagraphFont">
      <style:text-properties fo:color="#999999" style:text-underline-type="single" style:text-underline-style="solid" style:text-underline-width="auto" style:text-underline-mode="continuous" style:text-underline-color="font-color"/>
    </style:style>
    <style:style style:name="PlainTextChar" style:display-name="Plain Text Char" style:family="text" style:parent-style-name="DefaultParagraphFont">
      <style:text-properties style:font-name-asian="Times New Roman" fo:font-size="11pt" style:font-size-asian="11pt" style:font-size-complex="10.5pt" fo:language="en" fo:country="US" style:language-asian="en" style:country-asian="US"/>
    </style:style>
    <style:style style:name="ListLabel1" style:display-name="ListLabel 1" style:family="text">
      <style:text-properties style:font-name-complex="Courier New"/>
    </style:style>
    <style:style style:name="ListLabel2" style:display-name="ListLabel 2" style:family="text">
      <style:text-properties style:text-underline-type="none" style:text-underline-color="font-color"/>
    </style:style>
    <style:style style:name="ListLabel3" style:display-name="ListLabel 3" style:family="text">
      <style:text-properties fo:font-size="12pt" style:font-size-asian="12pt" style:font-size-complex="12pt"/>
    </style:style>
    <style:style style:name="ListLabel4" style:display-name="ListLabel 4" style:family="text">
      <style:text-properties style:font-name-complex="Courier New" fo:color="#44697D"/>
    </style:style>
    <style:style style:name="ListLabel5" style:display-name="ListLabel 5" style:family="text">
      <style:text-properties fo:color="#00000A" style:text-underline-type="none" style:text-underline-color="font-color"/>
    </style:style>
    <style:style style:name="ListLabel6" style:display-name="ListLabel 6" style:family="text">
      <style:text-properties fo:color="#00000A"/>
    </style:style>
    <style:style style:name="ListLabel7" style:display-name="ListLabel 7" style:family="text">
      <style:text-properties style:font-name-complex="Calibri"/>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text-underline-type="none" style:text-underline-color="font-color"/>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2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2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2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2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2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2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2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3LVL1" style:family="text">
      <style:text-properties style:font-name="Symbol" fo:font-size="12pt" style:font-size-asian="12pt" style:font-size-complex="12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3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3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3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3LVL5" text:bullet-char="o">
        <style:list-level-properties text:space-before="2.3479in" text:min-label-width="0.25in" text:list-level-position-and-space-mode="label-alignment">
          <style:list-level-label-alignment text:label-followed-by="listtab" fo:margin-left="2.5979in" fo:text-indent="-0.25in"/>
        </style:list-level-properties>
        <style:text-properties style:font-name="Courier New"/>
      </text:list-level-style-bullet>
      <text:list-level-style-bullet text:level="6" text:style-name="WW_CharLFO3LVL6" text:bullet-char="">
        <style:list-level-properties text:space-before="2.8479in" text:min-label-width="0.25in" text:list-level-position-and-space-mode="label-alignment">
          <style:list-level-label-alignment text:label-followed-by="listtab" fo:margin-left="3.0979in" fo:text-indent="-0.25in"/>
        </style:list-level-properties>
        <style:text-properties style:font-name="Wingdings"/>
      </text:list-level-style-bullet>
      <text:list-level-style-bullet text:level="7" text:style-name="WW_CharLFO3LVL7" text:bullet-char="">
        <style:list-level-properties text:space-before="3.3479in" text:min-label-width="0.25in" text:list-level-position-and-space-mode="label-alignment">
          <style:list-level-label-alignment text:label-followed-by="listtab" fo:margin-left="3.5979in" fo:text-indent="-0.25in"/>
        </style:list-level-properties>
        <style:text-properties style:font-name="Symbol"/>
      </text:list-level-style-bullet>
      <text:list-level-style-bullet text:level="8" text:style-name="WW_CharLFO3LVL8" text:bullet-char="o">
        <style:list-level-properties text:space-before="3.8479in" text:min-label-width="0.25in" text:list-level-position-and-space-mode="label-alignment">
          <style:list-level-label-alignment text:label-followed-by="listtab" fo:margin-left="4.0979in" fo:text-indent="-0.25in"/>
        </style:list-level-properties>
        <style:text-properties style:font-name="Courier New"/>
      </text:list-level-style-bullet>
      <text:list-level-style-bullet text:level="9" text:style-name="WW_CharLFO3LVL9" text:bullet-char="">
        <style:list-level-properties text:space-before="4.3479in" text:min-label-width="0.25in" text:list-level-position-and-space-mode="label-alignment">
          <style:list-level-label-alignment text:label-followed-by="listtab" fo:margin-left="4.5979in" fo:text-indent="-0.25in"/>
        </style:list-level-properties>
        <style:text-properties style:font-name="Wingdings"/>
      </text:list-level-style-bullet>
    </text:list-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2" style:family="text">
      <style:text-properties style:font-name="Symbol" style:font-name-complex="Courier New" fo:color="#44697D"/>
    </style:style>
    <style:style style:name="WW_CharLFO5LVL3" style:family="text">
      <style:text-properties style:font-name="Courier New"/>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5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3" text:style-name="WW_CharLFO5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LVL2" style:family="text">
      <style:text-properties style:font-name="Symbol" style:font-name-complex="Courier New" fo:color="#44697D"/>
    </style:style>
    <style:style style:name="WW_CharLFO6LVL3" style:family="text">
      <style:text-properties style:font-name="Courier New"/>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6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3" text:style-name="WW_CharLFO6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style:text-underline-type="none" style:text-underline-color="font-color"/>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7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7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7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7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7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7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7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8LVL1" style:family="text">
      <style:text-properties style:font-name="Symbol" fo:font-size="12pt" style:font-size-asian="12pt" style:font-size-complex="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8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8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8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8LVL5" text:bullet-char="o">
        <style:list-level-properties text:space-before="2.3479in" text:min-label-width="0.25in" text:list-level-position-and-space-mode="label-alignment">
          <style:list-level-label-alignment text:label-followed-by="listtab" fo:margin-left="2.5979in" fo:text-indent="-0.25in"/>
        </style:list-level-properties>
        <style:text-properties style:font-name="Courier New"/>
      </text:list-level-style-bullet>
      <text:list-level-style-bullet text:level="6" text:style-name="WW_CharLFO8LVL6" text:bullet-char="">
        <style:list-level-properties text:space-before="2.8479in" text:min-label-width="0.25in" text:list-level-position-and-space-mode="label-alignment">
          <style:list-level-label-alignment text:label-followed-by="listtab" fo:margin-left="3.0979in" fo:text-indent="-0.25in"/>
        </style:list-level-properties>
        <style:text-properties style:font-name="Wingdings"/>
      </text:list-level-style-bullet>
      <text:list-level-style-bullet text:level="7" text:style-name="WW_CharLFO8LVL7" text:bullet-char="">
        <style:list-level-properties text:space-before="3.3479in" text:min-label-width="0.25in" text:list-level-position-and-space-mode="label-alignment">
          <style:list-level-label-alignment text:label-followed-by="listtab" fo:margin-left="3.5979in" fo:text-indent="-0.25in"/>
        </style:list-level-properties>
        <style:text-properties style:font-name="Symbol"/>
      </text:list-level-style-bullet>
      <text:list-level-style-bullet text:level="8" text:style-name="WW_CharLFO8LVL8" text:bullet-char="o">
        <style:list-level-properties text:space-before="3.8479in" text:min-label-width="0.25in" text:list-level-position-and-space-mode="label-alignment">
          <style:list-level-label-alignment text:label-followed-by="listtab" fo:margin-left="4.0979in" fo:text-indent="-0.25in"/>
        </style:list-level-properties>
        <style:text-properties style:font-name="Courier New"/>
      </text:list-level-style-bullet>
      <text:list-level-style-bullet text:level="9" text:style-name="WW_CharLFO8LVL9" text:bullet-char="">
        <style:list-level-properties text:space-before="4.3479in" text:min-label-width="0.25in" text:list-level-position-and-space-mode="label-alignment">
          <style:list-level-label-alignment text:label-followed-by="listtab" fo:margin-left="4.5979in" fo:text-indent="-0.25in"/>
        </style:list-level-properties>
        <style:text-properties style:font-name="Wingdings"/>
      </text:list-level-style-bullet>
    </text:list-style>
    <style:style style:name="WW_CharLFO9LVL1" style:family="text">
      <style:text-properties style:font-name="Symbol" fo:font-size="12pt" style:font-size-asian="12pt" style:font-size-complex="12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9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9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9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9LVL5" text:bullet-char="o">
        <style:list-level-properties text:space-before="2.3479in" text:min-label-width="0.25in" text:list-level-position-and-space-mode="label-alignment">
          <style:list-level-label-alignment text:label-followed-by="listtab" fo:margin-left="2.5979in" fo:text-indent="-0.25in"/>
        </style:list-level-properties>
        <style:text-properties style:font-name="Courier New"/>
      </text:list-level-style-bullet>
      <text:list-level-style-bullet text:level="6" text:style-name="WW_CharLFO9LVL6" text:bullet-char="">
        <style:list-level-properties text:space-before="2.8479in" text:min-label-width="0.25in" text:list-level-position-and-space-mode="label-alignment">
          <style:list-level-label-alignment text:label-followed-by="listtab" fo:margin-left="3.0979in" fo:text-indent="-0.25in"/>
        </style:list-level-properties>
        <style:text-properties style:font-name="Wingdings"/>
      </text:list-level-style-bullet>
      <text:list-level-style-bullet text:level="7" text:style-name="WW_CharLFO9LVL7" text:bullet-char="">
        <style:list-level-properties text:space-before="3.3479in" text:min-label-width="0.25in" text:list-level-position-and-space-mode="label-alignment">
          <style:list-level-label-alignment text:label-followed-by="listtab" fo:margin-left="3.5979in" fo:text-indent="-0.25in"/>
        </style:list-level-properties>
        <style:text-properties style:font-name="Symbol"/>
      </text:list-level-style-bullet>
      <text:list-level-style-bullet text:level="8" text:style-name="WW_CharLFO9LVL8" text:bullet-char="o">
        <style:list-level-properties text:space-before="3.8479in" text:min-label-width="0.25in" text:list-level-position-and-space-mode="label-alignment">
          <style:list-level-label-alignment text:label-followed-by="listtab" fo:margin-left="4.0979in" fo:text-indent="-0.25in"/>
        </style:list-level-properties>
        <style:text-properties style:font-name="Courier New"/>
      </text:list-level-style-bullet>
      <text:list-level-style-bullet text:level="9" text:style-name="WW_CharLFO9LVL9" text:bullet-char="">
        <style:list-level-properties text:space-before="4.3479in" text:min-label-width="0.25in" text:list-level-position-and-space-mode="label-alignment">
          <style:list-level-label-alignment text:label-followed-by="listtab" fo:margin-left="4.5979in" fo:text-indent="-0.25in"/>
        </style:list-level-properties>
        <style:text-properties style:font-name="Wingdings"/>
      </text:list-level-style-bullet>
    </text:list-style>
    <style:style style:name="WW_CharLFO10LVL1" style:family="text">
      <style:text-properties style:font-name="Symbol" style:text-underline-type="none" style:text-underline-color="font-color"/>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10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10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0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0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0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0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0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11LVL1" style:family="text">
      <style:text-properties style:font-name="Symbol" style:text-underline-type="none" style:text-underline-color="font-color"/>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11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11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1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1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1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1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1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12LVL1" style:family="text">
      <style:text-properties style:font-name="Symbol" fo:color="#00000A" style:text-underline-type="none" style:text-underline-color="font-color"/>
    </style:style>
    <style:style style:name="WW_CharLFO12LVL2" style:family="text">
      <style:text-properties style:font-name="Symbol" style:font-name-complex="Courier New"/>
    </style:style>
    <style:style style:name="WW_CharLFO12LVL3" style:family="text">
      <style:text-properties style:font-name="Courier New"/>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3" text:style-name="WW_CharLFO12LVL3"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4" text:style-name="WW_CharLFO12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2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2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2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2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2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13LVL1" style:family="text">
      <style:text-properties style:font-name="Symbol" fo:color="#00000A" style:text-underline-type="none" style:text-underline-color="font-color"/>
    </style:style>
    <style:style style:name="WW_CharLFO13LVL2" style:family="text">
      <style:text-properties style:font-name="Symbol"/>
    </style:style>
    <style:style style:name="WW_CharLFO13LVL3" style:family="text">
      <style:text-properties style:font-name="Courier New"/>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3937in" text:min-label-width="0in" text:list-level-position-and-space-mode="label-alignment">
          <style:list-level-label-alignment text:label-followed-by="listtab" fo:margin-left="0.1972in" fo:text-indent="0.1965in"/>
        </style:list-level-properties>
        <style:text-properties style:font-name="Symbol"/>
      </text:list-level-style-bullet>
      <text:list-level-style-bullet text:level="3" text:style-name="WW_CharLFO13LVL3"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4" text:style-name="WW_CharLFO13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3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3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3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3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3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Wingdings"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0" svg:viewBox="0 0 20 30" svg:d="m10 0-10 30h20z"/>
    <draw:marker draw:name="a14" svg:viewBox="0 0 20 30" svg:d="m10 0-10 30h20z"/>
    <draw:marker draw:name="a2" svg:viewBox="0 0 20 30" svg:d="m10 0-10 30h20z"/>
    <draw:marker draw:name="a16" svg:viewBox="0 0 20 30" svg:d="m10 0-10 30h20z"/>
    <draw:marker draw:name="a4" svg:viewBox="0 0 20 30" svg:d="m10 0-10 30h20z"/>
    <draw:marker draw:name="a18" svg:viewBox="0 0 20 30" svg:d="m10 0-10 30h20z"/>
    <draw:marker draw:name="a30" svg:viewBox="0 0 20 30" svg:d="m10 0-10 30h20z"/>
    <draw:marker draw:name="a24" svg:viewBox="0 0 20 30" svg:d="m10 0-10 30h20z"/>
    <draw:marker draw:name="a6" svg:viewBox="0 0 20 30" svg:d="m10 0-10 30h20z"/>
    <draw:marker draw:name="a28" svg:viewBox="0 0 20 30" svg:d="m10 0-10 30h20z"/>
    <draw:marker draw:name="a38" svg:viewBox="0 0 20 30" svg:d="m10 0-10 30h20z"/>
    <draw:marker draw:name="a44" svg:viewBox="0 0 20 30" svg:d="m10 0-10 30h20z"/>
    <draw:marker draw:name="a46" svg:viewBox="0 0 20 30" svg:d="m10 0-10 30h20z"/>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395in"/>
      </style:footer-style>
    </style:page-layout>
    <style:style style:name="P2" style:parent-style-name="Title" style:family="paragraph">
      <style:paragraph-properties>
        <style:tab-stops>
          <style:tab-stop style:type="right" style:position="6.6937in"/>
        </style:tab-stops>
      </style:paragraph-properties>
    </style:style>
    <style:style style:name="T3" style:parent-style-name="DefaultParagraphFont" style:family="text">
      <style:text-properties fo:font-weight="normal" style:font-weight-asian="normal" fo:text-transform="uppercase" fo:font-size="9pt" style:font-size-asian="9pt" style:font-size-complex="9pt"/>
    </style:style>
    <style:style style:name="T4" style:parent-style-name="DefaultParagraphFont" style:family="text">
      <style:text-properties fo:font-size="9pt" style:font-size-asian="9pt" style:font-size-complex="9pt"/>
    </style:style>
    <style:style style:name="P5" style:parent-style-name="Footer" style:family="paragraph">
      <style:paragraph-properties>
        <style:tab-stops>
          <style:tab-stop style:type="right" style:position="6.6937in"/>
        </style:tab-stops>
      </style:paragraph-properties>
    </style:style>
    <style:style style:name="T6" style:parent-style-name="DefaultParagraphFont" style:family="text">
      <style:text-properties fo:font-size="9pt" style:font-size-asian="9pt" style:font-size-complex="9pt"/>
    </style:style>
    <style:style style:name="P7" style:parent-style-name="Standard" style:family="paragraph">
      <style:paragraph-properties fo:text-align="end"/>
    </style:style>
    <style:style style:name="P8" style:parent-style-name="Footer" style:family="paragraph">
      <style:paragraph-properties>
        <style:tab-stops>
          <style:tab-stop style:type="center" style:position="3.15in"/>
          <style:tab-stop style:type="right" style:position="6.6937in"/>
        </style:tab-stops>
      </style:paragraph-properties>
    </style:style>
    <style:page-layout style:name="PL1">
      <style:page-layout-properties fo:page-width="8.268in" fo:page-height="11.693in" style:print-orientation="portrait" fo:margin-top="0.7875in" fo:margin-left="0.7875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1972in"/>
      </style:footer-style>
    </style:page-layout>
    <style:style style:name="P11" style:parent-style-name="Title" style:family="paragraph">
      <style:paragraph-properties>
        <style:tab-stops>
          <style:tab-stop style:type="right" style:position="6.6937in"/>
        </style:tab-stops>
      </style:paragraph-properties>
      <style:text-properties fo:font-weight="normal" style:font-weight-asian="normal" fo:text-transform="uppercase" fo:font-size="9pt" style:font-size-asian="9pt" style:font-size-complex="9pt"/>
    </style:style>
    <style:style style:name="P12" style:parent-style-name="Footer" style:family="paragraph">
      <style:paragraph-properties>
        <style:tab-stops>
          <style:tab-stop style:type="right" style:position="6.6937in"/>
        </style:tab-stops>
      </style:paragraph-properties>
    </style:style>
    <style:style style:name="T13" style:parent-style-name="DefaultParagraphFont" style:family="text">
      <style:text-properties fo:font-size="9pt" style:font-size-asian="9pt" style:font-size-complex="9pt"/>
    </style:style>
  </office:automatic-styles>
  <office:master-styles>
    <style:master-page style:name="MP0" style:page-layout-name="PL0">
      <style:header>
        <text:p text:style-name="P2"><text:span text:style-name="T3">Easy Server Pages</text:span><text:span text:style-name="T4"><text:tab/></text:span></text:p>
      </style:header>
      <style:footer>
        <text:p text:style-name="P5"><text:span text:style-name="T6"><text:tab/><text:s/></text:span><text:page-number text:fixed="false">15</text:page-number></text:p>
      </style:footer>
    </style:master-page>
    <style:master-page style:next-style-name="MP0" style:name="MPF0" style:page-layout-name="PL0">
      <style:footer>
        <text:p text:style-name="P7"><text:tab/><text:tab/></text:p>
        <text:p text:style-name="Footer"/>
        <text:p text:style-name="P8"><text:tab/><text:tab/></text:p>
      </style:footer>
    </style:master-page>
    <style:master-page style:name="MP1" style:page-layout-name="PL1">
      <style:header>
        <text:p text:style-name="P11">Easy Server Pages</text:p>
      </style:header>
      <style:footer>
        <text:p text:style-name="Footer"><text:tab/></text:p>
        <text:p text:style-name="P12"><text:tab/><text:span text:style-name="T13"><text:s/></text:span><text:page-number text:fixed="false">1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Zedlitz, Albert</meta:initial-creator>
    <dc:creator>Zedlitz, Albert</dc:creator>
    <meta:creation-date>2015-11-19T10:29:00Z</meta:creation-date>
    <dc:date>2015-11-20T09:02:00Z</dc:date>
    <meta:print-date>2013-03-18T12:50:00Z</meta:print-date>
    <meta:template xlink:href="Normal.dotm" xlink:type="simple"/>
    <meta:editing-cycles>21</meta:editing-cycles>
    <meta:editing-duration>PT0S</meta:editing-duration>
    <meta:user-defined meta:name="AppVersion">14.0000</meta:user-defined>
    <meta:user-defined meta:name="Company">S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6" meta:paragraph-count="33" meta:word-count="2276" meta:character-count="16584" meta:row-count="119" meta:non-whitespace-character-count="14341"/>
  </office:meta>
</office:document-meta>
</file>